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168cm"/>
    </style:style>
    <style:style style:name="co3" style:family="table-column">
      <style:table-column-properties fo:break-before="auto" style:column-width="35.38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433-3015</text:p>
          </table:table-cell>
          <table:table-cell office:value-type="string">
            <text:p>ENGENHARIAS III <text:s text:c="34"/></text:p>
          </table:table-cell>
          <table:table-cell office:value-type="string">
            <text:p>?The ?International Journal of Advanced Manufacturing Technology (Interne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528</text:p>
          </table:table-cell>
          <table:table-cell office:value-type="string">
            <text:p>ENGENHARIAS III <text:s text:c="34"/></text:p>
          </table:table-cell>
          <table:table-cell office:value-type="string">
            <text:p>@rquivos da Fundação Otorrinolaring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872</text:p>
          </table:table-cell>
          <table:table-cell office:value-type="string">
            <text:p>ENGENHARIAS III <text:s text:c="34"/></text:p>
          </table:table-cell>
          <table:table-cell office:value-type="string">
            <text:p>@rquivos internacionais de otorrinolaring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336</text:p>
          </table:table-cell>
          <table:table-cell office:value-type="string">
            <text:p>ENGENHARIAS III <text:s text:c="34"/></text:p>
          </table:table-cell>
          <table:table-cell office:value-type="string">
            <text:p>A Terceira 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1423</text:p>
          </table:table-cell>
          <table:table-cell office:value-type="string">
            <text:p>ENGENHARIAS III <text:s text:c="34"/></text:p>
          </table:table-cell>
          <table:table-cell office:value-type="string">
            <text:p>AAPG Bulleti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6-7434</text:p>
          </table:table-cell>
          <table:table-cell office:value-type="string">
            <text:p>ENGENHARIAS III <text:s text:c="34"/></text:p>
          </table:table-cell>
          <table:table-cell office:value-type="string">
            <text:p>ABCM Newslett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14</text:p>
          </table:table-cell>
          <table:table-cell office:value-type="string">
            <text:p>ENGENHARIAS III <text:s text:c="34"/></text:p>
          </table:table-cell>
          <table:table-cell office:value-type="string">
            <text:p>ABCustos (São Leopoldo, R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52</text:p>
          </table:table-cell>
          <table:table-cell office:value-type="string">
            <text:p>ENGENHARIAS III <text:s text:c="34"/></text:p>
          </table:table-cell>
          <table:table-cell office:value-type="string">
            <text:p>Ação Ambiental (UF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59</text:p>
          </table:table-cell>
          <table:table-cell office:value-type="string">
            <text:p>ENGENHARIAS III <text:s text:c="34"/></text:p>
          </table:table-cell>
          <table:table-cell office:value-type="string">
            <text:p>Ação Ergonôm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325X</text:p>
          </table:table-cell>
          <table:table-cell office:value-type="string">
            <text:p>ENGENHARIAS III <text:s text:c="34"/></text:p>
          </table:table-cell>
          <table:table-cell office:value-type="string">
            <text:p>ACI Materials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4309</text:p>
          </table:table-cell>
          <table:table-cell office:value-type="string">
            <text:p>ENGENHARIAS III <text:s text:c="34"/></text:p>
          </table:table-cell>
          <table:table-cell office:value-type="string">
            <text:p>ACM Transactions on Design Automation of Electronic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8188</text:p>
          </table:table-cell>
          <table:table-cell office:value-type="string">
            <text:p>ENGENHARIAS III <text:s text:c="34"/></text:p>
          </table:table-cell>
          <table:table-cell office:value-type="string">
            <text:p>ACM Transactions on Information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ENGENHARIAS III <text:s text:c="34"/></text:p>
          </table:table-cell>
          <table:table-cell office:value-type="string">
            <text:p>Acta Amazon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765</text:p>
          </table:table-cell>
          <table:table-cell office:value-type="string">
            <text:p>ENGENHARIAS III <text:s text:c="34"/></text:p>
          </table:table-cell>
          <table:table-cell office:value-type="string">
            <text:p>Acta Astronau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061</text:p>
          </table:table-cell>
          <table:table-cell office:value-type="string">
            <text:p>ENGENHARIAS III <text:s text:c="34"/></text:p>
          </table:table-cell>
          <table:table-cell office:value-type="string">
            <text:p>Acta Biomaterial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ENGENHARIAS III <text:s text:c="34"/></text:p>
          </table:table-cell>
          <table:table-cell office:value-type="string">
            <text:p>Acta Botanica Brasíl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ENGENHARIAS III <text:s text:c="34"/></text:p>
          </table:table-cell>
          <table:table-cell office:value-type="string">
            <text:p>Acta Cirúrgic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95</text:p>
          </table:table-cell>
          <table:table-cell office:value-type="string">
            <text:p>ENGENHARIAS III <text:s text:c="34"/></text:p>
          </table:table-cell>
          <table:table-cell office:value-type="string">
            <text:p>Acta Fisiatric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95-6572</text:p>
          </table:table-cell>
          <table:table-cell office:value-type="string">
            <text:p>ENGENHARIAS III <text:s text:c="34"/></text:p>
          </table:table-cell>
          <table:table-cell office:value-type="string">
            <text:p>Acta Geophysica (Dru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770</text:p>
          </table:table-cell>
          <table:table-cell office:value-type="string">
            <text:p>ENGENHARIAS III <text:s text:c="34"/></text:p>
          </table:table-cell>
          <table:table-cell office:value-type="string">
            <text:p>Acta OR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ENGENHARIAS III <text:s text:c="34"/></text:p>
          </table:table-cell>
          <table:table-cell office:value-type="string">
            <text:p>Acta Ortopédic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ENGENHARIAS III <text:s text:c="34"/></text:p>
          </table:table-cell>
          <table:table-cell office:value-type="string">
            <text:p>Acta Paulista de Enfermagem (UNIFE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1928</text:p>
          </table:table-cell>
          <table:table-cell office:value-type="string">
            <text:p>ENGENHARIAS III <text:s text:c="34"/></text:p>
          </table:table-cell>
          <table:table-cell office:value-type="string">
            <text:p>Acustica United with Acta Acus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0027</text:p>
          </table:table-cell>
          <table:table-cell office:value-type="string">
            <text:p>ENGENHARIAS III <text:s text:c="34"/></text:p>
          </table:table-cell>
          <table:table-cell office:value-type="string">
            <text:p>Adernaâ Fizika / Journal of Nuclear Phys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929</text:p>
          </table:table-cell>
          <table:table-cell office:value-type="string">
            <text:p>ENGENHARIAS III <text:s text:c="34"/></text:p>
          </table:table-cell>
          <table:table-cell office:value-type="string">
            <text:p>Adm. MADE (Universidade Estácio de S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607</text:p>
          </table:table-cell>
          <table:table-cell office:value-type="string">
            <text:p>ENGENHARIAS III <text:s text:c="34"/></text:p>
          </table:table-cell>
          <table:table-cell office:value-type="string">
            <text:p>Adsorption (Bost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757</text:p>
          </table:table-cell>
          <table:table-cell office:value-type="string">
            <text:p>ENGENHARIAS III <text:s text:c="34"/></text:p>
          </table:table-cell>
          <table:table-cell office:value-type="string">
            <text:p>Adsorption (Dordrecht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1656</text:p>
          </table:table-cell>
          <table:table-cell office:value-type="string">
            <text:p>ENGENHARIAS III <text:s text:c="34"/></text:p>
          </table:table-cell>
          <table:table-cell office:value-type="string">
            <text:p>Advanced Engineering Materia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9648</text:p>
          </table:table-cell>
          <table:table-cell office:value-type="string">
            <text:p>ENGENHARIAS III <text:s text:c="34"/></text:p>
          </table:table-cell>
          <table:table-cell office:value-type="string">
            <text:p>Advanced Materials (Weinheim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831</text:p>
          </table:table-cell>
          <table:table-cell office:value-type="string">
            <text:p>ENGENHARIAS III <text:s text:c="34"/></text:p>
          </table:table-cell>
          <table:table-cell office:value-type="string">
            <text:p>Advanced Powder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1864</text:p>
          </table:table-cell>
          <table:table-cell office:value-type="string">
            <text:p>ENGENHARIAS III <text:s text:c="34"/></text:p>
          </table:table-cell>
          <table:table-cell office:value-type="string">
            <text:p>Advanced Robo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4-1658</text:p>
          </table:table-cell>
          <table:table-cell office:value-type="string">
            <text:p>ENGENHARIAS III <text:s text:c="34"/></text:p>
          </table:table-cell>
          <table:table-cell office:value-type="string">
            <text:p>Advances and Applications in Discrete Me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7197</text:p>
          </table:table-cell>
          <table:table-cell office:value-type="string">
            <text:p>ENGENHARIAS III <text:s text:c="34"/></text:p>
          </table:table-cell>
          <table:table-cell office:value-type="string">
            <text:p>Advances in Cemen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9978</text:p>
          </table:table-cell>
          <table:table-cell office:value-type="string">
            <text:p>ENGENHARIAS III <text:s text:c="34"/></text:p>
          </table:table-cell>
          <table:table-cell office:value-type="string">
            <text:p>Advances in Engineering Software (199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0-2439</text:p>
          </table:table-cell>
          <table:table-cell office:value-type="string">
            <text:p>ENGENHARIAS III <text:s text:c="34"/></text:p>
          </table:table-cell>
          <table:table-cell office:value-type="string">
            <text:p>Advances in Materials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5824</text:p>
          </table:table-cell>
          <table:table-cell office:value-type="string">
            <text:p>ENGENHARIAS III <text:s text:c="34"/></text:p>
          </table:table-cell>
          <table:table-cell office:value-type="string">
            <text:p>Advances in Powder Metallurgy and Particulate Materials (Cessou em 1992. Cont. ISSN 1546-7724 Advances in Powder Metallurgy &amp; Particulate Materials (1993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2-0356</text:p>
          </table:table-cell>
          <table:table-cell office:value-type="string">
            <text:p>ENGENHARIAS III <text:s text:c="34"/></text:p>
          </table:table-cell>
          <table:table-cell office:value-type="string">
            <text:p>Advances in Science and Techn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177</text:p>
          </table:table-cell>
          <table:table-cell office:value-type="string">
            <text:p>ENGENHARIAS III <text:s text:c="34"/></text:p>
          </table:table-cell>
          <table:table-cell office:value-type="string">
            <text:p>Advances in Spac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3438</text:p>
          </table:table-cell>
          <table:table-cell office:value-type="string">
            <text:p>ENGENHARIAS III <text:s text:c="34"/></text:p>
          </table:table-cell>
          <table:table-cell office:value-type="string">
            <text:p>Advances in the Astronaut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5463</text:p>
          </table:table-cell>
          <table:table-cell office:value-type="string">
            <text:p>ENGENHARIAS III <text:s text:c="34"/></text:p>
          </table:table-cell>
          <table:table-cell office:value-type="string">
            <text:p>Advances in Transportation Stud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7649</text:p>
          </table:table-cell>
          <table:table-cell office:value-type="string">
            <text:p>ENGENHARIAS III <text:s text:c="34"/></text:p>
          </table:table-cell>
          <table:table-cell office:value-type="string">
            <text:p>Aerlines (Amsterda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9240</text:p>
          </table:table-cell>
          <table:table-cell office:value-type="string">
            <text:p>ENGENHARIAS III <text:s text:c="34"/></text:p>
          </table:table-cell>
          <table:table-cell office:value-type="string">
            <text:p>Aeronautical Journal (196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0-9638</text:p>
          </table:table-cell>
          <table:table-cell office:value-type="string">
            <text:p>ENGENHARIAS III <text:s text:c="34"/></text:p>
          </table:table-cell>
          <table:table-cell office:value-type="string">
            <text:p>Aerospace Science and Technology (Imprimé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05X</text:p>
          </table:table-cell>
          <table:table-cell office:value-type="string">
            <text:p>ENGENHARIAS III <text:s text:c="34"/></text:p>
          </table:table-cell>
          <table:table-cell office:value-type="string">
            <text:p>Agitprop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97</text:p>
          </table:table-cell>
          <table:table-cell office:value-type="string">
            <text:p>ENGENHARIAS III <text:s text:c="34"/></text:p>
          </table:table-cell>
          <table:table-cell office:value-type="string">
            <text:p>Agrária (Recif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6793</text:p>
          </table:table-cell>
          <table:table-cell office:value-type="string">
            <text:p>ENGENHARIAS III <text:s text:c="34"/></text:p>
          </table:table-cell>
          <table:table-cell office:value-type="string">
            <text:p>Agricultura em São Paulo (Impresso) (Cessou em 2006. Cont. ISSN 1981-4771 Revista de Economia Agrícol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298</text:p>
          </table:table-cell>
          <table:table-cell office:value-type="string">
            <text:p>ENGENHARIAS III <text:s text:c="34"/></text:p>
          </table:table-cell>
          <table:table-cell office:value-type="string">
            <text:p>Agroanalysis (FGV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04</text:p>
          </table:table-cell>
          <table:table-cell office:value-type="string">
            <text:p>ENGENHARIAS III <text:s text:c="34"/></text:p>
          </table:table-cell>
          <table:table-cell office:value-type="string">
            <text:p>Águas Subterrânea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1452</text:p>
          </table:table-cell>
          <table:table-cell office:value-type="string">
            <text:p>ENGENHARIAS III <text:s text:c="34"/></text:p>
          </table:table-cell>
          <table:table-cell office:value-type="string">
            <text:p>AIAA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1541</text:p>
          </table:table-cell>
          <table:table-cell office:value-type="string">
            <text:p>ENGENHARIAS III <text:s text:c="34"/></text:p>
          </table:table-cell>
          <table:table-cell office:value-type="string">
            <text:p>AIChE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3X</text:p>
          </table:table-cell>
          <table:table-cell office:value-type="string">
            <text:p>ENGENHARIAS III <text:s text:c="34"/></text:p>
          </table:table-cell>
          <table:table-cell office:value-type="string">
            <text:p>AIP Conference Proceedin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8-5504</text:p>
          </table:table-cell>
          <table:table-cell office:value-type="string">
            <text:p>ENGENHARIAS III <text:s text:c="34"/></text:p>
          </table:table-cell>
          <table:table-cell office:value-type="string">
            <text:p>Akamon Management Review (Toky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591</text:p>
          </table:table-cell>
          <table:table-cell office:value-type="string">
            <text:p>ENGENHARIAS III <text:s text:c="34"/></text:p>
          </table:table-cell>
          <table:table-cell office:value-type="string">
            <text:p>Alcance (UNIVALI)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24</text:p>
          </table:table-cell>
          <table:table-cell office:value-type="string">
            <text:p>ENGENHARIAS III <text:s text:c="34"/></text:p>
          </table:table-cell>
          <table:table-cell office:value-type="string">
            <text:p>Alicer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2180</text:p>
          </table:table-cell>
          <table:table-cell office:value-type="string">
            <text:p>ENGENHARIAS III <text:s text:c="34"/></text:p>
          </table:table-cell>
          <table:table-cell office:value-type="string">
            <text:p>Alimentos Ciencia e Ingenier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058</text:p>
          </table:table-cell>
          <table:table-cell office:value-type="string">
            <text:p>ENGENHARIAS III <text:s text:c="34"/></text:p>
          </table:table-cell>
          <table:table-cell office:value-type="string">
            <text:p>Amazônia (Banco da Amazônia.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621</text:p>
          </table:table-cell>
          <table:table-cell office:value-type="string">
            <text:p>ENGENHARIAS III <text:s text:c="34"/></text:p>
          </table:table-cell>
          <table:table-cell office:value-type="string">
            <text:p>Ambiente Construíd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76</text:p>
          </table:table-cell>
          <table:table-cell office:value-type="string">
            <text:p>ENGENHARIAS III <text:s text:c="34"/></text:p>
          </table:table-cell>
          <table:table-cell office:value-type="string">
            <text:p>Ambiente Construído (São Paul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ENGENHARIAS III <text:s text:c="34"/></text:p>
          </table:table-cell>
          <table:table-cell office:value-type="string">
            <text:p>Ambiente e Sociedade (Campina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12</text:p>
          </table:table-cell>
          <table:table-cell office:value-type="string">
            <text:p>ENGENHARIAS III <text:s text:c="34"/></text:p>
          </table:table-cell>
          <table:table-cell office:value-type="string">
            <text:p>American Ceramic Society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586</text:p>
          </table:table-cell>
          <table:table-cell office:value-type="string">
            <text:p>ENGENHARIAS III <text:s text:c="34"/></text:p>
          </table:table-cell>
          <table:table-cell office:value-type="string">
            <text:p>American Journal of Rhinology (Cessou em 2008. Cont. ISSN 1945-8924 American Journal of Rhinology &amp; Aller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189</text:p>
          </table:table-cell>
          <table:table-cell office:value-type="string">
            <text:p>ENGENHARIAS III <text:s text:c="34"/></text:p>
          </table:table-cell>
          <table:table-cell office:value-type="string">
            <text:p>Anais - SIMPE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ENGENHARIAS III <text:s text:c="34"/></text:p>
          </table:table-cell>
          <table:table-cell office:value-type="string">
            <text:p>Anais Brasileiros de Dermat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80</text:p>
          </table:table-cell>
          <table:table-cell office:value-type="string">
            <text:p>ENGENHARIAS III <text:s text:c="34"/></text:p>
          </table:table-cell>
          <table:table-cell office:value-type="string">
            <text:p>Análise (PUCR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924</text:p>
          </table:table-cell>
          <table:table-cell office:value-type="string">
            <text:p>ENGENHARIAS III <text:s text:c="34"/></text:p>
          </table:table-cell>
          <table:table-cell office:value-type="string">
            <text:p>Análise Econômica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1030</text:p>
          </table:table-cell>
          <table:table-cell office:value-type="string">
            <text:p>ENGENHARIAS III <text:s text:c="34"/></text:p>
          </table:table-cell>
          <table:table-cell office:value-type="string">
            <text:p>Analog Integrated Circuits and Signal Proces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ENGENHARIAS III <text:s text:c="34"/></text:p>
          </table:table-cell>
          <table:table-cell office:value-type="string">
            <text:p>Analytic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3-4324</text:p>
          </table:table-cell>
          <table:table-cell office:value-type="string">
            <text:p>ENGENHARIAS III <text:s text:c="34"/></text:p>
          </table:table-cell>
          <table:table-cell office:value-type="string">
            <text:p>Analytica Chimica Act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ENGENHARIAS III <text:s text:c="34"/></text:p>
          </table:table-cell>
          <table:table-cell office:value-type="string">
            <text:p>Analyt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ENGENHARIAS III <text:s text:c="34"/></text:p>
          </table:table-cell>
          <table:table-cell office:value-type="string">
            <text:p>Analytical and Bioanalytic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0-6340</text:p>
          </table:table-cell>
          <table:table-cell office:value-type="string">
            <text:p>ENGENHARIAS III <text:s text:c="34"/></text:p>
          </table:table-cell>
          <table:table-cell office:value-type="string">
            <text:p>Analy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2443</text:p>
          </table:table-cell>
          <table:table-cell office:value-type="string">
            <text:p>ENGENHARIAS III <text:s text:c="34"/></text:p>
          </table:table-cell>
          <table:table-cell office:value-type="string">
            <text:p>Annals of Mathematics and Artificial Intellig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49</text:p>
          </table:table-cell>
          <table:table-cell office:value-type="string">
            <text:p>ENGENHARIAS III <text:s text:c="34"/></text:p>
          </table:table-cell>
          <table:table-cell office:value-type="string">
            <text:p>Annals of Nuclear 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5330</text:p>
          </table:table-cell>
          <table:table-cell office:value-type="string">
            <text:p>ENGENHARIAS III <text:s text:c="34"/></text:p>
          </table:table-cell>
          <table:table-cell office:value-type="string">
            <text:p>Annals of Opera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338</text:p>
          </table:table-cell>
          <table:table-cell office:value-type="string">
            <text:p>ENGENHARIAS III <text:s text:c="34"/></text:p>
          </table:table-cell>
          <table:table-cell office:value-type="string">
            <text:p>Annals of Operations Research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4-2665</text:p>
          </table:table-cell>
          <table:table-cell office:value-type="string">
            <text:p>ENGENHARIAS III <text:s text:c="34"/></text:p>
          </table:table-cell>
          <table:table-cell office:value-type="string">
            <text:p>Annals of the Faculty of Engineering Hunedoara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157</text:p>
          </table:table-cell>
          <table:table-cell office:value-type="string">
            <text:p>ENGENHARIAS III <text:s text:c="34"/></text:p>
          </table:table-cell>
          <table:table-cell office:value-type="string">
            <text:p>Annals of the Institute of Statistical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169</text:p>
          </table:table-cell>
          <table:table-cell office:value-type="string">
            <text:p>ENGENHARIAS III <text:s text:c="34"/></text:p>
          </table:table-cell>
          <table:table-cell office:value-type="string">
            <text:p>Anuário da Produção Acadêmica Docente (Anhanguera Educacional. Valinh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759</text:p>
          </table:table-cell>
          <table:table-cell office:value-type="string">
            <text:p>ENGENHARIAS III <text:s text:c="34"/></text:p>
          </table:table-cell>
          <table:table-cell office:value-type="string">
            <text:p>Anuário do Instituto de Geociências (UFRJ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2-8630</text:p>
          </table:table-cell>
          <table:table-cell office:value-type="string">
            <text:p>ENGENHARIAS III <text:s text:c="34"/></text:p>
          </table:table-cell>
          <table:table-cell office:value-type="string">
            <text:p>Applicable Analysis and Discrete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2X</text:p>
          </table:table-cell>
          <table:table-cell office:value-type="string">
            <text:p>ENGENHARIAS III <text:s text:c="34"/></text:p>
          </table:table-cell>
          <table:table-cell office:value-type="string">
            <text:p>Applied Acou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2322</text:p>
          </table:table-cell>
          <table:table-cell office:value-type="string">
            <text:p>ENGENHARIAS III <text:s text:c="34"/></text:p>
          </table:table-cell>
          <table:table-cell office:value-type="string">
            <text:p>Applied Bionics and Biomechan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860X</text:p>
          </table:table-cell>
          <table:table-cell office:value-type="string">
            <text:p>ENGENHARIAS III <text:s text:c="34"/></text:p>
          </table:table-cell>
          <table:table-cell office:value-type="string">
            <text:p>Applied Catalysis. A, Gener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3373</text:p>
          </table:table-cell>
          <table:table-cell office:value-type="string">
            <text:p>ENGENHARIAS III <text:s text:c="34"/></text:p>
          </table:table-cell>
          <table:table-cell office:value-type="string">
            <text:p>Applied Catalysis. B, Environment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1317</text:p>
          </table:table-cell>
          <table:table-cell office:value-type="string">
            <text:p>ENGENHARIAS III <text:s text:c="34"/></text:p>
          </table:table-cell>
          <table:table-cell office:value-type="string">
            <text:p>Applied Clay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89X</text:p>
          </table:table-cell>
          <table:table-cell office:value-type="string">
            <text:p>ENGENHARIAS III <text:s text:c="34"/></text:p>
          </table:table-cell>
          <table:table-cell office:value-type="string">
            <text:p>Applied Composite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46</text:p>
          </table:table-cell>
          <table:table-cell office:value-type="string">
            <text:p>ENGENHARIAS III <text:s text:c="34"/></text:p>
          </table:table-cell>
          <table:table-cell office:value-type="string">
            <text:p>Applied Econom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2619</text:p>
          </table:table-cell>
          <table:table-cell office:value-type="string">
            <text:p>ENGENHARIAS III <text:s text:c="34"/></text:p>
          </table:table-cell>
          <table:table-cell office:value-type="string">
            <text:p>Applied Ener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70</text:p>
          </table:table-cell>
          <table:table-cell office:value-type="string">
            <text:p>ENGENHARIAS III <text:s text:c="34"/></text:p>
          </table:table-cell>
          <table:table-cell office:value-type="string">
            <text:p>Applied Ergo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6228</text:p>
          </table:table-cell>
          <table:table-cell office:value-type="string">
            <text:p>ENGENHARIAS III <text:s text:c="34"/></text:p>
          </table:table-cell>
          <table:table-cell office:value-type="string">
            <text:p>Applied Geography (Sevenoak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904X</text:p>
          </table:table-cell>
          <table:table-cell office:value-type="string">
            <text:p>ENGENHARIAS III <text:s text:c="34"/></text:p>
          </table:table-cell>
          <table:table-cell office:value-type="string">
            <text:p>Applied Mathematical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ENGENHARIAS III <text:s text:c="34"/></text:p>
          </table:table-cell>
          <table:table-cell office:value-type="string">
            <text:p>Applied Mathematics and Compu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9659</text:p>
          </table:table-cell>
          <table:table-cell office:value-type="string">
            <text:p>ENGENHARIAS III <text:s text:c="34"/></text:p>
          </table:table-cell>
          <table:table-cell office:value-type="string">
            <text:p>Applied Mathematics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9336</text:p>
          </table:table-cell>
          <table:table-cell office:value-type="string">
            <text:p>ENGENHARIAS III <text:s text:c="34"/></text:p>
          </table:table-cell>
          <table:table-cell office:value-type="string">
            <text:p>Applied Mechanics and Materi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00</text:p>
          </table:table-cell>
          <table:table-cell office:value-type="string">
            <text:p>ENGENHARIAS III <text:s text:c="34"/></text:p>
          </table:table-cell>
          <table:table-cell office:value-type="string">
            <text:p>Applied Mechanics Revi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274</text:p>
          </table:table-cell>
          <table:table-cell office:value-type="string">
            <text:p>ENGENHARIAS III <text:s text:c="34"/></text:p>
          </table:table-cell>
          <table:table-cell office:value-type="string">
            <text:p>Applied Numerical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187</text:p>
          </table:table-cell>
          <table:table-cell office:value-type="string">
            <text:p>ENGENHARIAS III <text:s text:c="34"/></text:p>
          </table:table-cell>
          <table:table-cell office:value-type="string">
            <text:p>Applied Ocea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ENGENHARIAS III <text:s text:c="34"/></text:p>
          </table:table-cell>
          <table:table-cell office:value-type="string">
            <text:p>Applied Optics (Cessou em 1989. Foi desdobrado em três: ISSN 1540-8973 Applied Optics. Information Processing, Applied Optics. Optical Technology e Applied Optics. Lasers and Photonic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ENGENHARIAS III <text:s text:c="34"/></text:p>
          </table:table-cell>
          <table:table-cell office:value-type="string">
            <text:p>Applied Physics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8396</text:p>
          </table:table-cell>
          <table:table-cell office:value-type="string">
            <text:p>ENGENHARIAS III <text:s text:c="34"/></text:p>
          </table:table-cell>
          <table:table-cell office:value-type="string">
            <text:p>Applied Physics. A, Materials Science &amp; Proces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0-6395</text:p>
          </table:table-cell>
          <table:table-cell office:value-type="string">
            <text:p>ENGENHARIAS III <text:s text:c="34"/></text:p>
          </table:table-cell>
          <table:table-cell office:value-type="string">
            <text:p>Applied Rhe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4946</text:p>
          </table:table-cell>
          <table:table-cell office:value-type="string">
            <text:p>ENGENHARIAS III <text:s text:c="34"/></text:p>
          </table:table-cell>
          <table:table-cell office:value-type="string">
            <text:p>Applied Soft Comput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1904</text:p>
          </table:table-cell>
          <table:table-cell office:value-type="string">
            <text:p>ENGENHARIAS III <text:s text:c="34"/></text:p>
          </table:table-cell>
          <table:table-cell office:value-type="string">
            <text:p>Applied Stochastic Models in Business and Indu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ENGENHARIAS III <text:s text:c="34"/></text:p>
          </table:table-cell>
          <table:table-cell office:value-type="string">
            <text:p>Applied Surface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311</text:p>
          </table:table-cell>
          <table:table-cell office:value-type="string">
            <text:p>ENGENHARIAS III <text:s text:c="34"/></text:p>
          </table:table-cell>
          <table:table-cell office:value-type="string">
            <text:p>Applied Therm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6165</text:p>
          </table:table-cell>
          <table:table-cell office:value-type="string">
            <text:p>ENGENHARIAS III <text:s text:c="34"/></text:p>
          </table:table-cell>
          <table:table-cell office:value-type="string">
            <text:p>Aquatic Ge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1533</text:p>
          </table:table-cell>
          <table:table-cell office:value-type="string">
            <text:p>ENGENHARIAS III <text:s text:c="34"/></text:p>
          </table:table-cell>
          <table:table-cell office:value-type="string">
            <text:p>Archive of Applied Mechanics (199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5075</text:p>
          </table:table-cell>
          <table:table-cell office:value-type="string">
            <text:p>ENGENHARIAS III <text:s text:c="34"/></text:p>
          </table:table-cell>
          <table:table-cell office:value-type="string">
            <text:p>Archives of Acous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93</text:p>
          </table:table-cell>
          <table:table-cell office:value-type="string">
            <text:p>ENGENHARIAS III <text:s text:c="34"/></text:p>
          </table:table-cell>
          <table:table-cell office:value-type="string">
            <text:p>Archives of Physical Medicine and Rehabilit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608</text:p>
          </table:table-cell>
          <table:table-cell office:value-type="string">
            <text:p>ENGENHARIAS III <text:s text:c="34"/></text:p>
          </table:table-cell>
          <table:table-cell office:value-type="string">
            <text:p>Archives of Vi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253</text:p>
          </table:table-cell>
          <table:table-cell office:value-type="string">
            <text:p>ENGENHARIAS III <text:s text:c="34"/></text:p>
          </table:table-cell>
          <table:table-cell office:value-type="string">
            <text:p>Ariús: Revista de Ciências Humanas e Artes (UFC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ENGENHARIAS III <text:s text:c="34"/></text:p>
          </table:table-cell>
          <table:table-cell office:value-type="string">
            <text:p>Arquitexto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ENGENHARIAS III <text:s text:c="34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ENGENHARIAS III <text:s text:c="34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ENGENHARIAS III <text:s text:c="34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55</text:p>
          </table:table-cell>
          <table:table-cell office:value-type="string">
            <text:p>ENGENHARIAS III <text:s text:c="34"/></text:p>
          </table:table-cell>
          <table:table-cell office:value-type="string">
            <text:p>Arquivos Brasileiros de Neurocirur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ENGENHARIAS III <text:s text:c="34"/></text:p>
          </table:table-cell>
          <table:table-cell office:value-type="string">
            <text:p>Arquivos de Neuro-Psiquiatr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01</text:p>
          </table:table-cell>
          <table:table-cell office:value-type="string">
            <text:p>ENGENHARIAS III <text:s text:c="34"/></text:p>
          </table:table-cell>
          <table:table-cell office:value-type="string">
            <text:p>Arquivos em Movimento (UFRJ. Impresso) (Cessou em 2005. Cont. ISSN 1809-9556 Arquivos em Movimento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556</text:p>
          </table:table-cell>
          <table:table-cell office:value-type="string">
            <text:p>ENGENHARIAS III <text:s text:c="34"/></text:p>
          </table:table-cell>
          <table:table-cell office:value-type="string">
            <text:p>Arquivos em Movimento (UFRJ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0604</text:p>
          </table:table-cell>
          <table:table-cell office:value-type="string">
            <text:p>ENGENHARIAS III <text:s text:c="34"/></text:p>
          </table:table-cell>
          <table:table-cell office:value-type="string">
            <text:p>Artificial Intelligence for Engineering Design, Analysis and Manufactu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ENGENHARIAS III <text:s text:c="34"/></text:p>
          </table:table-cell>
          <table:table-cell office:value-type="string">
            <text:p>Artificial Orga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6505</text:p>
          </table:table-cell>
          <table:table-cell office:value-type="string">
            <text:p>ENGENHARIAS III <text:s text:c="34"/></text:p>
          </table:table-cell>
          <table:table-cell office:value-type="string">
            <text:p>Astroparticle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656</text:p>
          </table:table-cell>
          <table:table-cell office:value-type="string">
            <text:p>ENGENHARIAS III <text:s text:c="34"/></text:p>
          </table:table-cell>
          <table:table-cell office:value-type="string">
            <text:p>Atlân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316</text:p>
          </table:table-cell>
          <table:table-cell office:value-type="string">
            <text:p>ENGENHARIAS III <text:s text:c="34"/></text:p>
          </table:table-cell>
          <table:table-cell office:value-type="string">
            <text:p>Atmospheric Chemistry and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ENGENHARIAS III <text:s text:c="34"/></text:p>
          </table:table-cell>
          <table:table-cell office:value-type="string">
            <text:p>Atmospheric Environment (199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8095</text:p>
          </table:table-cell>
          <table:table-cell office:value-type="string">
            <text:p>ENGENHARIAS III <text:s text:c="34"/></text:p>
          </table:table-cell>
          <table:table-cell office:value-type="string">
            <text:p>Atmospheric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8-4846</text:p>
          </table:table-cell>
          <table:table-cell office:value-type="string">
            <text:p>ENGENHARIAS III <text:s text:c="34"/></text:p>
          </table:table-cell>
          <table:table-cell office:value-type="string">
            <text:p>Australian Journal of Mechanical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593</text:p>
          </table:table-cell>
          <table:table-cell office:value-type="string">
            <text:p>ENGENHARIAS III <text:s text:c="34"/></text:p>
          </table:table-cell>
          <table:table-cell office:value-type="string">
            <text:p>Autonomous Robo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ENGENHARIAS III <text:s text:c="34"/></text:p>
          </table:table-cell>
          <table:table-cell office:value-type="string">
            <text:p>Avaliação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184</text:p>
          </table:table-cell>
          <table:table-cell office:value-type="string">
            <text:p>ENGENHARIAS III <text:s text:c="34"/></text:p>
          </table:table-cell>
          <table:table-cell office:value-type="string">
            <text:p>Avances en Energías Renovables y Medio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ENGENHARIAS III <text:s text:c="34"/></text:p>
          </table:table-cell>
          <table:table-cell office:value-type="string">
            <text:p>Bahia Analise &amp; D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845</text:p>
          </table:table-cell>
          <table:table-cell office:value-type="string">
            <text:p>ENGENHARIAS III <text:s text:c="34"/></text:p>
          </table:table-cell>
          <table:table-cell office:value-type="string">
            <text:p>Banas Qualidade (Cessou em 2003. Cont. ISSN 1679-9690 Falando em Qualida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692</text:p>
          </table:table-cell>
          <table:table-cell office:value-type="string">
            <text:p>ENGENHARIAS III <text:s text:c="34"/></text:p>
          </table:table-cell>
          <table:table-cell office:value-type="string">
            <text:p>BAR. Brazilian Administration Review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54X</text:p>
          </table:table-cell>
          <table:table-cell office:value-type="string">
            <text:p>ENGENHARIAS III <text:s text:c="34"/></text:p>
          </table:table-cell>
          <table:table-cell office:value-type="string">
            <text:p>Base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5771</text:p>
          </table:table-cell>
          <table:table-cell office:value-type="string">
            <text:p>ENGENHARIAS III <text:s text:c="34"/></text:p>
          </table:table-cell>
          <table:table-cell office:value-type="string">
            <text:p>Benchmarking (Brad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1200</text:p>
          </table:table-cell>
          <table:table-cell office:value-type="string">
            <text:p>ENGENHARIAS III <text:s text:c="34"/></text:p>
          </table:table-cell>
          <table:table-cell office:value-type="string">
            <text:p>Biological Cyber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016</text:p>
          </table:table-cell>
          <table:table-cell office:value-type="string">
            <text:p>ENGENHARIAS III <text:s text:c="34"/></text:p>
          </table:table-cell>
          <table:table-cell office:value-type="string">
            <text:p>Biological Rhythm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9534</text:p>
          </table:table-cell>
          <table:table-cell office:value-type="string">
            <text:p>ENGENHARIAS III <text:s text:c="34"/></text:p>
          </table:table-cell>
          <table:table-cell office:value-type="string">
            <text:p>Biomass &amp; Bio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810</text:p>
          </table:table-cell>
          <table:table-cell office:value-type="string">
            <text:p>ENGENHARIAS III <text:s text:c="34"/></text:p>
          </table:table-cell>
          <table:table-cell office:value-type="string">
            <text:p>Biomassa &amp; Energia (Viço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3-3847</text:p>
          </table:table-cell>
          <table:table-cell office:value-type="string">
            <text:p>ENGENHARIAS III <text:s text:c="34"/></text:p>
          </table:table-cell>
          <table:table-cell office:value-type="string">
            <text:p>Biometrical Journal (197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44</text:p>
          </table:table-cell>
          <table:table-cell office:value-type="string">
            <text:p>ENGENHARIAS III <text:s text:c="34"/></text:p>
          </table:table-cell>
          <table:table-cell office:value-type="string">
            <text:p>Biometrika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7591</text:p>
          </table:table-cell>
          <table:table-cell office:value-type="string">
            <text:p>ENGENHARIAS III <text:s text:c="34"/></text:p>
          </table:table-cell>
          <table:table-cell office:value-type="string">
            <text:p>Bioprocess and Biosystems 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ENGENHARIAS III <text:s text:c="34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663</text:p>
          </table:table-cell>
          <table:table-cell office:value-type="string">
            <text:p>ENGENHARIAS III <text:s text:c="34"/></text:p>
          </table:table-cell>
          <table:table-cell office:value-type="string">
            <text:p>Biosensors &amp; Bio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03</text:p>
          </table:table-cell>
          <table:table-cell office:value-type="string">
            <text:p>ENGENHARIAS III <text:s text:c="34"/></text:p>
          </table:table-cell>
          <table:table-cell office:value-type="string">
            <text:p>Biota Neopropica (Edição em Portuguê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6-8372</text:p>
          </table:table-cell>
          <table:table-cell office:value-type="string">
            <text:p>ENGENHARIAS III <text:s text:c="34"/></text:p>
          </table:table-cell>
          <table:table-cell office:value-type="string">
            <text:p>Biotechnology and Bioprocess Engineering (Seoul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096</text:p>
          </table:table-cell>
          <table:table-cell office:value-type="string">
            <text:p>ENGENHARIAS III <text:s text:c="34"/></text:p>
          </table:table-cell>
          <table:table-cell office:value-type="string">
            <text:p>BJU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237</text:p>
          </table:table-cell>
          <table:table-cell office:value-type="string">
            <text:p>ENGENHARIAS III <text:s text:c="34"/></text:p>
          </table:table-cell>
          <table:table-cell office:value-type="string">
            <text:p>Blood Pressure Monito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230</text:p>
          </table:table-cell>
          <table:table-cell office:value-type="string">
            <text:p>ENGENHARIAS III <text:s text:c="34"/></text:p>
          </table:table-cell>
          <table:table-cell office:value-type="string">
            <text:p>BNDES Seto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11X</text:p>
          </table:table-cell>
          <table:table-cell office:value-type="string">
            <text:p>ENGENHARIAS III <text:s text:c="34"/></text:p>
          </table:table-cell>
          <table:table-cell office:value-type="string">
            <text:p>Boletim - Academia Paulista de Psic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60X</text:p>
          </table:table-cell>
          <table:table-cell office:value-type="string">
            <text:p>ENGENHARIAS III <text:s text:c="34"/></text:p>
          </table:table-cell>
          <table:table-cell office:value-type="string">
            <text:p>Boletim da SOBRAP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712</text:p>
          </table:table-cell>
          <table:table-cell office:value-type="string">
            <text:p>ENGENHARIAS III <text:s text:c="34"/></text:p>
          </table:table-cell>
          <table:table-cell office:value-type="string">
            <text:p>Boletim da Sociedade Paranaense de Matem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374</text:p>
          </table:table-cell>
          <table:table-cell office:value-type="string">
            <text:p>ENGENHARIAS III <text:s text:c="34"/></text:p>
          </table:table-cell>
          <table:table-cell office:value-type="string">
            <text:p>Boletim SBMAC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534</text:p>
          </table:table-cell>
          <table:table-cell office:value-type="string">
            <text:p>ENGENHARIAS III <text:s text:c="34"/></text:p>
          </table:table-cell>
          <table:table-cell office:value-type="string">
            <text:p>Boletim Técnico da Escola Politécnica da USP. BT/PM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553</text:p>
          </table:table-cell>
          <table:table-cell office:value-type="string">
            <text:p>ENGENHARIAS III <text:s text:c="34"/></text:p>
          </table:table-cell>
          <table:table-cell office:value-type="string">
            <text:p>Boletim Técnico da Escola Politécnica da USP. BT/PM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526</text:p>
          </table:table-cell>
          <table:table-cell office:value-type="string">
            <text:p>ENGENHARIAS III <text:s text:c="34"/></text:p>
          </table:table-cell>
          <table:table-cell office:value-type="string">
            <text:p>Boletim Técnico da Escola Politécnica da USP. BT/PM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41</text:p>
          </table:table-cell>
          <table:table-cell office:value-type="string">
            <text:p>ENGENHARIAS III <text:s text:c="34"/></text:p>
          </table:table-cell>
          <table:table-cell office:value-type="string">
            <text:p>Boletim Técnico da Escola Politécnica da USP. BT/PNV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68</text:p>
          </table:table-cell>
          <table:table-cell office:value-type="string">
            <text:p>ENGENHARIAS III <text:s text:c="34"/></text:p>
          </table:table-cell>
          <table:table-cell office:value-type="string">
            <text:p>Boletim Técnico da Escola Politécnica da USP. BT/P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82</text:p>
          </table:table-cell>
          <table:table-cell office:value-type="string">
            <text:p>ENGENHARIAS III <text:s text:c="34"/></text:p>
          </table:table-cell>
          <table:table-cell office:value-type="string">
            <text:p>Boletim Técnico da Faculdade de Tecnologia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751</text:p>
          </table:table-cell>
          <table:table-cell office:value-type="string">
            <text:p>ENGENHARIAS III <text:s text:c="34"/></text:p>
          </table:table-cell>
          <table:table-cell office:value-type="string">
            <text:p>Boletim Técnico da Produção de Petróle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304</text:p>
          </table:table-cell>
          <table:table-cell office:value-type="string">
            <text:p>ENGENHARIAS III <text:s text:c="34"/></text:p>
          </table:table-cell>
          <table:table-cell office:value-type="string">
            <text:p>Boletim Técnico Organização &amp; Estraté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3175</text:p>
          </table:table-cell>
          <table:table-cell office:value-type="string">
            <text:p>ENGENHARIAS III <text:s text:c="34"/></text:p>
          </table:table-cell>
          <table:table-cell office:value-type="string">
            <text:p>Boletín de la Sociedad Española de Cerámica y Vidri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314</text:p>
          </table:table-cell>
          <table:table-cell office:value-type="string">
            <text:p>ENGENHARIAS III <text:s text:c="34"/></text:p>
          </table:table-cell>
          <table:table-cell office:value-type="string">
            <text:p>Boundary - Layer Meteo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4475</text:p>
          </table:table-cell>
          <table:table-cell office:value-type="string">
            <text:p>ENGENHARIAS III <text:s text:c="34"/></text:p>
          </table:table-cell>
          <table:table-cell office:value-type="string">
            <text:p>Brandbrief (Utrech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983</text:p>
          </table:table-cell>
          <table:table-cell office:value-type="string">
            <text:p>ENGENHARIAS III <text:s text:c="34"/></text:p>
          </table:table-cell>
          <table:table-cell office:value-type="string">
            <text:p>Brasil em Números (Edição em Inglê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28</text:p>
          </table:table-cell>
          <table:table-cell office:value-type="string">
            <text:p>ENGENHARIAS III <text:s text:c="34"/></text:p>
          </table:table-cell>
          <table:table-cell office:value-type="string">
            <text:p>Brasil Miner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ENGENHARIAS III <text:s text:c="34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ENGENHARIAS III <text:s text:c="34"/></text:p>
          </table:table-cell>
          <table:table-cell office:value-type="string">
            <text:p>Brazilian Dental Journ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35</text:p>
          </table:table-cell>
          <table:table-cell office:value-type="string">
            <text:p>ENGENHARIAS III <text:s text:c="34"/></text:p>
          </table:table-cell>
          <table:table-cell office:value-type="string">
            <text:p>Brazilian Journal of Aquatic Science an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ENGENHARIAS III <text:s text:c="34"/></text:p>
          </table:table-cell>
          <table:table-cell office:value-type="string">
            <text:p>Brazilian Journal of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ENGENHARIAS III <text:s text:c="34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004</text:p>
          </table:table-cell>
          <table:table-cell office:value-type="string">
            <text:p>ENGENHARIAS III <text:s text:c="34"/></text:p>
          </table:table-cell>
          <table:table-cell office:value-type="string">
            <text:p>Brazilian Journal of Materials Science and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ENGENHARIAS III <text:s text:c="34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59</text:p>
          </table:table-cell>
          <table:table-cell office:value-type="string">
            <text:p>ENGENHARIAS III <text:s text:c="34"/></text:p>
          </table:table-cell>
          <table:table-cell office:value-type="string">
            <text:p>Brazilian Journal of Oceanograph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171</text:p>
          </table:table-cell>
          <table:table-cell office:value-type="string">
            <text:p>ENGENHARIAS III <text:s text:c="34"/></text:p>
          </table:table-cell>
          <table:table-cell office:value-type="string">
            <text:p>Brazilian Journal of Operations and Production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93</text:p>
          </table:table-cell>
          <table:table-cell office:value-type="string">
            <text:p>ENGENHARIAS III <text:s text:c="34"/></text:p>
          </table:table-cell>
          <table:table-cell office:value-type="string">
            <text:p>Brazilian Journal of Petroleum and G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ENGENHARIAS III <text:s text:c="34"/></text:p>
          </table:table-cell>
          <table:table-cell office:value-type="string">
            <text:p>Brazilian Journal of Physic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ENGENHARIAS III <text:s text:c="34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ENGENHARIAS III <text:s text:c="34"/></text:p>
          </table:table-cell>
          <table:table-cell office:value-type="string">
            <text:p>Brazilian Oral Research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55</text:p>
          </table:table-cell>
          <table:table-cell office:value-type="string">
            <text:p>ENGENHARIAS III <text:s text:c="34"/></text:p>
          </table:table-cell>
          <table:table-cell office:value-type="string">
            <text:p>British Journal of Crim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3529</text:p>
          </table:table-cell>
          <table:table-cell office:value-type="string">
            <text:p>ENGENHARIAS III <text:s text:c="34"/></text:p>
          </table:table-cell>
          <table:table-cell office:value-type="string">
            <text:p>British Journal of Crimin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10X</text:p>
          </table:table-cell>
          <table:table-cell office:value-type="string">
            <text:p>ENGENHARIAS III <text:s text:c="34"/></text:p>
          </table:table-cell>
          <table:table-cell office:value-type="string">
            <text:p>Building Acous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23</text:p>
          </table:table-cell>
          <table:table-cell office:value-type="string">
            <text:p>ENGENHARIAS III <text:s text:c="34"/></text:p>
          </table:table-cell>
          <table:table-cell office:value-type="string">
            <text:p>Building and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6244</text:p>
          </table:table-cell>
          <table:table-cell office:value-type="string">
            <text:p>ENGENHARIAS III <text:s text:c="34"/></text:p>
          </table:table-cell>
          <table:table-cell office:value-type="string">
            <text:p>Building Services Engineering Research &amp;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3599</text:p>
          </table:table-cell>
          <table:table-cell office:value-type="string">
            <text:p>ENGENHARIAS III <text:s text:c="34"/></text:p>
          </table:table-cell>
          <table:table-cell office:value-type="string">
            <text:p>Building Simulation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3-0392</text:p>
          </table:table-cell>
          <table:table-cell office:value-type="string">
            <text:p>ENGENHARIAS III <text:s text:c="34"/></text:p>
          </table:table-cell>
          <table:table-cell office:value-type="string">
            <text:p>Buletin de Informare Documentara I.S.I.M.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6791</text:p>
          </table:table-cell>
          <table:table-cell office:value-type="string">
            <text:p>ENGENHARIAS III <text:s text:c="34"/></text:p>
          </table:table-cell>
          <table:table-cell office:value-type="string">
            <text:p>Business Histo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7154</text:p>
          </table:table-cell>
          <table:table-cell office:value-type="string">
            <text:p>ENGENHARIAS III <text:s text:c="34"/></text:p>
          </table:table-cell>
          <table:table-cell office:value-type="string">
            <text:p>Business Process Management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34</text:p>
          </table:table-cell>
          <table:table-cell office:value-type="string">
            <text:p>ENGENHARIAS III <text:s text:c="34"/></text:p>
          </table:table-cell>
          <table:table-cell office:value-type="string">
            <text:p>Caderno Brasileiro de Ensino de Fís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644</text:p>
          </table:table-cell>
          <table:table-cell office:value-type="string">
            <text:p>ENGENHARIAS III <text:s text:c="34"/></text:p>
          </table:table-cell>
          <table:table-cell office:value-type="string">
            <text:p>Caderno de Gestão &amp; Region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ENGENHARIAS III <text:s text:c="34"/></text:p>
          </table:table-cell>
          <table:table-cell office:value-type="string">
            <text:p>Caderno Virtual de Turism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42</text:p>
          </table:table-cell>
          <table:table-cell office:value-type="string">
            <text:p>ENGENHARIAS III <text:s text:c="34"/></text:p>
          </table:table-cell>
          <table:table-cell office:value-type="string">
            <text:p>Cadernos ABES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96</text:p>
          </table:table-cell>
          <table:table-cell office:value-type="string">
            <text:p>ENGENHARIAS III <text:s text:c="34"/></text:p>
          </table:table-cell>
          <table:table-cell office:value-type="string">
            <text:p>Cadernos de Ciência &amp;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90</text:p>
          </table:table-cell>
          <table:table-cell office:value-type="string">
            <text:p>ENGENHARIAS III <text:s text:c="34"/></text:p>
          </table:table-cell>
          <table:table-cell office:value-type="string">
            <text:p>Cadernos de Engenharia (PU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28</text:p>
          </table:table-cell>
          <table:table-cell office:value-type="string">
            <text:p>ENGENHARIAS III <text:s text:c="34"/></text:p>
          </table:table-cell>
          <table:table-cell office:value-type="string">
            <text:p>Cadernos de Engenharia de Estruturas (USP) (Cessou em 200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893</text:p>
          </table:table-cell>
          <table:table-cell office:value-type="string">
            <text:p>ENGENHARIAS III <text:s text:c="34"/></text:p>
          </table:table-cell>
          <table:table-cell office:value-type="string">
            <text:p>Cadernos de Estudos Avanç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574</text:p>
          </table:table-cell>
          <table:table-cell office:value-type="string">
            <text:p>ENGENHARIAS III <text:s text:c="34"/></text:p>
          </table:table-cell>
          <table:table-cell office:value-type="string">
            <text:p>Cadernos de Pesquisa (Fundação Carlos Chaga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ENGENHARIAS III <text:s text:c="34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818</text:p>
          </table:table-cell>
          <table:table-cell office:value-type="string">
            <text:p>ENGENHARIAS III <text:s text:c="34"/></text:p>
          </table:table-cell>
          <table:table-cell office:value-type="string">
            <text:p>Cadernos de Segu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31</text:p>
          </table:table-cell>
          <table:table-cell office:value-type="string">
            <text:p>ENGENHARIAS III <text:s text:c="34"/></text:p>
          </table:table-cell>
          <table:table-cell office:value-type="string">
            <text:p>Cadernos de Subjetividade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9X</text:p>
          </table:table-cell>
          <table:table-cell office:value-type="string">
            <text:p>ENGENHARIAS III <text:s text:c="34"/></text:p>
          </table:table-cell>
          <table:table-cell office:value-type="string">
            <text:p>Cadernos do CES (UF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ENGENHARIAS III <text:s text:c="34"/></text:p>
          </table:table-cell>
          <table:table-cell office:value-type="string">
            <text:p>Cadernos EBAPE.BR (FGV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261</text:p>
          </table:table-cell>
          <table:table-cell office:value-type="string">
            <text:p>ENGENHARIAS III <text:s text:c="34"/></text:p>
          </table:table-cell>
          <table:table-cell office:value-type="string">
            <text:p>Cadernos Gestão Pública e Cidada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94</text:p>
          </table:table-cell>
          <table:table-cell office:value-type="string">
            <text:p>ENGENHARIAS III <text:s text:c="34"/></text:p>
          </table:table-cell>
          <table:table-cell office:value-type="string">
            <text:p>Cadernos Temátic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9-5191</text:p>
          </table:table-cell>
          <table:table-cell office:value-type="string">
            <text:p>ENGENHARIAS III <text:s text:c="34"/></text:p>
          </table:table-cell>
          <table:table-cell office:value-type="string">
            <text:p>Cahiers du Brésil Contempora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268</text:p>
          </table:table-cell>
          <table:table-cell office:value-type="string">
            <text:p>ENGENHARIAS III <text:s text:c="34"/></text:p>
          </table:table-cell>
          <table:table-cell office:value-type="string">
            <text:p>Canadar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1-6659</text:p>
          </table:table-cell>
          <table:table-cell office:value-type="string">
            <text:p>ENGENHARIAS III <text:s text:c="34"/></text:p>
          </table:table-cell>
          <table:table-cell office:value-type="string">
            <text:p>Canadian Acous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34</text:p>
          </table:table-cell>
          <table:table-cell office:value-type="string">
            <text:p>ENGENHARIAS III <text:s text:c="34"/></text:p>
          </table:table-cell>
          <table:table-cell office:value-type="string">
            <text:p>Canadian Journal of Chemic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5-1468</text:p>
          </table:table-cell>
          <table:table-cell office:value-type="string">
            <text:p>ENGENHARIAS III <text:s text:c="34"/></text:p>
          </table:table-cell>
          <table:table-cell office:value-type="string">
            <text:p>Canadian Journal of Civil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9-5724</text:p>
          </table:table-cell>
          <table:table-cell office:value-type="string">
            <text:p>ENGENHARIAS III <text:s text:c="34"/></text:p>
          </table:table-cell>
          <table:table-cell office:value-type="string">
            <text:p>Canadian Journal of Stat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170</text:p>
          </table:table-cell>
          <table:table-cell office:value-type="string">
            <text:p>ENGENHARIAS III <text:s text:c="34"/></text:p>
          </table:table-cell>
          <table:table-cell office:value-type="string">
            <text:p>Candelá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489</text:p>
          </table:table-cell>
          <table:table-cell office:value-type="string">
            <text:p>ENGENHARIAS III <text:s text:c="34"/></text:p>
          </table:table-cell>
          <table:table-cell office:value-type="string">
            <text:p>CAP Accounting and Management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ENGENHARIAS III <text:s text:c="34"/></text:p>
          </table:table-cell>
          <table:table-cell office:value-type="string">
            <text:p>Carbohydrate Polym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23</text:p>
          </table:table-cell>
          <table:table-cell office:value-type="string">
            <text:p>ENGENHARIAS III <text:s text:c="34"/></text:p>
          </table:table-cell>
          <table:table-cell office:value-type="string">
            <text:p>Carbon (New York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7367</text:p>
          </table:table-cell>
          <table:table-cell office:value-type="string">
            <text:p>ENGENHARIAS III <text:s text:c="34"/></text:p>
          </table:table-cell>
          <table:table-cell office:value-type="string">
            <text:p>Catalysis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372X</text:p>
          </table:table-cell>
          <table:table-cell office:value-type="string">
            <text:p>ENGENHARIAS III <text:s text:c="34"/></text:p>
          </table:table-cell>
          <table:table-cell office:value-type="string">
            <text:p>Catalysis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861</text:p>
          </table:table-cell>
          <table:table-cell office:value-type="string">
            <text:p>ENGENHARIAS III <text:s text:c="34"/></text:p>
          </table:table-cell>
          <table:table-cell office:value-type="string">
            <text:p>Catalysis Toda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8162</text:p>
          </table:table-cell>
          <table:table-cell office:value-type="string">
            <text:p>ENGENHARIAS III <text:s text:c="34"/></text:p>
          </table:table-cell>
          <table:table-cell office:value-type="string">
            <text:p>Catena (Cremlin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958</text:p>
          </table:table-cell>
          <table:table-cell office:value-type="string">
            <text:p>ENGENHARIAS III <text:s text:c="34"/></text:p>
          </table:table-cell>
          <table:table-cell office:value-type="string">
            <text:p>Celestial Mechanics &amp; Dynamical Astronom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8846</text:p>
          </table:table-cell>
          <table:table-cell office:value-type="string">
            <text:p>ENGENHARIAS III <text:s text:c="34"/></text:p>
          </table:table-cell>
          <table:table-cell office:value-type="string">
            <text:p>Cement and Concret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00</text:p>
          </table:table-cell>
          <table:table-cell office:value-type="string">
            <text:p>ENGENHARIAS III <text:s text:c="34"/></text:p>
          </table:table-cell>
          <table:table-cell office:value-type="string">
            <text:p>Cena Internacional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246X</text:p>
          </table:table-cell>
          <table:table-cell office:value-type="string">
            <text:p>ENGENHARIAS III <text:s text:c="34"/></text:p>
          </table:table-cell>
          <table:table-cell office:value-type="string">
            <text:p>Central European Journal of Operations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ENGENHARIAS III <text:s text:c="34"/></text:p>
          </table:table-cell>
          <table:table-cell office:value-type="string">
            <text:p>Cerâmica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08</text:p>
          </table:table-cell>
          <table:table-cell office:value-type="string">
            <text:p>ENGENHARIAS III <text:s text:c="34"/></text:p>
          </table:table-cell>
          <table:table-cell office:value-type="string">
            <text:p>Cerâmica Industri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22</text:p>
          </table:table-cell>
          <table:table-cell office:value-type="string">
            <text:p>ENGENHARIAS III <text:s text:c="34"/></text:p>
          </table:table-cell>
          <table:table-cell office:value-type="string">
            <text:p>Cerâmica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8842</text:p>
          </table:table-cell>
          <table:table-cell office:value-type="string">
            <text:p>ENGENHARIAS III <text:s text:c="34"/></text:p>
          </table:table-cell>
          <table:table-cell office:value-type="string">
            <text:p>Ceramics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ENGENHARIAS III <text:s text:c="34"/></text:p>
          </table:table-cell>
          <table:table-cell office:value-type="string">
            <text:p>CERNE (UF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889</text:p>
          </table:table-cell>
          <table:table-cell office:value-type="string">
            <text:p>ENGENHARIAS III <text:s text:c="34"/></text:p>
          </table:table-cell>
          <table:table-cell office:value-type="string">
            <text:p>CESET. Conforto, Eficiência e Segurança no Trabalh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ENGENHARIAS III <text:s text:c="34"/></text:p>
          </table:table-cell>
          <table:table-cell office:value-type="string">
            <text:p>Chaos, Solitons and Fract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7516</text:p>
          </table:table-cell>
          <table:table-cell office:value-type="string">
            <text:p>ENGENHARIAS III <text:s text:c="34"/></text:p>
          </table:table-cell>
          <table:table-cell office:value-type="string">
            <text:p>Chemical Engineering &amp;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2701</text:p>
          </table:table-cell>
          <table:table-cell office:value-type="string">
            <text:p>ENGENHARIAS III <text:s text:c="34"/></text:p>
          </table:table-cell>
          <table:table-cell office:value-type="string">
            <text:p>Chemical Engineering and Proces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8947</text:p>
          </table:table-cell>
          <table:table-cell office:value-type="string">
            <text:p>ENGENHARIAS III <text:s text:c="34"/></text:p>
          </table:table-cell>
          <table:table-cell office:value-type="string">
            <text:p>Chemical Engineering Journal (199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8762</text:p>
          </table:table-cell>
          <table:table-cell office:value-type="string">
            <text:p>ENGENHARIAS III <text:s text:c="34"/></text:p>
          </table:table-cell>
          <table:table-cell office:value-type="string">
            <text:p>Chemical Engineering Research &amp; Desig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509</text:p>
          </table:table-cell>
          <table:table-cell office:value-type="string">
            <text:p>ENGENHARIAS III <text:s text:c="34"/></text:p>
          </table:table-cell>
          <table:table-cell office:value-type="string">
            <text:p>Chemical Engineering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04</text:p>
          </table:table-cell>
          <table:table-cell office:value-type="string">
            <text:p>ENGENHARIAS III <text:s text:c="34"/></text:p>
          </table:table-cell>
          <table:table-cell office:value-type="string">
            <text:p>Chemical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ENGENHARIAS III <text:s text:c="34"/></text:p>
          </table:table-cell>
          <table:table-cell office:value-type="string">
            <text:p>Chemical Physic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228X</text:p>
          </table:table-cell>
          <table:table-cell office:value-type="string">
            <text:p>ENGENHARIAS III <text:s text:c="34"/></text:p>
          </table:table-cell>
          <table:table-cell office:value-type="string">
            <text:p>Chemical Research in Toxi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4756</text:p>
          </table:table-cell>
          <table:table-cell office:value-type="string">
            <text:p>ENGENHARIAS III <text:s text:c="34"/></text:p>
          </table:table-cell>
          <table:table-cell office:value-type="string">
            <text:p>Chemistry of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7439</text:p>
          </table:table-cell>
          <table:table-cell office:value-type="string">
            <text:p>ENGENHARIAS III <text:s text:c="34"/></text:p>
          </table:table-cell>
          <table:table-cell office:value-type="string">
            <text:p>Chemometrics and Intelligent Laboratory Syst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ENGENHARIAS III <text:s text:c="34"/></text:p>
          </table:table-cell>
          <table:table-cell office:value-type="string">
            <text:p>Chemosphere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487</text:p>
          </table:table-cell>
          <table:table-cell office:value-type="string">
            <text:p>ENGENHARIAS III <text:s text:c="34"/></text:p>
          </table:table-cell>
          <table:table-cell office:value-type="string">
            <text:p>China Ocean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44X</text:p>
          </table:table-cell>
          <table:table-cell office:value-type="string">
            <text:p>ENGENHARIAS III <text:s text:c="34"/></text:p>
          </table:table-cell>
          <table:table-cell office:value-type="string">
            <text:p>Ciência &amp; Engenharia (UFU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ENGENHARIAS III <text:s text:c="34"/></text:p>
          </table:table-cell>
          <table:table-cell office:value-type="string">
            <text:p>Ciência da Inform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53</text:p>
          </table:table-cell>
          <table:table-cell office:value-type="string">
            <text:p>ENGENHARIAS III <text:s text:c="34"/></text:p>
          </table:table-cell>
          <table:table-cell office:value-type="string">
            <text:p>Ciência da Informaçã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ENGENHARIAS III <text:s text:c="34"/></text:p>
          </table:table-cell>
          <table:table-cell office:value-type="string">
            <text:p>Ciência e Cultur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07</text:p>
          </table:table-cell>
          <table:table-cell office:value-type="string">
            <text:p>ENGENHARIAS III <text:s text:c="34"/></text:p>
          </table:table-cell>
          <table:table-cell office:value-type="string">
            <text:p>Ciência e Na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ENGENHARIAS III <text:s text:c="34"/></text:p>
          </table:table-cell>
          <table:table-cell office:value-type="string">
            <text:p>Ciência e Saúde Coleti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ENGENHARIAS III <text:s text:c="34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312</text:p>
          </table:table-cell>
          <table:table-cell office:value-type="string">
            <text:p>ENGENHARIAS III <text:s text:c="34"/></text:p>
          </table:table-cell>
          <table:table-cell office:value-type="string">
            <text:p>Ciência e Tecnologia dos Mater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ENGENHARIAS III <text:s text:c="34"/></text:p>
          </table:table-cell>
          <table:table-cell office:value-type="string">
            <text:p>Ciência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ENGENHARIAS III <text:s text:c="34"/></text:p>
          </table:table-cell>
          <table:table-cell office:value-type="string">
            <text:p>Ciência Rural (UFS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48X</text:p>
          </table:table-cell>
          <table:table-cell office:value-type="string">
            <text:p>ENGENHARIAS III <text:s text:c="34"/></text:p>
          </table:table-cell>
          <table:table-cell office:value-type="string">
            <text:p>Ciências Sociais Aplicadas em Revista (Cascave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65</text:p>
          </table:table-cell>
          <table:table-cell office:value-type="string">
            <text:p>ENGENHARIAS III <text:s text:c="34"/></text:p>
          </table:table-cell>
          <table:table-cell office:value-type="string">
            <text:p>Ciências Sociais em Perspec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8506</text:p>
          </table:table-cell>
          <table:table-cell office:value-type="string">
            <text:p>ENGENHARIAS III <text:s text:c="34"/></text:p>
          </table:table-cell>
          <table:table-cell office:value-type="string">
            <text:p>CIRP Ann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1-5048</text:p>
          </table:table-cell>
          <table:table-cell office:value-type="string">
            <text:p>ENGENHARIAS III <text:s text:c="34"/></text:p>
          </table:table-cell>
          <table:table-cell office:value-type="string">
            <text:p>CIRP Journal of Manufacturing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2751</text:p>
          </table:table-cell>
          <table:table-cell office:value-type="string">
            <text:p>ENGENHARIAS III <text:s text:c="34"/></text:p>
          </table:table-cell>
          <table:table-cell office:value-type="string">
            <text:p>Cit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0669</text:p>
          </table:table-cell>
          <table:table-cell office:value-type="string">
            <text:p>ENGENHARIAS III <text:s text:c="34"/></text:p>
          </table:table-cell>
          <table:table-cell office:value-type="string">
            <text:p>Clean (Weinheim. Interne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4417</text:p>
          </table:table-cell>
          <table:table-cell office:value-type="string">
            <text:p>ENGENHARIAS III <text:s text:c="34"/></text:p>
          </table:table-cell>
          <table:table-cell office:value-type="string">
            <text:p>Clean Air: Environmental Combustion Technolog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00-1355</text:p>
          </table:table-cell>
          <table:table-cell office:value-type="string">
            <text:p>ENGENHARIAS III <text:s text:c="34"/></text:p>
          </table:table-cell>
          <table:table-cell office:value-type="string">
            <text:p>Clepsid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32</text:p>
          </table:table-cell>
          <table:table-cell office:value-type="string">
            <text:p>ENGENHARIAS III <text:s text:c="34"/></text:p>
          </table:table-cell>
          <table:table-cell office:value-type="string">
            <text:p>Climatização &amp; Refriger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866</text:p>
          </table:table-cell>
          <table:table-cell office:value-type="string">
            <text:p>ENGENHARIAS III <text:s text:c="34"/></text:p>
          </table:table-cell>
          <table:table-cell office:value-type="string">
            <text:p>Climatização (Cessou em 2004. Cont. ISSN 1678-684X Tecnologia da Refrigeraç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033</text:p>
          </table:table-cell>
          <table:table-cell office:value-type="string">
            <text:p>ENGENHARIAS III <text:s text:c="34"/></text:p>
          </table:table-cell>
          <table:table-cell office:value-type="string">
            <text:p>Clinical Biomechanics (Bristo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61</text:p>
          </table:table-cell>
          <table:table-cell office:value-type="string">
            <text:p>ENGENHARIAS III <text:s text:c="34"/></text:p>
          </table:table-cell>
          <table:table-cell office:value-type="string">
            <text:p>Clinical Oral Implant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104</text:p>
          </table:table-cell>
          <table:table-cell office:value-type="string">
            <text:p>ENGENHARIAS III <text:s text:c="34"/></text:p>
          </table:table-cell>
          <table:table-cell office:value-type="string">
            <text:p>Clio: Revista do Centro de História da Universidade de Lisbo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529</text:p>
          </table:table-cell>
          <table:table-cell office:value-type="string">
            <text:p>ENGENHARIAS III <text:s text:c="34"/></text:p>
          </table:table-cell>
          <table:table-cell office:value-type="string">
            <text:p>Colabor@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57</text:p>
          </table:table-cell>
          <table:table-cell office:value-type="string">
            <text:p>ENGENHARIAS III <text:s text:c="34"/></text:p>
          </table:table-cell>
          <table:table-cell office:value-type="string">
            <text:p>Colloids and Surfaces. A, Physicochemical and Engineering Aspe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2180</text:p>
          </table:table-cell>
          <table:table-cell office:value-type="string">
            <text:p>ENGENHARIAS III <text:s text:c="34"/></text:p>
          </table:table-cell>
          <table:table-cell office:value-type="string">
            <text:p>Combustion and Flam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2202</text:p>
          </table:table-cell>
          <table:table-cell office:value-type="string">
            <text:p>ENGENHARIAS III <text:s text:c="34"/></text:p>
          </table:table-cell>
          <table:table-cell office:value-type="string">
            <text:p>Combustion Science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5704</text:p>
          </table:table-cell>
          <table:table-cell office:value-type="string">
            <text:p>ENGENHARIAS III <text:s text:c="34"/></text:p>
          </table:table-cell>
          <table:table-cell office:value-type="string">
            <text:p>Communications in Nonlinear Science &amp; Numerical Simul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8299</text:p>
          </table:table-cell>
          <table:table-cell office:value-type="string">
            <text:p>ENGENHARIAS III <text:s text:c="34"/></text:p>
          </table:table-cell>
          <table:table-cell office:value-type="string">
            <text:p>Communications in Numerical Methods in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0887</text:p>
          </table:table-cell>
          <table:table-cell office:value-type="string">
            <text:p>ENGENHARIAS III <text:s text:c="34"/></text:p>
          </table:table-cell>
          <table:table-cell office:value-type="string">
            <text:p>Communications In Numerical Methods in Engineering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18</text:p>
          </table:table-cell>
          <table:table-cell office:value-type="string">
            <text:p>ENGENHARIAS III <text:s text:c="34"/></text:p>
          </table:table-cell>
          <table:table-cell office:value-type="string">
            <text:p>Communications in Statistics. Simulation and Compu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26</text:p>
          </table:table-cell>
          <table:table-cell office:value-type="string">
            <text:p>ENGENHARIAS III <text:s text:c="34"/></text:p>
          </table:table-cell>
          <table:table-cell office:value-type="string">
            <text:p>Communications in Statistics. Theory and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959</text:p>
          </table:table-cell>
          <table:table-cell office:value-type="string">
            <text:p>ENGENHARIAS III <text:s text:c="34"/></text:p>
          </table:table-cell>
          <table:table-cell office:value-type="string">
            <text:p>Comparative Biochemistry and Physiology. B, Biochemistry &amp; Molecular Biology (Cessou em 1999. Cont. Comparative Biochemistry and Physiology. Biochemistry &amp; Molecular Biology (2000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2-1649</text:p>
          </table:table-cell>
          <table:table-cell office:value-type="string">
            <text:p>ENGENHARIAS III <text:s text:c="34"/></text:p>
          </table:table-cell>
          <table:table-cell office:value-type="string">
            <text:p>Compel (Bra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8223</text:p>
          </table:table-cell>
          <table:table-cell office:value-type="string">
            <text:p>ENGENHARIAS III <text:s text:c="34"/></text:p>
          </table:table-cell>
          <table:table-cell office:value-type="string">
            <text:p>Composite Structur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3538</text:p>
          </table:table-cell>
          <table:table-cell office:value-type="string">
            <text:p>ENGENHARIAS III <text:s text:c="34"/></text:p>
          </table:table-cell>
          <table:table-cell office:value-type="string">
            <text:p>Composites Science and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835X</text:p>
          </table:table-cell>
          <table:table-cell office:value-type="string">
            <text:p>ENGENHARIAS III <text:s text:c="34"/></text:p>
          </table:table-cell>
          <table:table-cell office:value-type="string">
            <text:p>Composites. Part A, Applied Science and Manufactu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8368</text:p>
          </table:table-cell>
          <table:table-cell office:value-type="string">
            <text:p>ENGENHARIAS III <text:s text:c="34"/></text:p>
          </table:table-cell>
          <table:table-cell office:value-type="string">
            <text:p>Composites. Part B,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4-4442</text:p>
          </table:table-cell>
          <table:table-cell office:value-type="string">
            <text:p>ENGENHARIAS III <text:s text:c="34"/></text:p>
          </table:table-cell>
          <table:table-cell office:value-type="string">
            <text:p>Comptes Rendus de l'Académie des Sciences. Série 1, Mathématique (Cessou em 2001. Cont. ISSN 1631-073X Comptes Rendus. Mathématiqu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0721</text:p>
          </table:table-cell>
          <table:table-cell office:value-type="string">
            <text:p>ENGENHARIAS III <text:s text:c="34"/></text:p>
          </table:table-cell>
          <table:table-cell office:value-type="string">
            <text:p>Comptes Rendus. Mécaniqu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5546</text:p>
          </table:table-cell>
          <table:table-cell office:value-type="string">
            <text:p>ENGENHARIAS III <text:s text:c="34"/></text:p>
          </table:table-cell>
          <table:table-cell office:value-type="string">
            <text:p>Computación y Sistem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654</text:p>
          </table:table-cell>
          <table:table-cell office:value-type="string">
            <text:p>ENGENHARIAS III <text:s text:c="34"/></text:p>
          </table:table-cell>
          <table:table-cell office:value-type="string">
            <text:p>Computational Fluid Dynamics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4-7935</text:p>
          </table:table-cell>
          <table:table-cell office:value-type="string">
            <text:p>ENGENHARIAS III <text:s text:c="34"/></text:p>
          </table:table-cell>
          <table:table-cell office:value-type="string">
            <text:p>Computational Intellig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0256</text:p>
          </table:table-cell>
          <table:table-cell office:value-type="string">
            <text:p>ENGENHARIAS III <text:s text:c="34"/></text:p>
          </table:table-cell>
          <table:table-cell office:value-type="string">
            <text:p>Computational Materials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7675</text:p>
          </table:table-cell>
          <table:table-cell office:value-type="string">
            <text:p>ENGENHARIAS III <text:s text:c="34"/></text:p>
          </table:table-cell>
          <table:table-cell office:value-type="string">
            <text:p>Computational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ENGENHARIAS III <text:s text:c="34"/></text:p>
          </table:table-cell>
          <table:table-cell office:value-type="string">
            <text:p>Computer Methods and Programs in Bio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825</text:p>
          </table:table-cell>
          <table:table-cell office:value-type="string">
            <text:p>ENGENHARIAS III <text:s text:c="34"/></text:p>
          </table:table-cell>
          <table:table-cell office:value-type="string">
            <text:p>Computer Methods in Applied Mechanics and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1492</text:p>
          </table:table-cell>
          <table:table-cell office:value-type="string">
            <text:p>ENGENHARIAS III <text:s text:c="34"/></text:p>
          </table:table-cell>
          <table:table-cell office:value-type="string">
            <text:p>Computer Modeling in Engineering &amp;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30</text:p>
          </table:table-cell>
          <table:table-cell office:value-type="string">
            <text:p>ENGENHARIAS III <text:s text:c="34"/></text:p>
          </table:table-cell>
          <table:table-cell office:value-type="string">
            <text:p>Computers &amp; Flu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8352</text:p>
          </table:table-cell>
          <table:table-cell office:value-type="string">
            <text:p>ENGENHARIAS III <text:s text:c="34"/></text:p>
          </table:table-cell>
          <table:table-cell office:value-type="string">
            <text:p>Computers &amp; Industri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1221</text:p>
          </table:table-cell>
          <table:table-cell office:value-type="string">
            <text:p>ENGENHARIAS III <text:s text:c="34"/></text:p>
          </table:table-cell>
          <table:table-cell office:value-type="string">
            <text:p>Computers &amp; Mathematics with Applications (198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548</text:p>
          </table:table-cell>
          <table:table-cell office:value-type="string">
            <text:p>ENGENHARIAS III <text:s text:c="34"/></text:p>
          </table:table-cell>
          <table:table-cell office:value-type="string">
            <text:p>Computers &amp; Operation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49</text:p>
          </table:table-cell>
          <table:table-cell office:value-type="string">
            <text:p>ENGENHARIAS III <text:s text:c="34"/></text:p>
          </table:table-cell>
          <table:table-cell office:value-type="string">
            <text:p>Computers &amp; Structur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8-8198</text:p>
          </table:table-cell>
          <table:table-cell office:value-type="string">
            <text:p>ENGENHARIAS III <text:s text:c="34"/></text:p>
          </table:table-cell>
          <table:table-cell office:value-type="string">
            <text:p>Computers and Concrete, an International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15</text:p>
          </table:table-cell>
          <table:table-cell office:value-type="string">
            <text:p>ENGENHARIAS III <text:s text:c="34"/></text:p>
          </table:table-cell>
          <table:table-cell office:value-type="string">
            <text:p>Computers and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3615</text:p>
          </table:table-cell>
          <table:table-cell office:value-type="string">
            <text:p>ENGENHARIAS III <text:s text:c="34"/></text:p>
          </table:table-cell>
          <table:table-cell office:value-type="string">
            <text:p>Computers in Indu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ENGENHARIAS III <text:s text:c="34"/></text:p>
          </table:table-cell>
          <table:table-cell office:value-type="string">
            <text:p>Conceitos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197</text:p>
          </table:table-cell>
          <table:table-cell office:value-type="string">
            <text:p>ENGENHARIAS III <text:s text:c="34"/></text:p>
          </table:table-cell>
          <table:table-cell office:value-type="string">
            <text:p>Concreto &amp; Contru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73</text:p>
          </table:table-cell>
          <table:table-cell office:value-type="string">
            <text:p>ENGENHARIAS III <text:s text:c="34"/></text:p>
          </table:table-cell>
          <table:table-cell office:value-type="string">
            <text:p>Concreto (São Paulo) (Cessou em 2006. Cont. 1809-7197 Concreto &amp; Contrução (São Paul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293X</text:p>
          </table:table-cell>
          <table:table-cell office:value-type="string">
            <text:p>ENGENHARIAS III <text:s text:c="34"/></text:p>
          </table:table-cell>
          <table:table-cell office:value-type="string">
            <text:p>Concurrent Engineering, Research and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381</text:p>
          </table:table-cell>
          <table:table-cell office:value-type="string">
            <text:p>ENGENHARIAS III <text:s text:c="34"/></text:p>
          </table:table-cell>
          <table:table-cell office:value-type="string">
            <text:p>Conexões (UNICAMP) (Cessou em 2000. Cont. ISSN 1983-9030 Conexões (Campinas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4-9864</text:p>
          </table:table-cell>
          <table:table-cell office:value-type="string">
            <text:p>ENGENHARIAS III <text:s text:c="34"/></text:p>
          </table:table-cell>
          <table:table-cell office:value-type="string">
            <text:p>Congressus Numeranti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183</text:p>
          </table:table-cell>
          <table:table-cell office:value-type="string">
            <text:p>ENGENHARIAS III <text:s text:c="34"/></text:p>
          </table:table-cell>
          <table:table-cell office:value-type="string">
            <text:p>Conjuntura &amp;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618</text:p>
          </table:table-cell>
          <table:table-cell office:value-type="string">
            <text:p>ENGENHARIAS III <text:s text:c="34"/></text:p>
          </table:table-cell>
          <table:table-cell office:value-type="string">
            <text:p>Construction &amp; Building Materi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6193</text:p>
          </table:table-cell>
          <table:table-cell office:value-type="string">
            <text:p>ENGENHARIAS III <text:s text:c="34"/></text:p>
          </table:table-cell>
          <table:table-cell office:value-type="string">
            <text:p>Construction Management &amp; Econom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4X</text:p>
          </table:table-cell>
          <table:table-cell office:value-type="string">
            <text:p>ENGENHARIAS III <text:s text:c="34"/></text:p>
          </table:table-cell>
          <table:table-cell office:value-type="string">
            <text:p>Contabilidade Vista &amp;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925</text:p>
          </table:table-cell>
          <table:table-cell office:value-type="string">
            <text:p>ENGENHARIAS III <text:s text:c="34"/></text:p>
          </table:table-cell>
          <table:table-cell office:value-type="string">
            <text:p>Contabilidade, Gestão e Governanç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343</text:p>
          </table:table-cell>
          <table:table-cell office:value-type="string">
            <text:p>ENGENHARIAS III <text:s text:c="34"/></text:p>
          </table:table-cell>
          <table:table-cell office:value-type="string">
            <text:p>Continental Shelf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1968</text:p>
          </table:table-cell>
          <table:table-cell office:value-type="string">
            <text:p>ENGENHARIAS III <text:s text:c="34"/></text:p>
          </table:table-cell>
          <table:table-cell office:value-type="string">
            <text:p>Contributions to Statis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61</text:p>
          </table:table-cell>
          <table:table-cell office:value-type="string">
            <text:p>ENGENHARIAS III <text:s text:c="34"/></text:p>
          </table:table-cell>
          <table:table-cell office:value-type="string">
            <text:p>Control Engineering Practi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59</text:p>
          </table:table-cell>
          <table:table-cell office:value-type="string">
            <text:p>ENGENHARIAS III <text:s text:c="34"/></text:p>
          </table:table-cell>
          <table:table-cell office:value-type="string">
            <text:p>Controle &amp; Autom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345</text:p>
          </table:table-cell>
          <table:table-cell office:value-type="string">
            <text:p>ENGENHARIAS III <text:s text:c="34"/></text:p>
          </table:table-cell>
          <table:table-cell office:value-type="string">
            <text:p>Controle &amp; Automação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858</text:p>
          </table:table-cell>
          <table:table-cell office:value-type="string">
            <text:p>ENGENHARIAS III <text:s text:c="34"/></text:p>
          </table:table-cell>
          <table:table-cell office:value-type="string">
            <text:p>Controle de Contamin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9232</text:p>
          </table:table-cell>
          <table:table-cell office:value-type="string">
            <text:p>ENGENHARIAS III <text:s text:c="34"/></text:p>
          </table:table-cell>
          <table:table-cell office:value-type="string">
            <text:p>Corporate Ownership &amp; Control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312</text:p>
          </table:table-cell>
          <table:table-cell office:value-type="string">
            <text:p>ENGENHARIAS III <text:s text:c="34"/></text:p>
          </table:table-cell>
          <table:table-cell office:value-type="string">
            <text:p>Corrosion (Houston, Tex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6005</text:p>
          </table:table-cell>
          <table:table-cell office:value-type="string">
            <text:p>ENGENHARIAS III <text:s text:c="34"/></text:p>
          </table:table-cell>
          <table:table-cell office:value-type="string">
            <text:p>Corrosion Review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38X</text:p>
          </table:table-cell>
          <table:table-cell office:value-type="string">
            <text:p>ENGENHARIAS III <text:s text:c="34"/></text:p>
          </table:table-cell>
          <table:table-cell office:value-type="string">
            <text:p>Corrosion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1X</text:p>
          </table:table-cell>
          <table:table-cell office:value-type="string">
            <text:p>ENGENHARIAS III <text:s text:c="34"/></text:p>
          </table:table-cell>
          <table:table-cell office:value-type="string">
            <text:p>Corte e Conformação de Met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525</text:p>
          </table:table-cell>
          <table:table-cell office:value-type="string">
            <text:p>ENGENHARIAS III <text:s text:c="34"/></text:p>
          </table:table-cell>
          <table:table-cell office:value-type="string">
            <text:p>Cosm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1690</text:p>
          </table:table-cell>
          <table:table-cell office:value-type="string">
            <text:p>ENGENHARIAS III <text:s text:c="34"/></text:p>
          </table:table-cell>
          <table:table-cell office:value-type="string">
            <text:p>Creativity and Innovation Management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71</text:p>
          </table:table-cell>
          <table:table-cell office:value-type="string">
            <text:p>ENGENHARIAS III <text:s text:c="34"/></text:p>
          </table:table-cell>
          <table:table-cell office:value-type="string">
            <text:p>Cretaceous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493</text:p>
          </table:table-cell>
          <table:table-cell office:value-type="string">
            <text:p>ENGENHARIAS III <text:s text:c="34"/></text:p>
          </table:table-cell>
          <table:table-cell office:value-type="string">
            <text:p>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275</text:p>
          </table:table-cell>
          <table:table-cell office:value-type="string">
            <text:p>ENGENHARIAS III <text:s text:c="34"/></text:p>
          </table:table-cell>
          <table:table-cell office:value-type="string">
            <text:p>Cryogenics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7483</text:p>
          </table:table-cell>
          <table:table-cell office:value-type="string">
            <text:p>ENGENHARIAS III <text:s text:c="34"/></text:p>
          </table:table-cell>
          <table:table-cell office:value-type="string">
            <text:p>Crystal Growth &amp; Desig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8875</text:p>
          </table:table-cell>
          <table:table-cell office:value-type="string">
            <text:p>ENGENHARIAS III <text:s text:c="34"/></text:p>
          </table:table-cell>
          <table:table-cell office:value-type="string">
            <text:p>CSERGE GEC Working Pap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3592</text:p>
          </table:table-cell>
          <table:table-cell office:value-type="string">
            <text:p>ENGENHARIAS III <text:s text:c="34"/></text:p>
          </table:table-cell>
          <table:table-cell office:value-type="string">
            <text:p>Cuadernos de Administración. Serie de Organizacion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NGENHARIAS III <text:s text:c="34"/></text:p>
          </table:table-cell>
          <table:table-cell office:value-type="string">
            <text:p>Cuadernos de Energí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1384</text:p>
          </table:table-cell>
          <table:table-cell office:value-type="string">
            <text:p>ENGENHARIAS III <text:s text:c="34"/></text:p>
          </table:table-cell>
          <table:table-cell office:value-type="string">
            <text:p>Currículo sem Frontei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882</text:p>
          </table:table-cell>
          <table:table-cell office:value-type="string">
            <text:p>ENGENHARIAS III <text:s text:c="34"/></text:p>
          </table:table-cell>
          <table:table-cell office:value-type="string">
            <text:p>Custos e @gronegócio On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432</text:p>
          </table:table-cell>
          <table:table-cell office:value-type="string">
            <text:p>ENGENHARIAS III <text:s text:c="34"/></text:p>
          </table:table-cell>
          <table:table-cell office:value-type="string">
            <text:p>Da Vinci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ENGENHARIAS III <text:s text:c="34"/></text:p>
          </table:table-cell>
          <table:table-cell office:value-type="string">
            <text:p>Dados (Rio de Janeir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129</text:p>
          </table:table-cell>
          <table:table-cell office:value-type="string">
            <text:p>ENGENHARIAS III <text:s text:c="34"/></text:p>
          </table:table-cell>
          <table:table-cell office:value-type="string">
            <text:p>DA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5810</text:p>
          </table:table-cell>
          <table:table-cell office:value-type="string">
            <text:p>ENGENHARIAS III <text:s text:c="34"/></text:p>
          </table:table-cell>
          <table:table-cell office:value-type="string">
            <text:p>Data Mining and Knowledge Discov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64</text:p>
          </table:table-cell>
          <table:table-cell office:value-type="string">
            <text:p>ENGENHARIAS III <text:s text:c="34"/></text:p>
          </table:table-cell>
          <table:table-cell office:value-type="string">
            <text:p>Dementia &amp; Neuropsych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9-5641</text:p>
          </table:table-cell>
          <table:table-cell office:value-type="string">
            <text:p>ENGENHARIAS III <text:s text:c="34"/></text:p>
          </table:table-cell>
          <table:table-cell office:value-type="string">
            <text:p>Dental Materi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164</text:p>
          </table:table-cell>
          <table:table-cell office:value-type="string">
            <text:p>ENGENHARIAS III <text:s text:c="34"/></text:p>
          </table:table-cell>
          <table:table-cell office:value-type="string">
            <text:p>Desalination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694X</text:p>
          </table:table-cell>
          <table:table-cell office:value-type="string">
            <text:p>ENGENHARIAS III <text:s text:c="34"/></text:p>
          </table:table-cell>
          <table:table-cell office:value-type="string">
            <text:p>Design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622</text:p>
          </table:table-cell>
          <table:table-cell office:value-type="string">
            <text:p>ENGENHARIAS III <text:s text:c="34"/></text:p>
          </table:table-cell>
          <table:table-cell office:value-type="string">
            <text:p>Developmental Medicine and Child Neu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ENGENHARIAS III <text:s text:c="34"/></text:p>
          </table:table-cell>
          <table:table-cell office:value-type="string">
            <text:p>Diálogos &amp; Ciênc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635</text:p>
          </table:table-cell>
          <table:table-cell office:value-type="string">
            <text:p>ENGENHARIAS III <text:s text:c="34"/></text:p>
          </table:table-cell>
          <table:table-cell office:value-type="string">
            <text:p>Diamond and Related Materi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0386</text:p>
          </table:table-cell>
          <table:table-cell office:value-type="string">
            <text:p>ENGENHARIAS III <text:s text:c="34"/></text:p>
          </table:table-cell>
          <table:table-cell office:value-type="string">
            <text:p>Diffusion and Defect Data, Solid State Data. Part A, Defect and Diffusion Foru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0394</text:p>
          </table:table-cell>
          <table:table-cell office:value-type="string">
            <text:p>ENGENHARIAS III <text:s text:c="34"/></text:p>
          </table:table-cell>
          <table:table-cell office:value-type="string">
            <text:p>Diffusion and Defect Data, Solid State Data. Part B, Solid State Phenome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841</text:p>
          </table:table-cell>
          <table:table-cell office:value-type="string">
            <text:p>ENGENHARIAS III <text:s text:c="34"/></text:p>
          </table:table-cell>
          <table:table-cell office:value-type="string">
            <text:p>Disciplinarum Scientia. Série Ciências Naturais e Tecn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218X</text:p>
          </table:table-cell>
          <table:table-cell office:value-type="string">
            <text:p>ENGENHARIAS III <text:s text:c="34"/></text:p>
          </table:table-cell>
          <table:table-cell office:value-type="string">
            <text:p>Discrete Applied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5286</text:p>
          </table:table-cell>
          <table:table-cell office:value-type="string">
            <text:p>ENGENHARIAS III <text:s text:c="34"/></text:p>
          </table:table-cell>
          <table:table-cell office:value-type="string">
            <text:p>Discrete Optim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4583</text:p>
          </table:table-cell>
          <table:table-cell office:value-type="string">
            <text:p>ENGENHARIAS III <text:s text:c="34"/></text:p>
          </table:table-cell>
          <table:table-cell office:value-type="string">
            <text:p>Diseño Mecatrónico de um Robot tipo AGV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2X</text:p>
          </table:table-cell>
          <table:table-cell office:value-type="string">
            <text:p>ENGENHARIAS III <text:s text:c="34"/></text:p>
          </table:table-cell>
          <table:table-cell office:value-type="string">
            <text:p>Distúrbios da Comuni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5-2321</text:p>
          </table:table-cell>
          <table:table-cell office:value-type="string">
            <text:p>ENGENHARIAS III <text:s text:c="34"/></text:p>
          </table:table-cell>
          <table:table-cell office:value-type="string">
            <text:p>Dixue Qianyuan / Earth Science Fronti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3937</text:p>
          </table:table-cell>
          <table:table-cell office:value-type="string">
            <text:p>ENGENHARIAS III <text:s text:c="34"/></text:p>
          </table:table-cell>
          <table:table-cell office:value-type="string">
            <text:p>Drying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7208</text:p>
          </table:table-cell>
          <table:table-cell office:value-type="string">
            <text:p>ENGENHARIAS III <text:s text:c="34"/></text:p>
          </table:table-cell>
          <table:table-cell office:value-type="string">
            <text:p>Dyes and Pigment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7353</text:p>
          </table:table-cell>
          <table:table-cell office:value-type="string">
            <text:p>ENGENHARIAS III <text:s text:c="34"/></text:p>
          </table:table-cell>
          <table:table-cell office:value-type="string">
            <text:p>DYNA (Medellí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82</text:p>
          </table:table-cell>
          <table:table-cell office:value-type="string">
            <text:p>ENGENHARIAS III <text:s text:c="34"/></text:p>
          </table:table-cell>
          <table:table-cell office:value-type="string">
            <text:p>E &amp; G. Economia e Gestão (Cessou em 2008. Cont. ISSN 1984-6606 Revista Economia &amp; Gest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969</text:p>
          </table:table-cell>
          <table:table-cell office:value-type="string">
            <text:p>ENGENHARIAS III <text:s text:c="34"/></text:p>
          </table:table-cell>
          <table:table-cell office:value-type="string">
            <text:p>e-MAT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295</text:p>
          </table:table-cell>
          <table:table-cell office:value-type="string">
            <text:p>ENGENHARIAS III <text:s text:c="34"/></text:p>
          </table:table-cell>
          <table:table-cell office:value-type="string">
            <text:p>Earth, Moon, and Plane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670</text:p>
          </table:table-cell>
          <table:table-cell office:value-type="string">
            <text:p>ENGENHARIAS III <text:s text:c="34"/></text:p>
          </table:table-cell>
          <table:table-cell office:value-type="string">
            <text:p>Eclética Química (UNESP. Araraquar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ENGENHARIAS III <text:s text:c="34"/></text:p>
          </table:table-cell>
          <table:table-cell office:value-type="string">
            <text:p>Ecological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0X</text:p>
          </table:table-cell>
          <table:table-cell office:value-type="string">
            <text:p>ENGENHARIAS III <text:s text:c="34"/></text:p>
          </table:table-cell>
          <table:table-cell office:value-type="string">
            <text:p>Economia &amp; Tecnologia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580</text:p>
          </table:table-cell>
          <table:table-cell office:value-type="string">
            <text:p>ENGENHARIAS III <text:s text:c="34"/></text:p>
          </table:table-cell>
          <table:table-cell office:value-type="string">
            <text:p>Economia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050</text:p>
          </table:table-cell>
          <table:table-cell office:value-type="string">
            <text:p>ENGENHARIAS III <text:s text:c="34"/></text:p>
          </table:table-cell>
          <table:table-cell office:value-type="string">
            <text:p>Economia Aplicad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618</text:p>
          </table:table-cell>
          <table:table-cell office:value-type="string">
            <text:p>ENGENHARIAS III <text:s text:c="34"/></text:p>
          </table:table-cell>
          <table:table-cell office:value-type="string">
            <text:p>Economia e Sociedade (UNICAM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5151</text:p>
          </table:table-cell>
          <table:table-cell office:value-type="string">
            <text:p>ENGENHARIAS III <text:s text:c="34"/></text:p>
          </table:table-cell>
          <table:table-cell office:value-type="string">
            <text:p>Economic Quality Contro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8-2259</text:p>
          </table:table-cell>
          <table:table-cell office:value-type="string">
            <text:p>ENGENHARIAS III <text:s text:c="34"/></text:p>
          </table:table-cell>
          <table:table-cell office:value-type="string">
            <text:p>Economic Theo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2921</text:p>
          </table:table-cell>
          <table:table-cell office:value-type="string">
            <text:p>ENGENHARIAS III <text:s text:c="34"/></text:p>
          </table:table-cell>
          <table:table-cell office:value-type="string">
            <text:p>Economics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666</text:p>
          </table:table-cell>
          <table:table-cell office:value-type="string">
            <text:p>ENGENHARIAS III <text:s text:c="34"/></text:p>
          </table:table-cell>
          <table:table-cell office:value-type="string">
            <text:p>Ecospy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56X</text:p>
          </table:table-cell>
          <table:table-cell office:value-type="string">
            <text:p>ENGENHARIAS III <text:s text:c="34"/></text:p>
          </table:table-cell>
          <table:table-cell office:value-type="string">
            <text:p>Educação Agrícola Superi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194</text:p>
          </table:table-cell>
          <table:table-cell office:value-type="string">
            <text:p>ENGENHARIAS III <text:s text:c="34"/></text:p>
          </table:table-cell>
          <table:table-cell office:value-type="string">
            <text:p>Educação e Cultura Contemporâne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1857</text:p>
          </table:table-cell>
          <table:table-cell office:value-type="string">
            <text:p>ENGENHARIAS III <text:s text:c="34"/></text:p>
          </table:table-cell>
          <table:table-cell office:value-type="string">
            <text:p>Educational Philosophy and Theo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79</text:p>
          </table:table-cell>
          <table:table-cell office:value-type="string">
            <text:p>ENGENHARIAS III <text:s text:c="34"/></text:p>
          </table:table-cell>
          <table:table-cell office:value-type="string">
            <text:p>Egesta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397</text:p>
          </table:table-cell>
          <table:table-cell office:value-type="string">
            <text:p>ENGENHARIAS III <text:s text:c="34"/></text:p>
          </table:table-cell>
          <table:table-cell office:value-type="string">
            <text:p>Electroanalysis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86</text:p>
          </table:table-cell>
          <table:table-cell office:value-type="string">
            <text:p>ENGENHARIAS III <text:s text:c="34"/></text:p>
          </table:table-cell>
          <table:table-cell office:value-type="string">
            <text:p>Electrochimica Act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3891</text:p>
          </table:table-cell>
          <table:table-cell office:value-type="string">
            <text:p>ENGENHARIAS III <text:s text:c="34"/></text:p>
          </table:table-cell>
          <table:table-cell office:value-type="string">
            <text:p>Electronic Journal of Boundary Elemen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3-6835</text:p>
          </table:table-cell>
          <table:table-cell office:value-type="string">
            <text:p>ENGENHARIAS III <text:s text:c="34"/></text:p>
          </table:table-cell>
          <table:table-cell office:value-type="string">
            <text:p>Electronic Journal of Information Technology in Construction (Cessou em 2000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0653</text:p>
          </table:table-cell>
          <table:table-cell office:value-type="string">
            <text:p>ENGENHARIAS III <text:s text:c="34"/></text:p>
          </table:table-cell>
          <table:table-cell office:value-type="string">
            <text:p>Electronic Notes in Discrete Mathemat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0661</text:p>
          </table:table-cell>
          <table:table-cell office:value-type="string">
            <text:p>ENGENHARIAS III <text:s text:c="34"/></text:p>
          </table:table-cell>
          <table:table-cell office:value-type="string">
            <text:p>Electronic Notes in Theoretical Computer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104</text:p>
          </table:table-cell>
          <table:table-cell office:value-type="string">
            <text:p>ENGENHARIAS III <text:s text:c="34"/></text:p>
          </table:table-cell>
          <table:table-cell office:value-type="string">
            <text:p>Eletricidade Moder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877</text:p>
          </table:table-cell>
          <table:table-cell office:value-type="string">
            <text:p>ENGENHARIAS III <text:s text:c="34"/></text:p>
          </table:table-cell>
          <table:table-cell office:value-type="string">
            <text:p>Eletroevolução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862</text:p>
          </table:table-cell>
          <table:table-cell office:value-type="string">
            <text:p>ENGENHARIAS III <text:s text:c="34"/></text:p>
          </table:table-cell>
          <table:table-cell office:value-type="string">
            <text:p>Eletrônica de Potênc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3444</text:p>
          </table:table-cell>
          <table:table-cell office:value-type="string">
            <text:p>ENGENHARIAS III <text:s text:c="34"/></text:p>
          </table:table-cell>
          <table:table-cell office:value-type="string">
            <text:p>Elsevier (Amsterd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716</text:p>
          </table:table-cell>
          <table:table-cell office:value-type="string">
            <text:p>ENGENHARIAS III <text:s text:c="34"/></text:p>
          </table:table-cell>
          <table:table-cell office:value-type="string">
            <text:p>Em Perspectiva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141</text:p>
          </table:table-cell>
          <table:table-cell office:value-type="string">
            <text:p>ENGENHARIAS III <text:s text:c="34"/></text:p>
          </table:table-cell>
          <table:table-cell office:value-type="string">
            <text:p>Emerging Markets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97</text:p>
          </table:table-cell>
          <table:table-cell office:value-type="string">
            <text:p>ENGENHARIAS III <text:s text:c="34"/></text:p>
          </table:table-cell>
          <table:table-cell office:value-type="string">
            <text:p>Encontros (Santa Cruz do Rio Pard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169</text:p>
          </table:table-cell>
          <table:table-cell office:value-type="string">
            <text:p>ENGENHARIAS III <text:s text:c="34"/></text:p>
          </table:table-cell>
          <table:table-cell office:value-type="string">
            <text:p>Energia na Agricultura (UNESP. Botucat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0624</text:p>
          </table:table-cell>
          <table:table-cell office:value-type="string">
            <text:p>ENGENHARIAS III <text:s text:c="34"/></text:p>
          </table:table-cell>
          <table:table-cell office:value-type="string">
            <text:p>Energy &amp; Fue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5442</text:p>
          </table:table-cell>
          <table:table-cell office:value-type="string">
            <text:p>ENGENHARIAS III <text:s text:c="34"/></text:p>
          </table:table-cell>
          <table:table-cell office:value-type="string">
            <text:p>Energy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88</text:p>
          </table:table-cell>
          <table:table-cell office:value-type="string">
            <text:p>ENGENHARIAS III <text:s text:c="34"/></text:p>
          </table:table-cell>
          <table:table-cell office:value-type="string">
            <text:p>Energy and Building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904</text:p>
          </table:table-cell>
          <table:table-cell office:value-type="string">
            <text:p>ENGENHARIAS III <text:s text:c="34"/></text:p>
          </table:table-cell>
          <table:table-cell office:value-type="string">
            <text:p>Energy Conversion and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9883</text:p>
          </table:table-cell>
          <table:table-cell office:value-type="string">
            <text:p>ENGENHARIAS III <text:s text:c="34"/></text:p>
          </table:table-cell>
          <table:table-cell office:value-type="string">
            <text:p>Energy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646X</text:p>
          </table:table-cell>
          <table:table-cell office:value-type="string">
            <text:p>ENGENHARIAS III <text:s text:c="34"/></text:p>
          </table:table-cell>
          <table:table-cell office:value-type="string">
            <text:p>Energy Efficienc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215</text:p>
          </table:table-cell>
          <table:table-cell office:value-type="string">
            <text:p>ENGENHARIAS III <text:s text:c="34"/></text:p>
          </table:table-cell>
          <table:table-cell office:value-type="string">
            <text:p>Energy Polic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8312</text:p>
          </table:table-cell>
          <table:table-cell office:value-type="string">
            <text:p>ENGENHARIAS III <text:s text:c="34"/></text:p>
          </table:table-cell>
          <table:table-cell office:value-type="string">
            <text:p>Energy Sources (Cessou em 2005. Desdobrou-se em dois: ISSN 1556-7036 Energy Sources. Part A, Recovery, Utilization, and Environmental Effects e ISSN 1556-7249 Energy Sources. Part B, Economics, Planning, and Polic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0826</text:p>
          </table:table-cell>
          <table:table-cell office:value-type="string">
            <text:p>ENGENHARIAS III <text:s text:c="34"/></text:p>
          </table:table-cell>
          <table:table-cell office:value-type="string">
            <text:p>Energy Sustainable Develo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707</text:p>
          </table:table-cell>
          <table:table-cell office:value-type="string">
            <text:p>ENGENHARIAS III <text:s text:c="34"/></text:p>
          </table:table-cell>
          <table:table-cell office:value-type="string">
            <text:p>Engenhar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ENGENHARIAS III <text:s text:c="34"/></text:p>
          </table:table-cell>
          <table:table-cell office:value-type="string">
            <text:p>Engenharia Agrícol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014</text:p>
          </table:table-cell>
          <table:table-cell office:value-type="string">
            <text:p>ENGENHARIAS III <text:s text:c="34"/></text:p>
          </table:table-cell>
          <table:table-cell office:value-type="string">
            <text:p>Engenharia e Constru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025</text:p>
          </table:table-cell>
          <table:table-cell office:value-type="string">
            <text:p>ENGENHARIAS III <text:s text:c="34"/></text:p>
          </table:table-cell>
          <table:table-cell office:value-type="string">
            <text:p>Engenharia Estudo e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85</text:p>
          </table:table-cell>
          <table:table-cell office:value-type="string">
            <text:p>ENGENHARIAS III <text:s text:c="34"/></text:p>
          </table:table-cell>
          <table:table-cell office:value-type="string">
            <text:p>Engenharia R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ENGENHARIAS III <text:s text:c="34"/></text:p>
          </table:table-cell>
          <table:table-cell office:value-type="string">
            <text:p>Engenharia Sanitária e Ambient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790</text:p>
          </table:table-cell>
          <table:table-cell office:value-type="string">
            <text:p>ENGENHARIAS III <text:s text:c="34"/></text:p>
          </table:table-cell>
          <table:table-cell office:value-type="string">
            <text:p>Engenharia Térm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314</text:p>
          </table:table-cell>
          <table:table-cell office:value-type="string">
            <text:p>ENGENHARIAS III <text:s text:c="34"/></text:p>
          </table:table-cell>
          <table:table-cell office:value-type="string">
            <text:p>Engevista (UF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7997</text:p>
          </table:table-cell>
          <table:table-cell office:value-type="string">
            <text:p>ENGENHARIAS III <text:s text:c="34"/></text:p>
          </table:table-cell>
          <table:table-cell office:value-type="string">
            <text:p>Engineering Analysis with Boundary Elemen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1976</text:p>
          </table:table-cell>
          <table:table-cell office:value-type="string">
            <text:p>ENGENHARIAS III <text:s text:c="34"/></text:p>
          </table:table-cell>
          <table:table-cell office:value-type="string">
            <text:p>Engineering Applications of Artificial Intellig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401</text:p>
          </table:table-cell>
          <table:table-cell office:value-type="string">
            <text:p>ENGENHARIAS III <text:s text:c="34"/></text:p>
          </table:table-cell>
          <table:table-cell office:value-type="string">
            <text:p>Engineering Comput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988</text:p>
          </table:table-cell>
          <table:table-cell office:value-type="string">
            <text:p>ENGENHARIAS III <text:s text:c="34"/></text:p>
          </table:table-cell>
          <table:table-cell office:value-type="string">
            <text:p>Engineering Construction and Architectural Manage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6307</text:p>
          </table:table-cell>
          <table:table-cell office:value-type="string">
            <text:p>ENGENHARIAS III <text:s text:c="34"/></text:p>
          </table:table-cell>
          <table:table-cell office:value-type="string">
            <text:p>Engineering Failure 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944</text:p>
          </table:table-cell>
          <table:table-cell office:value-type="string">
            <text:p>ENGENHARIAS III <text:s text:c="34"/></text:p>
          </table:table-cell>
          <table:table-cell office:value-type="string">
            <text:p>Engineering Fracture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96</text:p>
          </table:table-cell>
          <table:table-cell office:value-type="string">
            <text:p>ENGENHARIAS III <text:s text:c="34"/></text:p>
          </table:table-cell>
          <table:table-cell office:value-type="string">
            <text:p>Engineering Structur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ENGENHARIAS III <text:s text:c="34"/></text:p>
          </table:table-cell>
          <table:table-cell office:value-type="string">
            <text:p>Ensaio (Fundação Cesgranri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23</text:p>
          </table:table-cell>
          <table:table-cell office:value-type="string">
            <text:p>ENGENHARIAS III <text:s text:c="34"/></text:p>
          </table:table-cell>
          <table:table-cell office:value-type="string">
            <text:p>Ensaios FE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4521</text:p>
          </table:table-cell>
          <table:table-cell office:value-type="string">
            <text:p>ENGENHARIAS III <text:s text:c="34"/></text:p>
          </table:table-cell>
          <table:table-cell office:value-type="string">
            <text:p>Enseñanza de las Cienc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7575</text:p>
          </table:table-cell>
          <table:table-cell office:value-type="string">
            <text:p>ENGENHARIAS III <text:s text:c="34"/></text:p>
          </table:table-cell>
          <table:table-cell office:value-type="string">
            <text:p>Enterprise Information System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8505</text:p>
          </table:table-cell>
          <table:table-cell office:value-type="string">
            <text:p>ENGENHARIAS III <text:s text:c="34"/></text:p>
          </table:table-cell>
          <table:table-cell office:value-type="string">
            <text:p>Environmental and Ecological Stat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7419</text:p>
          </table:table-cell>
          <table:table-cell office:value-type="string">
            <text:p>ENGENHARIAS III <text:s text:c="34"/></text:p>
          </table:table-cell>
          <table:table-cell office:value-type="string">
            <text:p>Environmental Fluid Mechanics (Dordrecht. 200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152X</text:p>
          </table:table-cell>
          <table:table-cell office:value-type="string">
            <text:p>ENGENHARIAS III <text:s text:c="34"/></text:p>
          </table:table-cell>
          <table:table-cell office:value-type="string">
            <text:p>Environmental Management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2026</text:p>
          </table:table-cell>
          <table:table-cell office:value-type="string">
            <text:p>ENGENHARIAS III <text:s text:c="34"/></text:p>
          </table:table-cell>
          <table:table-cell office:value-type="string">
            <text:p>Environmental Modeling &amp; Assess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8152</text:p>
          </table:table-cell>
          <table:table-cell office:value-type="string">
            <text:p>ENGENHARIAS III <text:s text:c="34"/></text:p>
          </table:table-cell>
          <table:table-cell office:value-type="string">
            <text:p>Environmental Modelling &amp; Softw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ENGENHARIAS III <text:s text:c="34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491</text:p>
          </table:table-cell>
          <table:table-cell office:value-type="string">
            <text:p>ENGENHARIAS III <text:s text:c="34"/></text:p>
          </table:table-cell>
          <table:table-cell office:value-type="string">
            <text:p>Environmental Progress (Cessou em 2008. Cont. ISSN 1944-7442 Environmental Progress &amp; Sustainable Energy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1913</text:p>
          </table:table-cell>
          <table:table-cell office:value-type="string">
            <text:p>ENGENHARIAS III <text:s text:c="34"/></text:p>
          </table:table-cell>
          <table:table-cell office:value-type="string">
            <text:p>Environmental Quality Manage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9011</text:p>
          </table:table-cell>
          <table:table-cell office:value-type="string">
            <text:p>ENGENHARIAS III <text:s text:c="34"/></text:p>
          </table:table-cell>
          <table:table-cell office:value-type="string">
            <text:p>Environmental Science &amp; Poli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1344</text:p>
          </table:table-cell>
          <table:table-cell office:value-type="string">
            <text:p>ENGENHARIAS III <text:s text:c="34"/></text:p>
          </table:table-cell>
          <table:table-cell office:value-type="string">
            <text:p>Environmental Science and Pollution Research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009</text:p>
          </table:table-cell>
          <table:table-cell office:value-type="string">
            <text:p>ENGENHARIAS III <text:s text:c="34"/></text:p>
          </table:table-cell>
          <table:table-cell office:value-type="string">
            <text:p>EnvironMetrics (London. Ont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0042</text:p>
          </table:table-cell>
          <table:table-cell office:value-type="string">
            <text:p>ENGENHARIAS III <text:s text:c="34"/></text:p>
          </table:table-cell>
          <table:table-cell office:value-type="string">
            <text:p>EPJ. Applied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487</text:p>
          </table:table-cell>
          <table:table-cell office:value-type="string">
            <text:p>ENGENHARIAS III <text:s text:c="34"/></text:p>
          </table:table-cell>
          <table:table-cell office:value-type="string">
            <text:p>Eptic (U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0139</text:p>
          </table:table-cell>
          <table:table-cell office:value-type="string">
            <text:p>ENGENHARIAS III <text:s text:c="34"/></text:p>
          </table:table-cell>
          <table:table-cell office:value-type="string">
            <text:p>Ergonomics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2728</text:p>
          </table:table-cell>
          <table:table-cell office:value-type="string">
            <text:p>ENGENHARIAS III <text:s text:c="34"/></text:p>
          </table:table-cell>
          <table:table-cell office:value-type="string">
            <text:p>Ergonomics Southern Afr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1015</text:p>
          </table:table-cell>
          <table:table-cell office:value-type="string">
            <text:p>ENGENHARIAS III <text:s text:c="34"/></text:p>
          </table:table-cell>
          <table:table-cell office:value-type="string">
            <text:p>Espacios (Caraca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575</text:p>
          </table:table-cell>
          <table:table-cell office:value-type="string">
            <text:p>ENGENHARIAS III <text:s text:c="34"/></text:p>
          </table:table-cell>
          <table:table-cell office:value-type="string">
            <text:p>Espaço Ene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759</text:p>
          </table:table-cell>
          <table:table-cell office:value-type="string">
            <text:p>ENGENHARIAS III <text:s text:c="34"/></text:p>
          </table:table-cell>
          <table:table-cell office:value-type="string">
            <text:p>Estado, Gobierno, Gestión Públic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8347</text:p>
          </table:table-cell>
          <table:table-cell office:value-type="string">
            <text:p>ENGENHARIAS III <text:s text:c="34"/></text:p>
          </table:table-cell>
          <table:table-cell office:value-type="string">
            <text:p>Estuaries (Cessou em 2005. Cont. ISSN 1559-2723 Estuaries and Coast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ENGENHARIAS III <text:s text:c="34"/></text:p>
          </table:table-cell>
          <table:table-cell office:value-type="string">
            <text:p>Estudos Avançados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161</text:p>
          </table:table-cell>
          <table:table-cell office:value-type="string">
            <text:p>ENGENHARIAS III <text:s text:c="34"/></text:p>
          </table:table-cell>
          <table:table-cell office:value-type="string">
            <text:p>Estudos Econômicos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ENGENHARIAS III <text:s text:c="34"/></text:p>
          </table:table-cell>
          <table:table-cell office:value-type="string">
            <text:p>Estudos em Avaliação Educacio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49</text:p>
          </table:table-cell>
          <table:table-cell office:value-type="string">
            <text:p>ENGENHARIAS III <text:s text:c="34"/></text:p>
          </table:table-cell>
          <table:table-cell office:value-type="string">
            <text:p>Estudos em Design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0244</text:p>
          </table:table-cell>
          <table:table-cell office:value-type="string">
            <text:p>ENGENHARIAS III <text:s text:c="34"/></text:p>
          </table:table-cell>
          <table:table-cell office:value-type="string">
            <text:p>Estudos Geológicos. Série B, Estudos e Pesquisas (UFP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80</text:p>
          </table:table-cell>
          <table:table-cell office:value-type="string">
            <text:p>ENGENHARIAS III <text:s text:c="34"/></text:p>
          </table:table-cell>
          <table:table-cell office:value-type="string">
            <text:p>Estudos Sociedade e Agricultur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310</text:p>
          </table:table-cell>
          <table:table-cell office:value-type="string">
            <text:p>ENGENHARIAS III <text:s text:c="34"/></text:p>
          </table:table-cell>
          <table:table-cell office:value-type="string">
            <text:p>Estudos Tecnológico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5593</text:p>
          </table:table-cell>
          <table:table-cell office:value-type="string">
            <text:p>ENGENHARIAS III <text:s text:c="34"/></text:p>
          </table:table-cell>
          <table:table-cell office:value-type="string">
            <text:p>EUR (Luxembour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236</text:p>
          </table:table-cell>
          <table:table-cell office:value-type="string">
            <text:p>ENGENHARIAS III <text:s text:c="34"/></text:p>
          </table:table-cell>
          <table:table-cell office:value-type="string">
            <text:p>EURE (Santiago. En lín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797</text:p>
          </table:table-cell>
          <table:table-cell office:value-type="string">
            <text:p>ENGENHARIAS III <text:s text:c="34"/></text:p>
          </table:table-cell>
          <table:table-cell office:value-type="string">
            <text:p>European Journal of Engineering Educ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1060</text:p>
          </table:table-cell>
          <table:table-cell office:value-type="string">
            <text:p>ENGENHARIAS III <text:s text:c="34"/></text:p>
          </table:table-cell>
          <table:table-cell office:value-type="string">
            <text:p>European Journal of Innovation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4015</text:p>
          </table:table-cell>
          <table:table-cell office:value-type="string">
            <text:p>ENGENHARIAS III <text:s text:c="34"/></text:p>
          </table:table-cell>
          <table:table-cell office:value-type="string">
            <text:p>European Journal of Manag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7-7538</text:p>
          </table:table-cell>
          <table:table-cell office:value-type="string">
            <text:p>ENGENHARIAS III <text:s text:c="34"/></text:p>
          </table:table-cell>
          <table:table-cell office:value-type="string">
            <text:p>European Journal of Mechanics. A, Sol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7-7546</text:p>
          </table:table-cell>
          <table:table-cell office:value-type="string">
            <text:p>ENGENHARIAS III <text:s text:c="34"/></text:p>
          </table:table-cell>
          <table:table-cell office:value-type="string">
            <text:p>European Journal of Mechanics. B, Flu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2217</text:p>
          </table:table-cell>
          <table:table-cell office:value-type="string">
            <text:p>ENGENHARIAS III <text:s text:c="34"/></text:p>
          </table:table-cell>
          <table:table-cell office:value-type="string">
            <text:p>European Journal of Operation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6-336X</text:p>
          </table:table-cell>
          <table:table-cell office:value-type="string">
            <text:p>ENGENHARIAS III <text:s text:c="34"/></text:p>
          </table:table-cell>
          <table:table-cell office:value-type="string">
            <text:p>European Physical Education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057</text:p>
          </table:table-cell>
          <table:table-cell office:value-type="string">
            <text:p>ENGENHARIAS III <text:s text:c="34"/></text:p>
          </table:table-cell>
          <table:table-cell office:value-type="string">
            <text:p>European Polymer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6671</text:p>
          </table:table-cell>
          <table:table-cell office:value-type="string">
            <text:p>ENGENHARIAS III <text:s text:c="34"/></text:p>
          </table:table-cell>
          <table:table-cell office:value-type="string">
            <text:p>European Weld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28</text:p>
          </table:table-cell>
          <table:table-cell office:value-type="string">
            <text:p>ENGENHARIAS III <text:s text:c="34"/></text:p>
          </table:table-cell>
          <table:table-cell office:value-type="string">
            <text:p>Exacta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51</text:p>
          </table:table-cell>
          <table:table-cell office:value-type="string">
            <text:p>ENGENHARIAS III <text:s text:c="34"/></text:p>
          </table:table-cell>
          <table:table-cell office:value-type="string">
            <text:p>Experimental Mecha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2765</text:p>
          </table:table-cell>
          <table:table-cell office:value-type="string">
            <text:p>ENGENHARIAS III <text:s text:c="34"/></text:p>
          </table:table-cell>
          <table:table-cell office:value-type="string">
            <text:p>Experimental Mechanic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818</text:p>
          </table:table-cell>
          <table:table-cell office:value-type="string">
            <text:p>ENGENHARIAS III <text:s text:c="34"/></text:p>
          </table:table-cell>
          <table:table-cell office:value-type="string">
            <text:p>Experimental Techniques (Westport, Conn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1777</text:p>
          </table:table-cell>
          <table:table-cell office:value-type="string">
            <text:p>ENGENHARIAS III <text:s text:c="34"/></text:p>
          </table:table-cell>
          <table:table-cell office:value-type="string">
            <text:p>Experimental Thermal and Fluid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3-4864</text:p>
          </table:table-cell>
          <table:table-cell office:value-type="string">
            <text:p>ENGENHARIAS III <text:s text:c="34"/></text:p>
          </table:table-cell>
          <table:table-cell office:value-type="string">
            <text:p>Experiments in Fluid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74</text:p>
          </table:table-cell>
          <table:table-cell office:value-type="string">
            <text:p>ENGENHARIAS III <text:s text:c="34"/></text:p>
          </table:table-cell>
          <table:table-cell office:value-type="string">
            <text:p>Expert Systems with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958</text:p>
          </table:table-cell>
          <table:table-cell office:value-type="string">
            <text:p>ENGENHARIAS III <text:s text:c="34"/></text:p>
          </table:table-cell>
          <table:table-cell office:value-type="string">
            <text:p>FAMAT em Revista (UF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960</text:p>
          </table:table-cell>
          <table:table-cell office:value-type="string">
            <text:p>ENGENHARIAS III <text:s text:c="34"/></text:p>
          </table:table-cell>
          <table:table-cell office:value-type="string">
            <text:p>Far East Journal of Applied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758X</text:p>
          </table:table-cell>
          <table:table-cell office:value-type="string">
            <text:p>ENGENHARIAS III <text:s text:c="34"/></text:p>
          </table:table-cell>
          <table:table-cell office:value-type="string">
            <text:p>Fatigue &amp; Fracture of Engineering Materials &amp; Structur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54</text:p>
          </table:table-cell>
          <table:table-cell office:value-type="string">
            <text:p>ENGENHARIAS III <text:s text:c="34"/></text:p>
          </table:table-cell>
          <table:table-cell office:value-type="string">
            <text:p>Femin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40X</text:p>
          </table:table-cell>
          <table:table-cell office:value-type="string">
            <text:p>ENGENHARIAS III <text:s text:c="34"/></text:p>
          </table:table-cell>
          <table:table-cell office:value-type="string">
            <text:p>Ferramental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193</text:p>
          </table:table-cell>
          <table:table-cell office:value-type="string">
            <text:p>ENGENHARIAS III <text:s text:c="34"/></text:p>
          </table:table-cell>
          <table:table-cell office:value-type="string">
            <text:p>Ferroelectr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74X</text:p>
          </table:table-cell>
          <table:table-cell office:value-type="string">
            <text:p>ENGENHARIAS III <text:s text:c="34"/></text:p>
          </table:table-cell>
          <table:table-cell office:value-type="string">
            <text:p>Finite Elements in Analysis and Desig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2684</text:p>
          </table:table-cell>
          <table:table-cell office:value-type="string">
            <text:p>ENGENHARIAS III <text:s text:c="34"/></text:p>
          </table:table-cell>
          <table:table-cell office:value-type="string">
            <text:p>Fire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836</text:p>
          </table:table-cell>
          <table:table-cell office:value-type="string">
            <text:p>ENGENHARIAS III <text:s text:c="34"/></text:p>
          </table:table-cell>
          <table:table-cell office:value-type="string">
            <text:p>Fisherie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324</text:p>
          </table:table-cell>
          <table:table-cell office:value-type="string">
            <text:p>ENGENHARIAS III <text:s text:c="34"/></text:p>
          </table:table-cell>
          <table:table-cell office:value-type="string">
            <text:p>Fisio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5638</text:p>
          </table:table-cell>
          <table:table-cell office:value-type="string">
            <text:p>ENGENHARIAS III <text:s text:c="34"/></text:p>
          </table:table-cell>
          <table:table-cell office:value-type="string">
            <text:p>Fisioterapia (Madrid. 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ENGENHARIAS III <text:s text:c="34"/></text:p>
          </table:table-cell>
          <table:table-cell office:value-type="string">
            <text:p>Fisioterapia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50</text:p>
          </table:table-cell>
          <table:table-cell office:value-type="string">
            <text:p>ENGENHARIAS III <text:s text:c="34"/></text:p>
          </table:table-cell>
          <table:table-cell office:value-type="string">
            <text:p>Fisioterapia e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ENGENHARIAS III <text:s text:c="34"/></text:p>
          </table:table-cell>
          <table:table-cell office:value-type="string">
            <text:p>Fisioterapia em Movimento (PUC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469</text:p>
          </table:table-cell>
          <table:table-cell office:value-type="string">
            <text:p>ENGENHARIAS III <text:s text:c="34"/></text:p>
          </table:table-cell>
          <table:table-cell office:value-type="string">
            <text:p>Fisioterapia S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88</text:p>
          </table:table-cell>
          <table:table-cell office:value-type="string">
            <text:p>ENGENHARIAS III <text:s text:c="34"/></text:p>
          </table:table-cell>
          <table:table-cell office:value-type="string">
            <text:p>Fitness &amp; Performance Jour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58</text:p>
          </table:table-cell>
          <table:table-cell office:value-type="string">
            <text:p>ENGENHARIAS III <text:s text:c="34"/></text:p>
          </table:table-cell>
          <table:table-cell office:value-type="string">
            <text:p>Fitopatologia Brasileira (Impresso) (Cessou em 2007. Cont. ISSN 1982-5676 Tropical Plant Pathology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688</text:p>
          </table:table-cell>
          <table:table-cell office:value-type="string">
            <text:p>ENGENHARIAS III <text:s text:c="34"/></text:p>
          </table:table-cell>
          <table:table-cell office:value-type="string">
            <text:p>Floresta (Online)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5986</text:p>
          </table:table-cell>
          <table:table-cell office:value-type="string">
            <text:p>ENGENHARIAS III <text:s text:c="34"/></text:p>
          </table:table-cell>
          <table:table-cell office:value-type="string">
            <text:p>Flow Measurement and Instrumen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812</text:p>
          </table:table-cell>
          <table:table-cell office:value-type="string">
            <text:p>ENGENHARIAS III <text:s text:c="34"/></text:p>
          </table:table-cell>
          <table:table-cell office:value-type="string">
            <text:p>Fluid Phase Equilibr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266</text:p>
          </table:table-cell>
          <table:table-cell office:value-type="string">
            <text:p>ENGENHARIAS III <text:s text:c="34"/></text:p>
          </table:table-cell>
          <table:table-cell office:value-type="string">
            <text:p>FOA. Revista da Faculdade de Odontologia de Anápolis (Cessou em 2006. Cont. ISSN 1982-9590 RCO: Revista do Curso de Odontologia da UniEvangél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15</text:p>
          </table:table-cell>
          <table:table-cell office:value-type="string">
            <text:p>ENGENHARIAS III <text:s text:c="34"/></text:p>
          </table:table-cell>
          <table:table-cell office:value-type="string">
            <text:p>Fonte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ENGENHARIAS III <text:s text:c="34"/></text:p>
          </table:table-cell>
          <table:table-cell office:value-type="string">
            <text:p>Food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969</text:p>
          </table:table-cell>
          <table:table-cell office:value-type="string">
            <text:p>ENGENHARIAS III <text:s text:c="34"/></text:p>
          </table:table-cell>
          <table:table-cell office:value-type="string">
            <text:p>Food Research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87</text:p>
          </table:table-cell>
          <table:table-cell office:value-type="string">
            <text:p>ENGENHARIAS III <text:s text:c="34"/></text:p>
          </table:table-cell>
          <table:table-cell office:value-type="string">
            <text:p>FS. Fundição e Serviç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ENGENHARIAS III <text:s text:c="34"/></text:p>
          </table:table-cell>
          <table:table-cell office:value-type="string">
            <text:p>Fuel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39X</text:p>
          </table:table-cell>
          <table:table-cell office:value-type="string">
            <text:p>ENGENHARIAS III <text:s text:c="34"/></text:p>
          </table:table-cell>
          <table:table-cell office:value-type="string">
            <text:p>Future Generation Computer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256</text:p>
          </table:table-cell>
          <table:table-cell office:value-type="string">
            <text:p>ENGENHARIAS III <text:s text:c="34"/></text:p>
          </table:table-cell>
          <table:table-cell office:value-type="string">
            <text:p>Games and Economic Behavio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ENGENHARIAS III <text:s text:c="34"/></text:p>
          </table:table-cell>
          <table:table-cell office:value-type="string">
            <text:p>Genetics and Molecula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708</text:p>
          </table:table-cell>
          <table:table-cell office:value-type="string">
            <text:p>ENGENHARIAS III <text:s text:c="34"/></text:p>
          </table:table-cell>
          <table:table-cell office:value-type="string">
            <text:p>Geo.br (Our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ENGENHARIAS III <text:s text:c="34"/></text:p>
          </table:table-cell>
          <table:table-cell office:value-type="string">
            <text:p>Geochimica Brasilien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82</text:p>
          </table:table-cell>
          <table:table-cell office:value-type="string">
            <text:p>ENGENHARIAS III <text:s text:c="34"/></text:p>
          </table:table-cell>
          <table:table-cell office:value-type="string">
            <text:p>Geociências (UNE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61</text:p>
          </table:table-cell>
          <table:table-cell office:value-type="string">
            <text:p>ENGENHARIAS III <text:s text:c="34"/></text:p>
          </table:table-cell>
          <table:table-cell office:value-type="string">
            <text:p>Geoderma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185</text:p>
          </table:table-cell>
          <table:table-cell office:value-type="string">
            <text:p>ENGENHARIAS III <text:s text:c="34"/></text:p>
          </table:table-cell>
          <table:table-cell office:value-type="string">
            <text:p>Geoforum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8025</text:p>
          </table:table-cell>
          <table:table-cell office:value-type="string">
            <text:p>ENGENHARIAS III <text:s text:c="34"/></text:p>
          </table:table-cell>
          <table:table-cell office:value-type="string">
            <text:p>Geophysical Prospect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8276</text:p>
          </table:table-cell>
          <table:table-cell office:value-type="string">
            <text:p>ENGENHARIAS III <text:s text:c="34"/></text:p>
          </table:table-cell>
          <table:table-cell office:value-type="string">
            <text:p>Geophysical Research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8033</text:p>
          </table:table-cell>
          <table:table-cell office:value-type="string">
            <text:p>ENGENHARIAS III <text:s text:c="34"/></text:p>
          </table:table-cell>
          <table:table-cell office:value-type="string">
            <text:p>Ge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6115</text:p>
          </table:table-cell>
          <table:table-cell office:value-type="string">
            <text:p>ENGENHARIAS III <text:s text:c="34"/></text:p>
          </table:table-cell>
          <table:table-cell office:value-type="string">
            <text:p>Geotechnical Testing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14X</text:p>
          </table:table-cell>
          <table:table-cell office:value-type="string">
            <text:p>ENGENHARIAS III <text:s text:c="34"/></text:p>
          </table:table-cell>
          <table:table-cell office:value-type="string">
            <text:p>GEPROS. Gestão da Produção, Operações e Sistem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0664</text:p>
          </table:table-cell>
          <table:table-cell office:value-type="string">
            <text:p>ENGENHARIAS III <text:s text:c="34"/></text:p>
          </table:table-cell>
          <table:table-cell office:value-type="string">
            <text:p>Gerodon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ENGENHARIAS III <text:s text:c="34"/></text:p>
          </table:table-cell>
          <table:table-cell office:value-type="string">
            <text:p>Gestão &amp; Produção (UFSCA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92</text:p>
          </table:table-cell>
          <table:table-cell office:value-type="string">
            <text:p>ENGENHARIAS III <text:s text:c="34"/></text:p>
          </table:table-cell>
          <table:table-cell office:value-type="string">
            <text:p>Gestão &amp; Region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543</text:p>
          </table:table-cell>
          <table:table-cell office:value-type="string">
            <text:p>ENGENHARIAS III <text:s text:c="34"/></text:p>
          </table:table-cell>
          <table:table-cell office:value-type="string">
            <text:p>Gestão &amp; Tecnologia de Projet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6X</text:p>
          </table:table-cell>
          <table:table-cell office:value-type="string">
            <text:p>ENGENHARIAS III <text:s text:c="34"/></text:p>
          </table:table-cell>
          <table:table-cell office:value-type="string">
            <text:p>Gestão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56</text:p>
          </table:table-cell>
          <table:table-cell office:value-type="string">
            <text:p>ENGENHARIAS III <text:s text:c="34"/></text:p>
          </table:table-cell>
          <table:table-cell office:value-type="string">
            <text:p>Gestão e Sociedade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827</text:p>
          </table:table-cell>
          <table:table-cell office:value-type="string">
            <text:p>ENGENHARIAS III <text:s text:c="34"/></text:p>
          </table:table-cell>
          <table:table-cell office:value-type="string">
            <text:p>Gestão.Or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1013</text:p>
          </table:table-cell>
          <table:table-cell office:value-type="string">
            <text:p>ENGENHARIAS III <text:s text:c="34"/></text:p>
          </table:table-cell>
          <table:table-cell office:value-type="string">
            <text:p>Global Change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780</text:p>
          </table:table-cell>
          <table:table-cell office:value-type="string">
            <text:p>ENGENHARIAS III <text:s text:c="34"/></text:p>
          </table:table-cell>
          <table:table-cell office:value-type="string">
            <text:p>Global Environmental Chang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8-5606</text:p>
          </table:table-cell>
          <table:table-cell office:value-type="string">
            <text:p>ENGENHARIAS III <text:s text:c="34"/></text:p>
          </table:table-cell>
          <table:table-cell office:value-type="string">
            <text:p>Gornye Vedomost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975</text:p>
          </table:table-cell>
          <table:table-cell office:value-type="string">
            <text:p>ENGENHARIAS III <text:s text:c="34"/></text:p>
          </table:table-cell>
          <table:table-cell office:value-type="string">
            <text:p>Gravel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160X</text:p>
          </table:table-cell>
          <table:table-cell office:value-type="string">
            <text:p>ENGENHARIAS III <text:s text:c="34"/></text:p>
          </table:table-cell>
          <table:table-cell office:value-type="string">
            <text:p>Head &amp; Face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510</text:p>
          </table:table-cell>
          <table:table-cell office:value-type="string">
            <text:p>ENGENHARIAS III <text:s text:c="34"/></text:p>
          </table:table-cell>
          <table:table-cell office:value-type="string">
            <text:p>Health Policy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7214</text:p>
          </table:table-cell>
          <table:table-cell office:value-type="string">
            <text:p>ENGENHARIAS III <text:s text:c="34"/></text:p>
          </table:table-cell>
          <table:table-cell office:value-type="string">
            <text:p>Heat Exchanger Design Upda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7632</text:p>
          </table:table-cell>
          <table:table-cell office:value-type="string">
            <text:p>ENGENHARIAS III <text:s text:c="34"/></text:p>
          </table:table-cell>
          <table:table-cell office:value-type="string">
            <text:p>Heat Transfer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55</text:p>
          </table:table-cell>
          <table:table-cell office:value-type="string">
            <text:p>ENGENHARIAS III <text:s text:c="34"/></text:p>
          </table:table-cell>
          <table:table-cell office:value-type="string">
            <text:p>Hífen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ENGENHARIAS III <text:s text:c="34"/></text:p>
          </table:table-cell>
          <table:table-cell office:value-type="string">
            <text:p>Higiene Aliment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260</text:p>
          </table:table-cell>
          <table:table-cell office:value-type="string">
            <text:p>ENGENHARIAS III <text:s text:c="34"/></text:p>
          </table:table-cell>
          <table:table-cell office:value-type="string">
            <text:p>Hipertensã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61</text:p>
          </table:table-cell>
          <table:table-cell office:value-type="string">
            <text:p>ENGENHARIAS III <text:s text:c="34"/></text:p>
          </table:table-cell>
          <table:table-cell office:value-type="string">
            <text:p>História Unisi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00</text:p>
          </table:table-cell>
          <table:table-cell office:value-type="string">
            <text:p>ENGENHARIAS III <text:s text:c="34"/></text:p>
          </table:table-cell>
          <table:table-cell office:value-type="string">
            <text:p>Holos (Natal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3830</text:p>
          </table:table-cell>
          <table:table-cell office:value-type="string">
            <text:p>ENGENHARIAS III <text:s text:c="34"/></text:p>
          </table:table-cell>
          <table:table-cell office:value-type="string">
            <text:p>Holzforschung (Berli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ENGENHARIAS III <text:s text:c="34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8471</text:p>
          </table:table-cell>
          <table:table-cell office:value-type="string">
            <text:p>ENGENHARIAS III <text:s text:c="34"/></text:p>
          </table:table-cell>
          <table:table-cell office:value-type="string">
            <text:p>Human Factors and Ergonomics in Manufactu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9669</text:p>
          </table:table-cell>
          <table:table-cell office:value-type="string">
            <text:p>ENGENHARIAS III <text:s text:c="34"/></text:p>
          </table:table-cell>
          <table:table-cell office:value-type="string">
            <text:p>HVAC &amp; 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2391</text:p>
          </table:table-cell>
          <table:table-cell office:value-type="string">
            <text:p>ENGENHARIAS III <text:s text:c="34"/></text:p>
          </table:table-cell>
          <table:table-cell office:value-type="string">
            <text:p>Hybrid Methods in Engineering (Cessou em 200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190</text:p>
          </table:table-cell>
          <table:table-cell office:value-type="string">
            <text:p>ENGENHARIAS III <text:s text:c="34"/></text:p>
          </table:table-cell>
          <table:table-cell office:value-type="string">
            <text:p>Hydrocarbon Processing (International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3902</text:p>
          </table:table-cell>
          <table:table-cell office:value-type="string">
            <text:p>ENGENHARIAS III <text:s text:c="34"/></text:p>
          </table:table-cell>
          <table:table-cell office:value-type="string">
            <text:p>Hydrocarbon World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6X</text:p>
          </table:table-cell>
          <table:table-cell office:value-type="string">
            <text:p>ENGENHARIAS III <text:s text:c="34"/></text:p>
          </table:table-cell>
          <table:table-cell office:value-type="string">
            <text:p>Hydrometallurgy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43</text:p>
          </table:table-cell>
          <table:table-cell office:value-type="string">
            <text:p>ENGENHARIAS III <text:s text:c="34"/></text:p>
          </table:table-cell>
          <table:table-cell office:value-type="string">
            <text:p>Hyperfine Interac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40</text:p>
          </table:table-cell>
          <table:table-cell office:value-type="string">
            <text:p>ENGENHARIAS III <text:s text:c="34"/></text:p>
          </table:table-cell>
          <table:table-cell office:value-type="string">
            <text:p>I.E.E.E. Transactions on Compu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0-031X</text:p>
          </table:table-cell>
          <table:table-cell office:value-type="string">
            <text:p>ENGENHARIAS III <text:s text:c="34"/></text:p>
          </table:table-cell>
          <table:table-cell office:value-type="string">
            <text:p>IASME Transac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388</text:p>
          </table:table-cell>
          <table:table-cell office:value-type="string">
            <text:p>ENGENHARIAS III <text:s text:c="34"/></text:p>
          </table:table-cell>
          <table:table-cell office:value-type="string">
            <text:p>Iberoamericana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8145</text:p>
          </table:table-cell>
          <table:table-cell office:value-type="string">
            <text:p>ENGENHARIAS III <text:s text:c="34"/></text:p>
          </table:table-cell>
          <table:table-cell office:value-type="string">
            <text:p>IDR. Industrial Diamond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5012</text:p>
          </table:table-cell>
          <table:table-cell office:value-type="string">
            <text:p>ENGENHARIAS III <text:s text:c="34"/></text:p>
          </table:table-cell>
          <table:table-cell office:value-type="string">
            <text:p>IDS Bulletin (Brighton. 198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3-4291</text:p>
          </table:table-cell>
          <table:table-cell office:value-type="string">
            <text:p>ENGENHARIAS III <text:s text:c="34"/></text:p>
          </table:table-cell>
          <table:table-cell office:value-type="string">
            <text:p>IEA CO2 Emissions from Fuel Combus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379</text:p>
          </table:table-cell>
          <table:table-cell office:value-type="string">
            <text:p>ENGENHARIAS III <text:s text:c="34"/></text:p>
          </table:table-cell>
          <table:table-cell office:value-type="string">
            <text:p>IEE Proceedings. Control Theory and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344</text:p>
          </table:table-cell>
          <table:table-cell office:value-type="string">
            <text:p>ENGENHARIAS III <text:s text:c="34"/></text:p>
          </table:table-cell>
          <table:table-cell office:value-type="string">
            <text:p>IEE Proceedings. Science, Measurement and Technology (Cessou em 2006. Cont. ISSN 1751-8822 IET Science, Measurement &amp; Technology (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7798</text:p>
          </table:table-cell>
          <table:table-cell office:value-type="string">
            <text:p>ENGENHARIAS III <text:s text:c="34"/></text:p>
          </table:table-cell>
          <table:table-cell office:value-type="string">
            <text:p>IEEE Communication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0156</text:p>
          </table:table-cell>
          <table:table-cell office:value-type="string">
            <text:p>ENGENHARIAS III <text:s text:c="34"/></text:p>
          </table:table-cell>
          <table:table-cell office:value-type="string">
            <text:p>IEEE Computer Applications in Power (Cessou em 2002. Fundiu-se com ISSN 0272-1724 IEEE Power Engineering Review e ISSN 1540-7977 IEEE Power &amp; Energy Magaz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1672</text:p>
          </table:table-cell>
          <table:table-cell office:value-type="string">
            <text:p>ENGENHARIAS III <text:s text:c="34"/></text:p>
          </table:table-cell>
          <table:table-cell office:value-type="string">
            <text:p>IEEE Intelligent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9059</text:p>
          </table:table-cell>
          <table:table-cell office:value-type="string">
            <text:p>ENGENHARIAS III <text:s text:c="34"/></text:p>
          </table:table-cell>
          <table:table-cell office:value-type="string">
            <text:p>IEEE Journal of Oceanic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8716</text:p>
          </table:table-cell>
          <table:table-cell office:value-type="string">
            <text:p>ENGENHARIAS III <text:s text:c="34"/></text:p>
          </table:table-cell>
          <table:table-cell office:value-type="string">
            <text:p>IEEE Journal on Selected Areas in Commun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932</text:p>
          </table:table-cell>
          <table:table-cell office:value-type="string">
            <text:p>ENGENHARIAS III <text:s text:c="34"/></text:p>
          </table:table-cell>
          <table:table-cell office:value-type="string">
            <text:p>IEEE Robotics &amp; Automation Magaz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437X</text:p>
          </table:table-cell>
          <table:table-cell office:value-type="string">
            <text:p>ENGENHARIAS III <text:s text:c="34"/></text:p>
          </table:table-cell>
          <table:table-cell office:value-type="string">
            <text:p>IEEE Sensors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908</text:p>
          </table:table-cell>
          <table:table-cell office:value-type="string">
            <text:p>ENGENHARIAS III <text:s text:c="34"/></text:p>
          </table:table-cell>
          <table:table-cell office:value-type="string">
            <text:p>IEEE Signal Processing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51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Aerospace and Electronic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86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Automatic Contro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94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Biomedical 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971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Dependable and Secure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59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69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Energy Convers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391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Engineering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046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Industrial Electronics (1982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56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Instrumentation and Measur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Mag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80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Microwave Theory and Techniqu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8828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Pattern Analysis and Machine Intellig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3813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Plasma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950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Power System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529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Reliab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296X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Robotics and Automation (Cessou em 2004. Foi desdobrado em dois: ISSN 1545-5955 IEEE Transactions on Automation Science and Engineering e ISSN 1552-3098 IEEE Transactions on Robot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27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Systems, Man and Cybernetics. Part A. Systems and Huma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19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Systems, Man and Cybernetics. Part B. Cyber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010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Ultrasonics, Ferroelectrics, and Frequency Contro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545</text:p>
          </table:table-cell>
          <table:table-cell office:value-type="string">
            <text:p>ENGENHARIAS III <text:s text:c="34"/></text:p>
          </table:table-cell>
          <table:table-cell office:value-type="string">
            <text:p>IEEE Transactions on Vehicular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435</text:p>
          </table:table-cell>
          <table:table-cell office:value-type="string">
            <text:p>ENGENHARIAS III <text:s text:c="34"/></text:p>
          </table:table-cell>
          <table:table-cell office:value-type="string">
            <text:p>IEEE/ASME Transactions on Mecha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3-5685</text:p>
          </table:table-cell>
          <table:table-cell office:value-type="string">
            <text:p>ENGENHARIAS III <text:s text:c="34"/></text:p>
          </table:table-cell>
          <table:table-cell office:value-type="string">
            <text:p>IEICE Technical Repor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58X</text:p>
          </table:table-cell>
          <table:table-cell office:value-type="string">
            <text:p>ENGENHARIAS III <text:s text:c="34"/></text:p>
          </table:table-cell>
          <table:table-cell office:value-type="string">
            <text:p>IET Circuits, Devices &amp;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687</text:p>
          </table:table-cell>
          <table:table-cell office:value-type="string">
            <text:p>ENGENHARIAS III <text:s text:c="34"/></text:p>
          </table:table-cell>
          <table:table-cell office:value-type="string">
            <text:p>IET Generation, Transmission &amp; Distrib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725</text:p>
          </table:table-cell>
          <table:table-cell office:value-type="string">
            <text:p>ENGENHARIAS III <text:s text:c="34"/></text:p>
          </table:table-cell>
          <table:table-cell office:value-type="string">
            <text:p>IET Microwaves, Antennas &amp; Propag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830</text:p>
          </table:table-cell>
          <table:table-cell office:value-type="string">
            <text:p>ENGENHARIAS III <text:s text:c="34"/></text:p>
          </table:table-cell>
          <table:table-cell office:value-type="string">
            <text:p>IET Science, Measurement &amp; Techn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5736</text:p>
          </table:table-cell>
          <table:table-cell office:value-type="string">
            <text:p>ENGENHARIAS III <text:s text:c="34"/></text:p>
          </table:table-cell>
          <table:table-cell office:value-type="string">
            <text:p>IFIP (Bost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0737</text:p>
          </table:table-cell>
          <table:table-cell office:value-type="string">
            <text:p>ENGENHARIAS III <text:s text:c="34"/></text:p>
          </table:table-cell>
          <table:table-cell office:value-type="string">
            <text:p>IFMBE Proceedin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960</text:p>
          </table:table-cell>
          <table:table-cell office:value-type="string">
            <text:p>ENGENHARIAS III <text:s text:c="34"/></text:p>
          </table:table-cell>
          <table:table-cell office:value-type="string">
            <text:p>IMA Journal of Applied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40</text:p>
          </table:table-cell>
          <table:table-cell office:value-type="string">
            <text:p>ENGENHARIAS III <text:s text:c="34"/></text:p>
          </table:table-cell>
          <table:table-cell office:value-type="string">
            <text:p>Imagens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1777</text:p>
          </table:table-cell>
          <table:table-cell office:value-type="string">
            <text:p>ENGENHARIAS III <text:s text:c="34"/></text:p>
          </table:table-cell>
          <table:table-cell office:value-type="string">
            <text:p>IMHE. Información de Máquinas-Herramienta, Equipos y Accesori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163</text:p>
          </table:table-cell>
          <table:table-cell office:value-type="string">
            <text:p>ENGENHARIAS III <text:s text:c="34"/></text:p>
          </table:table-cell>
          <table:table-cell office:value-type="string">
            <text:p>Implant Dent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61</text:p>
          </table:table-cell>
          <table:table-cell office:value-type="string">
            <text:p>ENGENHARIAS III <text:s text:c="34"/></text:p>
          </table:table-cell>
          <table:table-cell office:value-type="string">
            <text:p>Implant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26X</text:p>
          </table:table-cell>
          <table:table-cell office:value-type="string">
            <text:p>ENGENHARIAS III <text:s text:c="34"/></text:p>
          </table:table-cell>
          <table:table-cell office:value-type="string">
            <text:p>Indoor + Built Environ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6947</text:p>
          </table:table-cell>
          <table:table-cell office:value-type="string">
            <text:p>ENGENHARIAS III <text:s text:c="34"/></text:p>
          </table:table-cell>
          <table:table-cell office:value-type="string">
            <text:p>Indoor Ai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ENGENHARIAS III <text:s text:c="34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7588</text:p>
          </table:table-cell>
          <table:table-cell office:value-type="string">
            <text:p>ENGENHARIAS III <text:s text:c="34"/></text:p>
          </table:table-cell>
          <table:table-cell office:value-type="string">
            <text:p>Industrial Cer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8374</text:p>
          </table:table-cell>
          <table:table-cell office:value-type="string">
            <text:p>ENGENHARIAS III <text:s text:c="34"/></text:p>
          </table:table-cell>
          <table:table-cell office:value-type="string">
            <text:p>Industrial Heat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792</text:p>
          </table:table-cell>
          <table:table-cell office:value-type="string">
            <text:p>ENGENHARIAS III <text:s text:c="34"/></text:p>
          </table:table-cell>
          <table:table-cell office:value-type="string">
            <text:p>Industrial Lubrication and Trib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991X</text:p>
          </table:table-cell>
          <table:table-cell office:value-type="string">
            <text:p>ENGENHARIAS III <text:s text:c="34"/></text:p>
          </table:table-cell>
          <table:table-cell office:value-type="string">
            <text:p>Industrial Robo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545</text:p>
          </table:table-cell>
          <table:table-cell office:value-type="string">
            <text:p>ENGENHARIAS III <text:s text:c="34"/></text:p>
          </table:table-cell>
          <table:table-cell office:value-type="string">
            <text:p>INFOCOMP (UFL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77</text:p>
          </table:table-cell>
          <table:table-cell office:value-type="string">
            <text:p>ENGENHARIAS III <text:s text:c="34"/></text:p>
          </table:table-cell>
          <table:table-cell office:value-type="string">
            <text:p>Infodesign (SBDI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8756</text:p>
          </table:table-cell>
          <table:table-cell office:value-type="string">
            <text:p>ENGENHARIAS III <text:s text:c="34"/></text:p>
          </table:table-cell>
          <table:table-cell office:value-type="string">
            <text:p>Información Tecnológica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409</text:p>
          </table:table-cell>
          <table:table-cell office:value-type="string">
            <text:p>ENGENHARIAS III <text:s text:c="34"/></text:p>
          </table:table-cell>
          <table:table-cell office:value-type="string">
            <text:p>Informações Econômic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32X</text:p>
          </table:table-cell>
          <table:table-cell office:value-type="string">
            <text:p>ENGENHARIAS III <text:s text:c="34"/></text:p>
          </table:table-cell>
          <table:table-cell office:value-type="string">
            <text:p>Informações Econômic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568</text:p>
          </table:table-cell>
          <table:table-cell office:value-type="string">
            <text:p>ENGENHARIAS III <text:s text:c="34"/></text:p>
          </table:table-cell>
          <table:table-cell office:value-type="string">
            <text:p>Informações FIP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0190</text:p>
          </table:table-cell>
          <table:table-cell office:value-type="string">
            <text:p>ENGENHARIAS III <text:s text:c="34"/></text:p>
          </table:table-cell>
          <table:table-cell office:value-type="string">
            <text:p>Information Processing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95</text:p>
          </table:table-cell>
          <table:table-cell office:value-type="string">
            <text:p>ENGENHARIAS III <text:s text:c="34"/></text:p>
          </table:table-cell>
          <table:table-cell office:value-type="string">
            <text:p>Infrared Physics &amp;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305</text:p>
          </table:table-cell>
          <table:table-cell office:value-type="string">
            <text:p>ENGENHARIAS III <text:s text:c="34"/></text:p>
          </table:table-cell>
          <table:table-cell office:value-type="string">
            <text:p>Ingeniare. Revista Chilena de Ingeniería (En líne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516X</text:p>
          </table:table-cell>
          <table:table-cell office:value-type="string">
            <text:p>ENGENHARIAS III <text:s text:c="34"/></text:p>
          </table:table-cell>
          <table:table-cell office:value-type="string">
            <text:p>Ingeniería Mecánica (Ciudad de La Hab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4-9165</text:p>
          </table:table-cell>
          <table:table-cell office:value-type="string">
            <text:p>ENGENHARIAS III <text:s text:c="34"/></text:p>
          </table:table-cell>
          <table:table-cell office:value-type="string">
            <text:p>Ingenieria y Cie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6311</text:p>
          </table:table-cell>
          <table:table-cell office:value-type="string">
            <text:p>ENGENHARIAS III <text:s text:c="34"/></text:p>
          </table:table-cell>
          <table:table-cell office:value-type="string">
            <text:p>Innovación (Antofagasta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9338</text:p>
          </table:table-cell>
          <table:table-cell office:value-type="string">
            <text:p>ENGENHARIAS III <text:s text:c="34"/></text:p>
          </table:table-cell>
          <table:table-cell office:value-type="string">
            <text:p>Innovation (North Sydne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2575</text:p>
          </table:table-cell>
          <table:table-cell office:value-type="string">
            <text:p>ENGENHARIAS III <text:s text:c="34"/></text:p>
          </table:table-cell>
          <table:table-cell office:value-type="string">
            <text:p>Insight (Northampt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687</text:p>
          </table:table-cell>
          <table:table-cell office:value-type="string">
            <text:p>ENGENHARIAS III <text:s text:c="34"/></text:p>
          </table:table-cell>
          <table:table-cell office:value-type="string">
            <text:p>Insurance. Mathematics &amp; Eco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303X</text:p>
          </table:table-cell>
          <table:table-cell office:value-type="string">
            <text:p>ENGENHARIAS III <text:s text:c="34"/></text:p>
          </table:table-cell>
          <table:table-cell office:value-type="string">
            <text:p>InTech (Durham, NC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ENGENHARIAS III <text:s text:c="34"/></text:p>
          </table:table-cell>
          <table:table-cell office:value-type="string">
            <text:p>Integração (USJ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60</text:p>
          </table:table-cell>
          <table:table-cell office:value-type="string">
            <text:p>ENGENHARIAS III <text:s text:c="34"/></text:p>
          </table:table-cell>
          <table:table-cell office:value-type="string">
            <text:p>Inteligência Empresarial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640</text:p>
          </table:table-cell>
          <table:table-cell office:value-type="string">
            <text:p>ENGENHARIAS III <text:s text:c="34"/></text:p>
          </table:table-cell>
          <table:table-cell office:value-type="string">
            <text:p>Intellèctus (UERJ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ENGENHARIAS III <text:s text:c="34"/></text:p>
          </table:table-cell>
          <table:table-cell office:value-type="string">
            <text:p>Interações (UCD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07</text:p>
          </table:table-cell>
          <table:table-cell office:value-type="string">
            <text:p>ENGENHARIAS III <text:s text:c="34"/></text:p>
          </table:table-cell>
          <table:table-cell office:value-type="string">
            <text:p>Interações (Universidade São Marc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90</text:p>
          </table:table-cell>
          <table:table-cell office:value-type="string">
            <text:p>ENGENHARIAS III <text:s text:c="34"/></text:p>
          </table:table-cell>
          <table:table-cell office:value-type="string">
            <text:p>Interamerican Journal of Psyc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5214</text:p>
          </table:table-cell>
          <table:table-cell office:value-type="string">
            <text:p>ENGENHARIAS III <text:s text:c="34"/></text:p>
          </table:table-cell>
          <table:table-cell office:value-type="string">
            <text:p>Intercera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ENGENHARIAS III <text:s text:c="34"/></text:p>
          </table:table-cell>
          <table:table-cell office:value-type="string">
            <text:p>Interface (Botucatu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037</text:p>
          </table:table-cell>
          <table:table-cell office:value-type="string">
            <text:p>ENGENHARIAS III <text:s text:c="34"/></text:p>
          </table:table-cell>
          <table:table-cell office:value-type="string">
            <text:p>Interface (Nat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94</text:p>
          </table:table-cell>
          <table:table-cell office:value-type="string">
            <text:p>ENGENHARIAS III <text:s text:c="34"/></text:p>
          </table:table-cell>
          <table:table-cell office:value-type="string">
            <text:p>InterfacEHS (Ed. portuguê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9795</text:p>
          </table:table-cell>
          <table:table-cell office:value-type="string">
            <text:p>ENGENHARIAS III <text:s text:c="34"/></text:p>
          </table:table-cell>
          <table:table-cell office:value-type="string">
            <text:p>Intermetallics (Barking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8722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Agro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933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Communications in Heat and Mass Transf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1649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for Multiscale Computation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6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for Numerical and Analytical Methods in Geomechan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207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for Numerical Methods in Engineering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98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for Numerical Methods in Engineer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363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for Numerical Methods in Fluid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209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for Numerical Methods in Fluid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9-627X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for Simulation and Multidisciplinary Design Optimization (Imprimé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6866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for the Joining of Materials (Cessou em 200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800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Accounting, Auditing and Performance Evalu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585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Acoustics and Vibr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1303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Action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542X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Applied Ceramic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172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Applied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1-9724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Applied Thermodyna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613X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Approximate Reason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9-2027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Au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951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Automotive Technology and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1274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Bifurcation and Chaos in Applied Sciences and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0047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Business Excell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4892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Business Performance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09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Computer Applications in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903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Computer Science &amp; Appl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8-7906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Computer Science and Network Secur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8-430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Computer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09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Electrical Engineering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0615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Electrical Power &amp; Energy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7X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Energ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923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Energy Technology and Polic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149X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Engineering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25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Engineering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8297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Exer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6984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Factory Automation, Robotics and Soft Comput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1123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Fatigu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7-1660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Fluid Dyna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9776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Fluid Pow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375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Food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070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Forecast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9429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Fractur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727X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Heat and Fluid Flo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9310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Heat and Mass Transf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5192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Human Resource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199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Hydrogen 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743X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Impact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476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Industrial Engineering (Cessou em 2007. Cont. ISSN 1943-670X International Journal of Industrial Engineering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814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Industrial Erg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95-864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Information Technology and Intelligent Comput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9524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Knowledge, Culture and Change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7-2314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Knowledge-Based Intelligent Engineering 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6545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Low Radi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9190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Low Radiation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955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achine Tools &amp; Manufactu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571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achining and Machinability of Material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3-0183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462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anagement and Decision Mak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875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aritime Engineer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20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ass Customisation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806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ass Spectrome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60-6214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aterial Forming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900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aterials &amp; Product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8-0140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athematical Models and Methods in Applied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8-0159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athematics and Computers in Simul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190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echanical Engineering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403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echan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1047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echatronics and Manufacturing System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1039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echatronics and Manufacturing System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036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odeling and Simulation for the Petroleum Industr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9792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odern Physics B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9-183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odern Physics C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271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odern Physics 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9322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Multiphase Flo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815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Nanotechn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9503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Networking and Virtual Organis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462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Non-Linear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636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Nuclear Energy, Science and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5539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Numerical Methods for Heat &amp; Fluid Flo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3525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Occupational and Environmental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538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Offshore and Polar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3317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Oil, Gas and Coal Techn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1910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Operations and Quantitative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713X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Operations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6814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Pavement Research and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31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Performability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6419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Plastic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7462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Powder Metallurgy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3466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Power &amp; Energy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016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Pressure Vessels and Pip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056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Product Develop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73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Production Eco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43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Production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671X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Quality and Reliability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Quantum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7499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Quantum Inform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436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Refractory &amp; Hard Metals (Cessou em 1988. Cont. 0958-0611 International Journal of Refractory Metals &amp; Hard Material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1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Refractory Metals &amp; Hard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007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Refriger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8923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Robust and Nonlinear Contro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39X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Services Operations and Informa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83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Solids and Structur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785X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Surface Science and Engineer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72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Systems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5730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Technology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274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Technology Management &amp; Sustainable Develop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0-0729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Therm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28X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Therm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9976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Tomography &amp; Statis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369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Vehicle Desig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784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Vehicle Design. Heavy Vehicle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3315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Ventil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0084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 of Web Information System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768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Journal, Advanced Manufacturing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841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Sugar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016</text:p>
          </table:table-cell>
          <table:table-cell office:value-type="string">
            <text:p>ENGENHARIAS III <text:s text:c="34"/></text:p>
          </table:table-cell>
          <table:table-cell office:value-type="string">
            <text:p>International Transactions in Operational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286</text:p>
          </table:table-cell>
          <table:table-cell office:value-type="string">
            <text:p>ENGENHARIAS III <text:s text:c="34"/></text:p>
          </table:table-cell>
          <table:table-cell office:value-type="string">
            <text:p>Intersaberes (Facint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5611</text:p>
          </table:table-cell>
          <table:table-cell office:value-type="string">
            <text:p>ENGENHARIAS III <text:s text:c="34"/></text:p>
          </table:table-cell>
          <table:table-cell office:value-type="string">
            <text:p>Inverse Problem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2767</text:p>
          </table:table-cell>
          <table:table-cell office:value-type="string">
            <text:p>ENGENHARIAS III <text:s text:c="34"/></text:p>
          </table:table-cell>
          <table:table-cell office:value-type="string">
            <text:p>Inverse Problems in Engineering (Cessou em 2003. Cont. ISSN 1741-5977 Inverse Problems in Science &amp; Engineering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77</text:p>
          </table:table-cell>
          <table:table-cell office:value-type="string">
            <text:p>ENGENHARIAS III <text:s text:c="34"/></text:p>
          </table:table-cell>
          <table:table-cell office:value-type="string">
            <text:p>Inverse Problems in Science &amp;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85</text:p>
          </table:table-cell>
          <table:table-cell office:value-type="string">
            <text:p>ENGENHARIAS III <text:s text:c="34"/></text:p>
          </table:table-cell>
          <table:table-cell office:value-type="string">
            <text:p>Inverse Problems in Science and Engineering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5161</text:p>
          </table:table-cell>
          <table:table-cell office:value-type="string">
            <text:p>ENGENHARIAS III <text:s text:c="34"/></text:p>
          </table:table-cell>
          <table:table-cell office:value-type="string">
            <text:p>Investigação Oper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0578</text:p>
          </table:table-cell>
          <table:table-cell office:value-type="string">
            <text:p>ENGENHARIAS III <text:s text:c="34"/></text:p>
          </table:table-cell>
          <table:table-cell office:value-type="string">
            <text:p>ISA Transac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5-1559</text:p>
          </table:table-cell>
          <table:table-cell office:value-type="string">
            <text:p>ENGENHARIAS III <text:s text:c="34"/></text:p>
          </table:table-cell>
          <table:table-cell office:value-type="string">
            <text:p>ISIJ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202</text:p>
          </table:table-cell>
          <table:table-cell office:value-type="string">
            <text:p>ENGENHARIAS III <text:s text:c="34"/></text:p>
          </table:table-cell>
          <table:table-cell office:value-type="string">
            <text:p>IT Profess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2-1798</text:p>
          </table:table-cell>
          <table:table-cell office:value-type="string">
            <text:p>ENGENHARIAS III <text:s text:c="34"/></text:p>
          </table:table-cell>
          <table:table-cell office:value-type="string">
            <text:p>Iteckne (Bucaramang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4922</text:p>
          </table:table-cell>
          <table:table-cell office:value-type="string">
            <text:p>ENGENHARIAS III <text:s text:c="34"/></text:p>
          </table:table-cell>
          <table:table-cell office:value-type="string">
            <text:p>Japanese Journal of Applied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848</text:p>
          </table:table-cell>
          <table:table-cell office:value-type="string">
            <text:p>ENGENHARIAS III <text:s text:c="34"/></text:p>
          </table:table-cell>
          <table:table-cell office:value-type="string">
            <text:p>JBF. Jornal Brasileiro de Fitoterap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ENGENHARIAS III <text:s text:c="34"/></text:p>
          </table:table-cell>
          <table:table-cell office:value-type="string">
            <text:p>Jornal Brasileiro de Pneu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046</text:p>
          </table:table-cell>
          <table:table-cell office:value-type="string">
            <text:p>ENGENHARIAS III <text:s text:c="34"/></text:p>
          </table:table-cell>
          <table:table-cell office:value-type="string">
            <text:p>JOSCM. Journal of Operations and Supply Chain Manag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39</text:p>
          </table:table-cell>
          <table:table-cell office:value-type="string">
            <text:p>ENGENHARIAS III <text:s text:c="34"/></text:p>
          </table:table-cell>
          <table:table-cell office:value-type="string">
            <text:p>Journal de Physique. IV (Cessou em 2006. Cont. ISSN 1951-6355 The European Physical Journal. Special Top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871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cademy of Business and Econo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4-841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chievements in Materials and Manufacturing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664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ctuarial Practi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24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dhesion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518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dhesive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013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dvanced Computational Intellig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78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dvanced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132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erospace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343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frican Earth Sciences (19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gricultural and Food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99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ir Transport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66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ircraf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38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lloys and Compoun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559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nimal and Veterinary Adva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327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OAC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9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pplied Crystallograph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1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pplied Electr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85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pplied Geo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8-586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pplied Mathematics and Computing. Internation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3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pplied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76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pplied Meteorology (Boston) (Cessou em 2005. Cont. ISSN 1558-8424 Journal of Applied Meteorology and Climatolog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pplied Oral Scienc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pplied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pplied Polymer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76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pplied Stat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962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ASTM Internation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9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Bio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29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Biomedical Materials Research. Part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7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Biomedical Materials Research. Part B, Applied Bio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40-149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Building Performance Simul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259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Building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296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Busines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48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anadian Petroleum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hemical Technology and Biotechnology (198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14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hemical Thermodyna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38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hemometr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52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leaner Produ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oas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3804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oatings Technology and Researc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90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ombinatorial Optimiz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8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omposite Materi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2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omputational and Applied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141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omputational and Nonlinear Dyna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9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omputational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974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onstructional Stee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772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ontaminant Hyd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4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Crystal Grow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1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Dent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9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Differential Equ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68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Economic Behavior &amp; Organiz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2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Electroanalytical Chemistry and Interfacial Electrochemistry (Cessou em 1992. Cont. ISSN 1572-6657 Journal of Electroanalytical Chemistry (1992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739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Electronic Pack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39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Endodon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073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Energy Resources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949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Engineering and Applied Sciences (Faisalabad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479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Engineering for Gas Turbines and Pow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83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Engineering Math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3-469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Engineering Science &amp;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513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Enhanced Heat Transfe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136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Environmental &amp; Engineering Ge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452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Environmental Science and Health. Part A, Toxic Hazardous Substances and Environment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6-415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Esthetic and Restorative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702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Failure Analysis and Preven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2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Fluid Mechan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974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Fluids and Structur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220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Fluids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50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Fluoresc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Food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846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Food Technology (Faisalaba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698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Fuel Cell Science and Techn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22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Geophysic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213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Geophysics and 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509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Guidance, Control, and Dynam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Hazardous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26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Health Organization and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48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Heat Transf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894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Heat Transfer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23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Heur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694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Hydrology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0-652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Information Technology In Construc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061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Integrated Design &amp; Process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029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Intelligent &amp; Robotic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51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Intelligent Manufactu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389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Intelligent Material Systems and Structur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803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International Business and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50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International Business Stud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21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Inverse and Ill-Posed Problem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327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Knowledge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8724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Lightwave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423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Loss Prevention in the Process Industr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1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Luminesc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agnetism and Magnetic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12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anufacturing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038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anufacturing Technology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5174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ass Spectrome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49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aterials Engineering and Performa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13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aterials Processing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2914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aterial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aterials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2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aterials Science. Materials in Electro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3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aterials Science. Materials in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8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athemat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047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echanical Design (199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90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edical Engineering &amp;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738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embrane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37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etastable and Nanocrystalline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131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icromechanics and Micro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9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icrowaves and Optoelectron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32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olecular Liquid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59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Multivariate 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242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New Materials for Electrochemical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Non-Crystalline Soli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25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Non-Newtonian Fluid Mechan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21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Offshore Mechanics and Arctic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4-4164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Optoelectronics and Advanced Materia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10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etroleum Science &amp; Engineer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213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etroleum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564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hysical Chemistry B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744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hysical Chemistry. C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hysics and Chemistry of Sol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11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hysics. A, Mathematical and Theoretic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hysics. Condensed Matte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9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hysics. Conference Seri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8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hysics. Conference Seri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2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hysics. D, Applied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644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olymer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24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olymer Science. Part A, Polymer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051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olymer Science. Part A, Polymer Chemistr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028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orous Med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5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ower Sour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993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ressure Vessel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41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Prosthodon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251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Quality in Maintenance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07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Quantitative Spectroscopy &amp; Radiative Transf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6844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Reinforced Plastics and Composit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13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chedu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45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cientific &amp; Industrial Research (196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065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eismic Explor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0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hip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70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ol-Gel Science and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9-623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olar Energy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96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olid State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848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olid State Electro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60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ound and Vibr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981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outh American Earth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65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pacecraft and Rocke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1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tatistical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324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train Analysis for Engineering Desig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239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trategic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801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Strength and Conditioning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724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echnology Management &amp; Innov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97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esting and Evalu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21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 American Oil Chemists'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8-933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 American Oil Chemists' Societ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030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 American Society for Mass Spectrome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33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 Brazilian Air Transportation Research Socie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0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 Brazilian Computer Societ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7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 Brazilian Society of Mechanical Sciences and Engineering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51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 Electrochemical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221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 European Ceramic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869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 Heat Transfer Society of Japa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8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 Operational Research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9-295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oretical and Applied Mechanics (Warsaw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rmal Analysis and Calori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5739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rmal Stres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72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rmophysics and Heat Transf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5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hermoplastic Composite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47X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ransportation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4787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rib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524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Turbul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9488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Urban Planning an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9002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Vibration and Acous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5463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Vibration and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105</text:p>
          </table:table-cell>
          <table:table-cell office:value-type="string">
            <text:p>ENGENHARIAS III <text:s text:c="34"/></text:p>
          </table:table-cell>
          <table:table-cell office:value-type="string">
            <text:p>Journal of Wind Engineering and Industrial Aerodyna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829</text:p>
          </table:table-cell>
          <table:table-cell office:value-type="string">
            <text:p>ENGENHARIAS III <text:s text:c="34"/></text:p>
          </table:table-cell>
          <table:table-cell office:value-type="string">
            <text:p>Journal on Chain and Network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7653</text:p>
          </table:table-cell>
          <table:table-cell office:value-type="string">
            <text:p>ENGENHARIAS III <text:s text:c="34"/></text:p>
          </table:table-cell>
          <table:table-cell office:value-type="string">
            <text:p>JSME International Journal. Series C (Japan Society of Mechanical Engineers) (Cessou em 200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3902</text:p>
          </table:table-cell>
          <table:table-cell office:value-type="string">
            <text:p>ENGENHARIAS III <text:s text:c="34"/></text:p>
          </table:table-cell>
          <table:table-cell office:value-type="string">
            <text:p>Kerntechnik (198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ENGENHARIAS III <text:s text:c="34"/></text:p>
          </table:table-cell>
          <table:table-cell office:value-type="string">
            <text:p>Key Engineering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432X</text:p>
          </table:table-cell>
          <table:table-cell office:value-type="string">
            <text:p>ENGENHARIAS III <text:s text:c="34"/></text:p>
          </table:table-cell>
          <table:table-cell office:value-type="string">
            <text:p>Kovové Materiál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237</text:p>
          </table:table-cell>
          <table:table-cell office:value-type="string">
            <text:p>ENGENHARIAS III <text:s text:c="34"/></text:p>
          </table:table-cell>
          <table:table-cell office:value-type="string">
            <text:p>Laboreal (Port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907</text:p>
          </table:table-cell>
          <table:table-cell office:value-type="string">
            <text:p>ENGENHARIAS III <text:s text:c="34"/></text:p>
          </table:table-cell>
          <table:table-cell office:value-type="string">
            <text:p>Laranj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273</text:p>
          </table:table-cell>
          <table:table-cell office:value-type="string">
            <text:p>ENGENHARIAS III <text:s text:c="34"/></text:p>
          </table:table-cell>
          <table:table-cell office:value-type="string">
            <text:p>Laser Chemistry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1507</text:p>
          </table:table-cell>
          <table:table-cell office:value-type="string">
            <text:p>ENGENHARIAS III <text:s text:c="34"/></text:p>
          </table:table-cell>
          <table:table-cell office:value-type="string">
            <text:p>Lasers in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0793</text:p>
          </table:table-cell>
          <table:table-cell office:value-type="string">
            <text:p>ENGENHARIAS III <text:s text:c="34"/></text:p>
          </table:table-cell>
          <table:table-cell office:value-type="string">
            <text:p>Latin American Applied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8526</text:p>
          </table:table-cell>
          <table:table-cell office:value-type="string">
            <text:p>ENGENHARIAS III <text:s text:c="34"/></text:p>
          </table:table-cell>
          <table:table-cell office:value-type="string">
            <text:p>Latin American Business Review (Binghamton, N.Y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817</text:p>
          </table:table-cell>
          <table:table-cell office:value-type="string">
            <text:p>ENGENHARIAS III <text:s text:c="34"/></text:p>
          </table:table-cell>
          <table:table-cell office:value-type="string">
            <text:p>Latin American Journal of Solids and Structure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82X</text:p>
          </table:table-cell>
          <table:table-cell office:value-type="string">
            <text:p>ENGENHARIAS III <text:s text:c="34"/></text:p>
          </table:table-cell>
          <table:table-cell office:value-type="string">
            <text:p>Latin American Perspectiv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485X</text:p>
          </table:table-cell>
          <table:table-cell office:value-type="string">
            <text:p>ENGENHARIAS III <text:s text:c="34"/></text:p>
          </table:table-cell>
          <table:table-cell office:value-type="string">
            <text:p>Leading Edge (Tulsa, Okla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789</text:p>
          </table:table-cell>
          <table:table-cell office:value-type="string">
            <text:p>ENGENHARIAS III <text:s text:c="34"/></text:p>
          </table:table-cell>
          <table:table-cell office:value-type="string">
            <text:p>Learning and Nonlinear Mode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ENGENHARIAS III <text:s text:c="34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ENGENHARIAS III <text:s text:c="34"/></text:p>
          </table:table-cell>
          <table:table-cell office:value-type="string">
            <text:p>Lecturas Educación Física y Depor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ENGENHARIAS III <text:s text:c="34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ENGENHARIAS III <text:s text:c="34"/></text:p>
          </table:table-cell>
          <table:table-cell office:value-type="string">
            <text:p>Lecture Notes in Computer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590</text:p>
          </table:table-cell>
          <table:table-cell office:value-type="string">
            <text:p>ENGENHARIAS III <text:s text:c="34"/></text:p>
          </table:table-cell>
          <table:table-cell office:value-type="string">
            <text:p>Limnology and Oceanograph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795</text:p>
          </table:table-cell>
          <table:table-cell office:value-type="string">
            <text:p>ENGENHARIAS III <text:s text:c="34"/></text:p>
          </table:table-cell>
          <table:table-cell office:value-type="string">
            <text:p>Linear Algebra and its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1087</text:p>
          </table:table-cell>
          <table:table-cell office:value-type="string">
            <text:p>ENGENHARIAS III <text:s text:c="34"/></text:p>
          </table:table-cell>
          <table:table-cell office:value-type="string">
            <text:p>Linear and Multilinear Algeb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743</text:p>
          </table:table-cell>
          <table:table-cell office:value-type="string">
            <text:p>ENGENHARIAS III <text:s text:c="34"/></text:p>
          </table:table-cell>
          <table:table-cell office:value-type="string">
            <text:p>Linguagem, Educação e Sociedade (UFP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6465</text:p>
          </table:table-cell>
          <table:table-cell office:value-type="string">
            <text:p>ENGENHARIAS III <text:s text:c="34"/></text:p>
          </table:table-cell>
          <table:table-cell office:value-type="string">
            <text:p>Liver 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0751</text:p>
          </table:table-cell>
          <table:table-cell office:value-type="string">
            <text:p>ENGENHARIAS III <text:s text:c="34"/></text:p>
          </table:table-cell>
          <table:table-cell office:value-type="string">
            <text:p>Logic Journal of the IGP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59</text:p>
          </table:table-cell>
          <table:table-cell office:value-type="string">
            <text:p>ENGENHARIAS III <text:s text:c="34"/></text:p>
          </table:table-cell>
          <table:table-cell office:value-type="string">
            <text:p>M&amp;Q. Manutenção &amp; Qu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0344</text:p>
          </table:table-cell>
          <table:table-cell office:value-type="string">
            <text:p>ENGENHARIAS III <text:s text:c="34"/></text:p>
          </table:table-cell>
          <table:table-cell office:value-type="string">
            <text:p>Machining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832X</text:p>
          </table:table-cell>
          <table:table-cell office:value-type="string">
            <text:p>ENGENHARIAS III <text:s text:c="34"/></text:p>
          </table:table-cell>
          <table:table-cell office:value-type="string">
            <text:p>Macromolecular Reaction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9297</text:p>
          </table:table-cell>
          <table:table-cell office:value-type="string">
            <text:p>ENGENHARIAS III <text:s text:c="34"/></text:p>
          </table:table-cell>
          <table:table-cell office:value-type="string">
            <text:p>Macromolecul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998X</text:p>
          </table:table-cell>
          <table:table-cell office:value-type="string">
            <text:p>ENGENHARIAS III <text:s text:c="34"/></text:p>
          </table:table-cell>
          <table:table-cell office:value-type="string">
            <text:p>Magnetohydrodynamics (New York, N.Y. 1965) (Cessou em 2001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NGENHARIAS III <text:s text:c="34"/></text:p>
          </table:table-cell>
          <table:table-cell office:value-type="string">
            <text:p>Magnetohydrodynamics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13</text:p>
          </table:table-cell>
          <table:table-cell office:value-type="string">
            <text:p>ENGENHARIAS III <text:s text:c="34"/></text:p>
          </table:table-cell>
          <table:table-cell office:value-type="string">
            <text:p>Mana (UFRJ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1747</text:p>
          </table:table-cell>
          <table:table-cell office:value-type="string">
            <text:p>ENGENHARIAS III <text:s text:c="34"/></text:p>
          </table:table-cell>
          <table:table-cell office:value-type="string">
            <text:p>Management Decis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35</text:p>
          </table:table-cell>
          <table:table-cell office:value-type="string">
            <text:p>ENGENHARIAS III <text:s text:c="34"/></text:p>
          </table:table-cell>
          <table:table-cell office:value-type="string">
            <text:p>Management of Environmental Qual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1909</text:p>
          </table:table-cell>
          <table:table-cell office:value-type="string">
            <text:p>ENGENHARIAS III <text:s text:c="34"/></text:p>
          </table:table-cell>
          <table:table-cell office:value-type="string">
            <text:p>Management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01</text:p>
          </table:table-cell>
          <table:table-cell office:value-type="string">
            <text:p>ENGENHARIAS III <text:s text:c="34"/></text:p>
          </table:table-cell>
          <table:table-cell office:value-type="string">
            <text:p>Manutenção - Associação Brasileira de Manuten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2700</text:p>
          </table:table-cell>
          <table:table-cell office:value-type="string">
            <text:p>ENGENHARIAS III <text:s text:c="34"/></text:p>
          </table:table-cell>
          <table:table-cell office:value-type="string">
            <text:p>Maquinas e Met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03</text:p>
          </table:table-cell>
          <table:table-cell office:value-type="string">
            <text:p>ENGENHARIAS III <text:s text:c="34"/></text:p>
          </table:table-cell>
          <table:table-cell office:value-type="string">
            <text:p>Marine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136</text:p>
          </table:table-cell>
          <table:table-cell office:value-type="string">
            <text:p>ENGENHARIAS III <text:s text:c="34"/></text:p>
          </table:table-cell>
          <table:table-cell office:value-type="string">
            <text:p>Marine Environm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6X</text:p>
          </table:table-cell>
          <table:table-cell office:value-type="string">
            <text:p>ENGENHARIAS III <text:s text:c="34"/></text:p>
          </table:table-cell>
          <table:table-cell office:value-type="string">
            <text:p>Marine Pollution Bulletin.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8339</text:p>
          </table:table-cell>
          <table:table-cell office:value-type="string">
            <text:p>ENGENHARIAS III <text:s text:c="34"/></text:p>
          </table:table-cell>
          <table:table-cell office:value-type="string">
            <text:p>Marine Structur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6X</text:p>
          </table:table-cell>
          <table:table-cell office:value-type="string">
            <text:p>ENGENHARIAS III <text:s text:c="34"/></text:p>
          </table:table-cell>
          <table:table-cell office:value-type="string">
            <text:p>Marine Systems &amp; Ocean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467</text:p>
          </table:table-cell>
          <table:table-cell office:value-type="string">
            <text:p>ENGENHARIAS III <text:s text:c="34"/></text:p>
          </table:table-cell>
          <table:table-cell office:value-type="string">
            <text:p>Maringá Manage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2931</text:p>
          </table:table-cell>
          <table:table-cell office:value-type="string">
            <text:p>ENGENHARIAS III <text:s text:c="34"/></text:p>
          </table:table-cell>
          <table:table-cell office:value-type="string">
            <text:p>Maritime Economics &amp; Logis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839</text:p>
          </table:table-cell>
          <table:table-cell office:value-type="string">
            <text:p>ENGENHARIAS III <text:s text:c="34"/></text:p>
          </table:table-cell>
          <table:table-cell office:value-type="string">
            <text:p>Maritime Policy and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253</text:p>
          </table:table-cell>
          <table:table-cell office:value-type="string">
            <text:p>ENGENHARIAS III <text:s text:c="34"/></text:p>
          </table:table-cell>
          <table:table-cell office:value-type="string">
            <text:p>Match (Mülhei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205</text:p>
          </table:table-cell>
          <table:table-cell office:value-type="string">
            <text:p>ENGENHARIAS III <text:s text:c="34"/></text:p>
          </table:table-cell>
          <table:table-cell office:value-type="string">
            <text:p>Matemática Aplicada e Computacional (Cessou em 1997. Cont. ISSN 1807-0302 Computational &amp; Applied Mathemat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ENGENHARIAS III <text:s text:c="34"/></text:p>
          </table:table-cell>
          <table:table-cell office:value-type="string">
            <text:p>Matéria (UF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416</text:p>
          </table:table-cell>
          <table:table-cell office:value-type="string">
            <text:p>ENGENHARIAS III <text:s text:c="34"/></text:p>
          </table:table-cell>
          <table:table-cell office:value-type="string">
            <text:p>Material Sciences and Engineering (Cessou em 1988. Cont. ISSN 0921-5093 Materials Science &amp; Engineering. A, Structural Materials: Properties, Microstructure and Processin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1275</text:p>
          </table:table-cell>
          <table:table-cell office:value-type="string">
            <text:p>ENGENHARIAS III <text:s text:c="34"/></text:p>
          </table:table-cell>
          <table:table-cell office:value-type="string">
            <text:p>Materials &amp; Desig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5117</text:p>
          </table:table-cell>
          <table:table-cell office:value-type="string">
            <text:p>ENGENHARIAS III <text:s text:c="34"/></text:p>
          </table:table-cell>
          <table:table-cell office:value-type="string">
            <text:p>Materials and Corrosion (1995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6914</text:p>
          </table:table-cell>
          <table:table-cell office:value-type="string">
            <text:p>ENGENHARIAS III <text:s text:c="34"/></text:p>
          </table:table-cell>
          <table:table-cell office:value-type="string">
            <text:p>Materials and Manufacturing Proces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997</text:p>
          </table:table-cell>
          <table:table-cell office:value-type="string">
            <text:p>ENGENHARIAS III <text:s text:c="34"/></text:p>
          </table:table-cell>
          <table:table-cell office:value-type="string">
            <text:p>Materials and Structur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803</text:p>
          </table:table-cell>
          <table:table-cell office:value-type="string">
            <text:p>ENGENHARIAS III <text:s text:c="34"/></text:p>
          </table:table-cell>
          <table:table-cell office:value-type="string">
            <text:p>Materials Characteriz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0584</text:p>
          </table:table-cell>
          <table:table-cell office:value-type="string">
            <text:p>ENGENHARIAS III <text:s text:c="34"/></text:p>
          </table:table-cell>
          <table:table-cell office:value-type="string">
            <text:p>Materials Chemistry and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327</text:p>
          </table:table-cell>
          <table:table-cell office:value-type="string">
            <text:p>ENGENHARIAS III <text:s text:c="34"/></text:p>
          </table:table-cell>
          <table:table-cell office:value-type="string">
            <text:p>Materials Evalu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3069</text:p>
          </table:table-cell>
          <table:table-cell office:value-type="string">
            <text:p>ENGENHARIAS III <text:s text:c="34"/></text:p>
          </table:table-cell>
          <table:table-cell office:value-type="string">
            <text:p>Materials in Engineering (Cessou em 1982. Cont. ISSN 0264-1275 Materials and Desig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77X</text:p>
          </table:table-cell>
          <table:table-cell office:value-type="string">
            <text:p>ENGENHARIAS III <text:s text:c="34"/></text:p>
          </table:table-cell>
          <table:table-cell office:value-type="string">
            <text:p>Materials Letters (General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725</text:p>
          </table:table-cell>
          <table:table-cell office:value-type="string">
            <text:p>ENGENHARIAS III <text:s text:c="34"/></text:p>
          </table:table-cell>
          <table:table-cell office:value-type="string">
            <text:p>Materials Letters (Individual member ed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ENGENHARIAS III <text:s text:c="34"/></text:p>
          </table:table-cell>
          <table:table-cell office:value-type="string">
            <text:p>Materials Research (São Carlo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408</text:p>
          </table:table-cell>
          <table:table-cell office:value-type="string">
            <text:p>ENGENHARIAS III <text:s text:c="34"/></text:p>
          </table:table-cell>
          <table:table-cell office:value-type="string">
            <text:p>Materials Research Bulleti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9172</text:p>
          </table:table-cell>
          <table:table-cell office:value-type="string">
            <text:p>ENGENHARIAS III <text:s text:c="34"/></text:p>
          </table:table-cell>
          <table:table-cell office:value-type="string">
            <text:p>Materials Research Society Symposia Proceedin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ENGENHARIAS III <text:s text:c="34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107</text:p>
          </table:table-cell>
          <table:table-cell office:value-type="string">
            <text:p>ENGENHARIAS III <text:s text:c="34"/></text:p>
          </table:table-cell>
          <table:table-cell office:value-type="string">
            <text:p>Materials Science &amp; Engineering. B, Solid-State Materials for Advance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ENGENHARIAS III <text:s text:c="34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0836</text:p>
          </table:table-cell>
          <table:table-cell office:value-type="string">
            <text:p>ENGENHARIAS III <text:s text:c="34"/></text:p>
          </table:table-cell>
          <table:table-cell office:value-type="string">
            <text:p>Materials Science and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5476</text:p>
          </table:table-cell>
          <table:table-cell office:value-type="string">
            <text:p>ENGENHARIAS III <text:s text:c="34"/></text:p>
          </table:table-cell>
          <table:table-cell office:value-type="string">
            <text:p>Materials Science For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5137</text:p>
          </table:table-cell>
          <table:table-cell office:value-type="string">
            <text:p>ENGENHARIAS III <text:s text:c="34"/></text:p>
          </table:table-cell>
          <table:table-cell office:value-type="string">
            <text:p>Materialwissenschaft und Werkstofftechnik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177</text:p>
          </table:table-cell>
          <table:table-cell office:value-type="string">
            <text:p>ENGENHARIAS III <text:s text:c="34"/></text:p>
          </table:table-cell>
          <table:table-cell office:value-type="string">
            <text:p>Mathematical and Computer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123X</text:p>
          </table:table-cell>
          <table:table-cell office:value-type="string">
            <text:p>ENGENHARIAS III <text:s text:c="34"/></text:p>
          </table:table-cell>
          <table:table-cell office:value-type="string">
            <text:p>Mathematical Problems in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610</text:p>
          </table:table-cell>
          <table:table-cell office:value-type="string">
            <text:p>ENGENHARIAS III <text:s text:c="34"/></text:p>
          </table:table-cell>
          <table:table-cell office:value-type="string">
            <text:p>Mathematical Programm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54</text:p>
          </table:table-cell>
          <table:table-cell office:value-type="string">
            <text:p>ENGENHARIAS III <text:s text:c="34"/></text:p>
          </table:table-cell>
          <table:table-cell office:value-type="string">
            <text:p>Mathematics and Computers in Simul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2241</text:p>
          </table:table-cell>
          <table:table-cell office:value-type="string">
            <text:p>ENGENHARIAS III <text:s text:c="34"/></text:p>
          </table:table-cell>
          <table:table-cell office:value-type="string">
            <text:p>Measurement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0233</text:p>
          </table:table-cell>
          <table:table-cell office:value-type="string">
            <text:p>ENGENHARIAS III <text:s text:c="34"/></text:p>
          </table:table-cell>
          <table:table-cell office:value-type="string">
            <text:p>Measurement Science &amp;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972</text:p>
          </table:table-cell>
          <table:table-cell office:value-type="string">
            <text:p>ENGENHARIAS III <text:s text:c="34"/></text:p>
          </table:table-cell>
          <table:table-cell office:value-type="string">
            <text:p>Mecatrônica At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6455</text:p>
          </table:table-cell>
          <table:table-cell office:value-type="string">
            <text:p>ENGENHARIAS III <text:s text:c="34"/></text:p>
          </table:table-cell>
          <table:table-cell office:value-type="string">
            <text:p>Meccanica (Milano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3270</text:p>
          </table:table-cell>
          <table:table-cell office:value-type="string">
            <text:p>ENGENHARIAS III <text:s text:c="34"/></text:p>
          </table:table-cell>
          <table:table-cell office:value-type="string">
            <text:p>Mechanical Systems and Signal Proces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6494</text:p>
          </table:table-cell>
          <table:table-cell office:value-type="string">
            <text:p>ENGENHARIAS III <text:s text:c="34"/></text:p>
          </table:table-cell>
          <table:table-cell office:value-type="string">
            <text:p>Mechanics of Advanced Materials and Structur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413</text:p>
          </table:table-cell>
          <table:table-cell office:value-type="string">
            <text:p>ENGENHARIAS III <text:s text:c="34"/></text:p>
          </table:table-cell>
          <table:table-cell office:value-type="string">
            <text:p>Mechanics Research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114X</text:p>
          </table:table-cell>
          <table:table-cell office:value-type="string">
            <text:p>ENGENHARIAS III <text:s text:c="34"/></text:p>
          </table:table-cell>
          <table:table-cell office:value-type="string">
            <text:p>Mechanism and Machine The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533</text:p>
          </table:table-cell>
          <table:table-cell office:value-type="string">
            <text:p>ENGENHARIAS III <text:s text:c="34"/></text:p>
          </table:table-cell>
          <table:table-cell office:value-type="string">
            <text:p>Medical Engineering &amp;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046</text:p>
          </table:table-cell>
          <table:table-cell office:value-type="string">
            <text:p>ENGENHARIAS III <text:s text:c="34"/></text:p>
          </table:table-cell>
          <table:table-cell office:value-type="string">
            <text:p>Medicina (USP.FMR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50X</text:p>
          </table:table-cell>
          <table:table-cell office:value-type="string">
            <text:p>ENGENHARIAS III <text:s text:c="34"/></text:p>
          </table:table-cell>
          <table:table-cell office:value-type="string">
            <text:p>Meio Ambiente Industri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027</text:p>
          </table:table-cell>
          <table:table-cell office:value-type="string">
            <text:p>ENGENHARIAS III <text:s text:c="34"/></text:p>
          </table:table-cell>
          <table:table-cell office:value-type="string">
            <text:p>Meio Filtra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ENGENHARIAS III <text:s text:c="34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791</text:p>
          </table:table-cell>
          <table:table-cell office:value-type="string">
            <text:p>ENGENHARIAS III <text:s text:c="34"/></text:p>
          </table:table-cell>
          <table:table-cell office:value-type="string">
            <text:p>Mens Agita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5623</text:p>
          </table:table-cell>
          <table:table-cell office:value-type="string">
            <text:p>ENGENHARIAS III <text:s text:c="34"/></text:p>
          </table:table-cell>
          <table:table-cell office:value-type="string">
            <text:p>Metallurgical and Materials Transactions. A, Physical Metallurgy and Materials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5615</text:p>
          </table:table-cell>
          <table:table-cell office:value-type="string">
            <text:p>ENGENHARIAS III <text:s text:c="34"/></text:p>
          </table:table-cell>
          <table:table-cell office:value-type="string">
            <text:p>Metallurgical and Materials Transactions. B, Process Metallurgy and Materials Processing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423X</text:p>
          </table:table-cell>
          <table:table-cell office:value-type="string">
            <text:p>ENGENHARIAS III <text:s text:c="34"/></text:p>
          </table:table-cell>
          <table:table-cell office:value-type="string">
            <text:p>Metals Materials and Proces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98</text:p>
          </table:table-cell>
          <table:table-cell office:value-type="string">
            <text:p>ENGENHARIAS III <text:s text:c="34"/></text:p>
          </table:table-cell>
          <table:table-cell office:value-type="string">
            <text:p>Metalurgia &amp; Materia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43-5846</text:p>
          </table:table-cell>
          <table:table-cell office:value-type="string">
            <text:p>ENGENHARIAS III <text:s text:c="34"/></text:p>
          </table:table-cell>
          <table:table-cell office:value-type="string">
            <text:p>Metalurgija (Sisa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575</text:p>
          </table:table-cell>
          <table:table-cell office:value-type="string">
            <text:p>ENGENHARIAS III <text:s text:c="34"/></text:p>
          </table:table-cell>
          <table:table-cell office:value-type="string">
            <text:p>Metrologia &amp; Instrument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1394</text:p>
          </table:table-cell>
          <table:table-cell office:value-type="string">
            <text:p>ENGENHARIAS III <text:s text:c="34"/></text:p>
          </table:table-cell>
          <table:table-cell office:value-type="string">
            <text:p>Metrologia (Paris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0-8229</text:p>
          </table:table-cell>
          <table:table-cell office:value-type="string">
            <text:p>ENGENHARIAS III <text:s text:c="34"/></text:p>
          </table:table-cell>
          <table:table-cell office:value-type="string">
            <text:p>Metrologia i Systemy Pomiarowe / Metrology and Measuring 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ENGENHARIAS III <text:s text:c="34"/></text:p>
          </table:table-cell>
          <table:table-cell office:value-type="string">
            <text:p>Microelectronics (Luton) (Cessou em 1978. Cont. ISSN 0959-8324 Microelectronics Journa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990</text:p>
          </table:table-cell>
          <table:table-cell office:value-type="string">
            <text:p>ENGENHARIAS III <text:s text:c="34"/></text:p>
          </table:table-cell>
          <table:table-cell office:value-type="string">
            <text:p>Microfluidics and Nanofluidics (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982</text:p>
          </table:table-cell>
          <table:table-cell office:value-type="string">
            <text:p>ENGENHARIAS III <text:s text:c="34"/></text:p>
          </table:table-cell>
          <table:table-cell office:value-type="string">
            <text:p>Microfluidics and Nanofluid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1811</text:p>
          </table:table-cell>
          <table:table-cell office:value-type="string">
            <text:p>ENGENHARIAS III <text:s text:c="34"/></text:p>
          </table:table-cell>
          <table:table-cell office:value-type="string">
            <text:p>Microporous and Mesoporous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ENGENHARIAS III <text:s text:c="34"/></text:p>
          </table:table-cell>
          <table:table-cell office:value-type="string">
            <text:p>Microscopy and Micro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10X</text:p>
          </table:table-cell>
          <table:table-cell office:value-type="string">
            <text:p>ENGENHARIAS III <text:s text:c="34"/></text:p>
          </table:table-cell>
          <table:table-cell office:value-type="string">
            <text:p>Microscopy Research and Techniqu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337</text:p>
          </table:table-cell>
          <table:table-cell office:value-type="string">
            <text:p>ENGENHARIAS III <text:s text:c="34"/></text:p>
          </table:table-cell>
          <table:table-cell office:value-type="string">
            <text:p>Mig: Revista Científica de Desig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5775</text:p>
          </table:table-cell>
          <table:table-cell office:value-type="string">
            <text:p>ENGENHARIAS III <text:s text:c="34"/></text:p>
          </table:table-cell>
          <table:table-cell office:value-type="string">
            <text:p>MM. Maschinenmark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0393</text:p>
          </table:table-cell>
          <table:table-cell office:value-type="string">
            <text:p>ENGENHARIAS III <text:s text:c="34"/></text:p>
          </table:table-cell>
          <table:table-cell office:value-type="string">
            <text:p>Modelling and Simulation in Materials Science and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8711</text:p>
          </table:table-cell>
          <table:table-cell office:value-type="string">
            <text:p>ENGENHARIAS III <text:s text:c="34"/></text:p>
          </table:table-cell>
          <table:table-cell office:value-type="string">
            <text:p>Monthly Notices of the Royal Astronomical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1640</text:p>
          </table:table-cell>
          <table:table-cell office:value-type="string">
            <text:p>ENGENHARIAS III <text:s text:c="34"/></text:p>
          </table:table-cell>
          <table:table-cell office:value-type="string">
            <text:p>Motor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05</text:p>
          </table:table-cell>
          <table:table-cell office:value-type="string">
            <text:p>ENGENHARIAS III <text:s text:c="34"/></text:p>
          </table:table-cell>
          <table:table-cell office:value-type="string">
            <text:p>Motriz (Rio Claro)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2957</text:p>
          </table:table-cell>
          <table:table-cell office:value-type="string">
            <text:p>ENGENHARIAS III <text:s text:c="34"/></text:p>
          </table:table-cell>
          <table:table-cell office:value-type="string">
            <text:p>Mull und Abfal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4-5640</text:p>
          </table:table-cell>
          <table:table-cell office:value-type="string">
            <text:p>ENGENHARIAS III <text:s text:c="34"/></text:p>
          </table:table-cell>
          <table:table-cell office:value-type="string">
            <text:p>Multibody System 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2-4962</text:p>
          </table:table-cell>
          <table:table-cell office:value-type="string">
            <text:p>ENGENHARIAS III <text:s text:c="34"/></text:p>
          </table:table-cell>
          <table:table-cell office:value-type="string">
            <text:p>Multimedia 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11</text:p>
          </table:table-cell>
          <table:table-cell office:value-type="string">
            <text:p>ENGENHARIAS III <text:s text:c="34"/></text:p>
          </table:table-cell>
          <table:table-cell office:value-type="string">
            <text:p>Mundo &amp; Vida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095</text:p>
          </table:table-cell>
          <table:table-cell office:value-type="string">
            <text:p>ENGENHARIAS III <text:s text:c="34"/></text:p>
          </table:table-cell>
          <table:table-cell office:value-type="string">
            <text:p>MundoPM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1425</text:p>
          </table:table-cell>
          <table:table-cell office:value-type="string">
            <text:p>ENGENHARIAS III <text:s text:c="34"/></text:p>
          </table:table-cell>
          <table:table-cell office:value-type="string">
            <text:p>Naval Engineers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8695</text:p>
          </table:table-cell>
          <table:table-cell office:value-type="string">
            <text:p>ENGENHARIAS III <text:s text:c="34"/></text:p>
          </table:table-cell>
          <table:table-cell office:value-type="string">
            <text:p>NDT &amp; E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404</text:p>
          </table:table-cell>
          <table:table-cell office:value-type="string">
            <text:p>ENGENHARIAS III <text:s text:c="34"/></text:p>
          </table:table-cell>
          <table:table-cell office:value-type="string">
            <text:p>Negócios e Talent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ENGENHARIAS III <text:s text:c="34"/></text:p>
          </table:table-cell>
          <table:table-cell office:value-type="string">
            <text:p>Neotropical Ichthy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045</text:p>
          </table:table-cell>
          <table:table-cell office:value-type="string">
            <text:p>ENGENHARIAS III <text:s text:c="34"/></text:p>
          </table:table-cell>
          <table:table-cell office:value-type="string">
            <text:p>Networks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ENGENHARIAS III <text:s text:c="34"/></text:p>
          </table:table-cell>
          <table:table-cell office:value-type="string">
            <text:p>Neurocomputing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2911</text:p>
          </table:table-cell>
          <table:table-cell office:value-type="string">
            <text:p>ENGENHARIAS III <text:s text:c="34"/></text:p>
          </table:table-cell>
          <table:table-cell office:value-type="string">
            <text:p>New Solution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7-5024</text:p>
          </table:table-cell>
          <table:table-cell office:value-type="string">
            <text:p>ENGENHARIAS III <text:s text:c="34"/></text:p>
          </table:table-cell>
          <table:table-cell office:value-type="string">
            <text:p>Nihon Kikai Gakkai Ronbunshu. C / Transactions of the Japan Society of Mechanical Engineers. C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2501</text:p>
          </table:table-cell>
          <table:table-cell office:value-type="string">
            <text:p>ENGENHARIAS III <text:s text:c="34"/></text:p>
          </table:table-cell>
          <table:table-cell office:value-type="string">
            <text:p>Noise Control Engineering Journal (Cessou em 200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546X</text:p>
          </table:table-cell>
          <table:table-cell office:value-type="string">
            <text:p>ENGENHARIAS III <text:s text:c="34"/></text:p>
          </table:table-cell>
          <table:table-cell office:value-type="string">
            <text:p>Nonlinear Analysi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1218</text:p>
          </table:table-cell>
          <table:table-cell office:value-type="string">
            <text:p>ENGENHARIAS III <text:s text:c="34"/></text:p>
          </table:table-cell>
          <table:table-cell office:value-type="string">
            <text:p>Nonlinear Analysis: Real World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90X</text:p>
          </table:table-cell>
          <table:table-cell office:value-type="string">
            <text:p>ENGENHARIAS III <text:s text:c="34"/></text:p>
          </table:table-cell>
          <table:table-cell office:value-type="string">
            <text:p>Nonlinear Dyna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8353</text:p>
          </table:table-cell>
          <table:table-cell office:value-type="string">
            <text:p>ENGENHARIAS III <text:s text:c="34"/></text:p>
          </table:table-cell>
          <table:table-cell office:value-type="string">
            <text:p>Nonlinear Dynamics and Systems Theo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51</text:p>
          </table:table-cell>
          <table:table-cell office:value-type="string">
            <text:p>ENGENHARIAS III <text:s text:c="34"/></text:p>
          </table:table-cell>
          <table:table-cell office:value-type="string">
            <text:p>Nova Economia (UFM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493</text:p>
          </table:table-cell>
          <table:table-cell office:value-type="string">
            <text:p>ENGENHARIAS III <text:s text:c="34"/></text:p>
          </table:table-cell>
          <table:table-cell office:value-type="string">
            <text:p>Nuclear Engineering and Desig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ENGENHARIAS III <text:s text:c="34"/></text:p>
          </table:table-cell>
          <table:table-cell office:value-type="string">
            <text:p>Nuclear Instruments &amp; Methods in Physics Research. Section A, Accelerators, Spectrometers, Detectors and Associated Equip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ENGENHARIAS III <text:s text:c="34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02</text:p>
          </table:table-cell>
          <table:table-cell office:value-type="string">
            <text:p>ENGENHARIAS III <text:s text:c="34"/></text:p>
          </table:table-cell>
          <table:table-cell office:value-type="string">
            <text:p>Nucleus (Ituverav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7782</text:p>
          </table:table-cell>
          <table:table-cell office:value-type="string">
            <text:p>ENGENHARIAS III <text:s text:c="34"/></text:p>
          </table:table-cell>
          <table:table-cell office:value-type="string">
            <text:p>Numerical Heat Transfer. Part A,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7790</text:p>
          </table:table-cell>
          <table:table-cell office:value-type="string">
            <text:p>ENGENHARIAS III <text:s text:c="34"/></text:p>
          </table:table-cell>
          <table:table-cell office:value-type="string">
            <text:p>Numerical Heat Transfer. Part B, Fundament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5325</text:p>
          </table:table-cell>
          <table:table-cell office:value-type="string">
            <text:p>ENGENHARIAS III <text:s text:c="34"/></text:p>
          </table:table-cell>
          <table:table-cell office:value-type="string">
            <text:p>Numerical Linear Algebra with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91</text:p>
          </table:table-cell>
          <table:table-cell office:value-type="string">
            <text:p>ENGENHARIAS III <text:s text:c="34"/></text:p>
          </table:table-cell>
          <table:table-cell office:value-type="string">
            <text:p>O Mundo da Usinagem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57</text:p>
          </table:table-cell>
          <table:table-cell office:value-type="string">
            <text:p>ENGENHARIAS III <text:s text:c="34"/></text:p>
          </table:table-cell>
          <table:table-cell office:value-type="string">
            <text:p>O Pape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7903</text:p>
          </table:table-cell>
          <table:table-cell office:value-type="string">
            <text:p>ENGENHARIAS III <text:s text:c="34"/></text:p>
          </table:table-cell>
          <table:table-cell office:value-type="string">
            <text:p>Occupational Therapy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7341</text:p>
          </table:table-cell>
          <table:table-cell office:value-type="string">
            <text:p>ENGENHARIAS III <text:s text:c="34"/></text:p>
          </table:table-cell>
          <table:table-cell office:value-type="string">
            <text:p>Ocean Dyna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8018</text:p>
          </table:table-cell>
          <table:table-cell office:value-type="string">
            <text:p>ENGENHARIAS III <text:s text:c="34"/></text:p>
          </table:table-cell>
          <table:table-cell office:value-type="string">
            <text:p>Ocean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366</text:p>
          </table:table-cell>
          <table:table-cell office:value-type="string">
            <text:p>ENGENHARIAS III <text:s text:c="34"/></text:p>
          </table:table-cell>
          <table:table-cell office:value-type="string">
            <text:p>Oecologia Brasiliensi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0608</text:p>
          </table:table-cell>
          <table:table-cell office:value-type="string">
            <text:p>ENGENHARIAS III <text:s text:c="34"/></text:p>
          </table:table-cell>
          <table:table-cell office:value-type="string">
            <text:p>Offshore (Conroe, Tex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35</text:p>
          </table:table-cell>
          <table:table-cell office:value-type="string">
            <text:p>ENGENHARIAS III <text:s text:c="34"/></text:p>
          </table:table-cell>
          <table:table-cell office:value-type="string">
            <text:p>Oiko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1388</text:p>
          </table:table-cell>
          <table:table-cell office:value-type="string">
            <text:p>ENGENHARIAS III <text:s text:c="34"/></text:p>
          </table:table-cell>
          <table:table-cell office:value-type="string">
            <text:p>Oil &amp; Gas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ENGENHARIAS III <text:s text:c="34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483</text:p>
          </table:table-cell>
          <table:table-cell office:value-type="string">
            <text:p>ENGENHARIAS III <text:s text:c="34"/></text:p>
          </table:table-cell>
          <table:table-cell office:value-type="string">
            <text:p>Omeg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85</text:p>
          </table:table-cell>
          <table:table-cell office:value-type="string">
            <text:p>ENGENHARIAS III <text:s text:c="34"/></text:p>
          </table:table-cell>
          <table:table-cell office:value-type="string">
            <text:p>Online Brazilian Journal of Nur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5980</text:p>
          </table:table-cell>
          <table:table-cell office:value-type="string">
            <text:p>ENGENHARIAS III <text:s text:c="34"/></text:p>
          </table:table-cell>
          <table:table-cell office:value-type="string">
            <text:p>Operating Systems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5181</text:p>
          </table:table-cell>
          <table:table-cell office:value-type="string">
            <text:p>ENGENHARIAS III <text:s text:c="34"/></text:p>
          </table:table-cell>
          <table:table-cell office:value-type="string">
            <text:p>Operation Maintenance and Materials Issu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77</text:p>
          </table:table-cell>
          <table:table-cell office:value-type="string">
            <text:p>ENGENHARIAS III <text:s text:c="34"/></text:p>
          </table:table-cell>
          <table:table-cell office:value-type="string">
            <text:p>Operations Research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286</text:p>
          </table:table-cell>
          <table:table-cell office:value-type="string">
            <text:p>ENGENHARIAS III <text:s text:c="34"/></text:p>
          </table:table-cell>
          <table:table-cell office:value-type="string">
            <text:p>Optical Engineering (Bellingh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992</text:p>
          </table:table-cell>
          <table:table-cell office:value-type="string">
            <text:p>ENGENHARIAS III <text:s text:c="34"/></text:p>
          </table:table-cell>
          <table:table-cell office:value-type="string">
            <text:p>Optics and Laser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8166</text:p>
          </table:table-cell>
          <table:table-cell office:value-type="string">
            <text:p>ENGENHARIAS III <text:s text:c="34"/></text:p>
          </table:table-cell>
          <table:table-cell office:value-type="string">
            <text:p>Optics and Lasers in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18</text:p>
          </table:table-cell>
          <table:table-cell office:value-type="string">
            <text:p>ENGENHARIAS III <text:s text:c="34"/></text:p>
          </table:table-cell>
          <table:table-cell office:value-type="string">
            <text:p>Optics Commun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4087</text:p>
          </table:table-cell>
          <table:table-cell office:value-type="string">
            <text:p>ENGENHARIAS III <text:s text:c="34"/></text:p>
          </table:table-cell>
          <table:table-cell office:value-type="string">
            <text:p>Optics Expres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592</text:p>
          </table:table-cell>
          <table:table-cell office:value-type="string">
            <text:p>ENGENHARIAS III <text:s text:c="34"/></text:p>
          </table:table-cell>
          <table:table-cell office:value-type="string">
            <text:p>Optics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4945</text:p>
          </table:table-cell>
          <table:table-cell office:value-type="string">
            <text:p>ENGENHARIAS III <text:s text:c="34"/></text:p>
          </table:table-cell>
          <table:table-cell office:value-type="string">
            <text:p>Optimization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6788</text:p>
          </table:table-cell>
          <table:table-cell office:value-type="string">
            <text:p>ENGENHARIAS III <text:s text:c="34"/></text:p>
          </table:table-cell>
          <table:table-cell office:value-type="string">
            <text:p>Optimization Methods &amp; Softwa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1038</text:p>
          </table:table-cell>
          <table:table-cell office:value-type="string">
            <text:p>ENGENHARIAS III <text:s text:c="34"/></text:p>
          </table:table-cell>
          <table:table-cell office:value-type="string">
            <text:p>OR/MS Today (Baltimo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110</text:p>
          </table:table-cell>
          <table:table-cell office:value-type="string">
            <text:p>ENGENHARIAS III <text:s text:c="34"/></text:p>
          </table:table-cell>
          <table:table-cell office:value-type="string">
            <text:p>Org &amp; Demo (Unesp. 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ENGENHARIAS III <text:s text:c="34"/></text:p>
          </table:table-cell>
          <table:table-cell office:value-type="string">
            <text:p>Organizações &amp; Socieda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040</text:p>
          </table:table-cell>
          <table:table-cell office:value-type="string">
            <text:p>ENGENHARIAS III <text:s text:c="34"/></text:p>
          </table:table-cell>
          <table:table-cell office:value-type="string">
            <text:p>Organizações em Contex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79</text:p>
          </table:table-cell>
          <table:table-cell office:value-type="string">
            <text:p>ENGENHARIAS III <text:s text:c="34"/></text:p>
          </table:table-cell>
          <table:table-cell office:value-type="string">
            <text:p>Organizações Rurais e Agroindustriais (UF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5944</text:p>
          </table:table-cell>
          <table:table-cell office:value-type="string">
            <text:p>ENGENHARIAS III <text:s text:c="34"/></text:p>
          </table:table-cell>
          <table:table-cell office:value-type="string">
            <text:p>Ortodont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674</text:p>
          </table:table-cell>
          <table:table-cell office:value-type="string">
            <text:p>ENGENHARIAS III <text:s text:c="34"/></text:p>
          </table:table-cell>
          <table:table-cell office:value-type="string">
            <text:p>Ortodontia Gaúc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009</text:p>
          </table:table-cell>
          <table:table-cell office:value-type="string">
            <text:p>ENGENHARIAS III <text:s text:c="34"/></text:p>
          </table:table-cell>
          <table:table-cell office:value-type="string">
            <text:p>Pan-American Journal of Aquatic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94X</text:p>
          </table:table-cell>
          <table:table-cell office:value-type="string">
            <text:p>ENGENHARIAS III <text:s text:c="34"/></text:p>
          </table:table-cell>
          <table:table-cell office:value-type="string">
            <text:p>Panorâmica (UFMT. Pontal do Aragua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908</text:p>
          </table:table-cell>
          <table:table-cell office:value-type="string">
            <text:p>ENGENHARIAS III <text:s text:c="34"/></text:p>
          </table:table-cell>
          <table:table-cell office:value-type="string">
            <text:p>Paradigma (Ribeirã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191</text:p>
          </table:table-cell>
          <table:table-cell office:value-type="string">
            <text:p>ENGENHARIAS III <text:s text:c="34"/></text:p>
          </table:table-cell>
          <table:table-cell office:value-type="string">
            <text:p>Parallel Comput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ENGENHARIAS III <text:s text:c="34"/></text:p>
          </table:table-cell>
          <table:table-cell office:value-type="string">
            <text:p>Parcerias Estratégica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6351</text:p>
          </table:table-cell>
          <table:table-cell office:value-type="string">
            <text:p>ENGENHARIAS III <text:s text:c="34"/></text:p>
          </table:table-cell>
          <table:table-cell office:value-type="string">
            <text:p>Particulate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798X</text:p>
          </table:table-cell>
          <table:table-cell office:value-type="string">
            <text:p>ENGENHARIAS III <text:s text:c="34"/></text:p>
          </table:table-cell>
          <table:table-cell office:value-type="string">
            <text:p>Paton Welding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655</text:p>
          </table:table-cell>
          <table:table-cell office:value-type="string">
            <text:p>ENGENHARIAS III <text:s text:c="34"/></text:p>
          </table:table-cell>
          <table:table-cell office:value-type="string">
            <text:p>Pattern Recognition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220</text:p>
          </table:table-cell>
          <table:table-cell office:value-type="string">
            <text:p>ENGENHARIAS III <text:s text:c="34"/></text:p>
          </table:table-cell>
          <table:table-cell office:value-type="string">
            <text:p>PCH Notícias &amp; SHP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ENGENHARIAS III <text:s text:c="34"/></text:p>
          </table:table-cell>
          <table:table-cell office:value-type="string">
            <text:p>Pediatria Moder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412</text:p>
          </table:table-cell>
          <table:table-cell office:value-type="string">
            <text:p>ENGENHARIAS III <text:s text:c="34"/></text:p>
          </table:table-cell>
          <table:table-cell office:value-type="string">
            <text:p>Pensar Contáb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NGENHARIAS III <text:s text:c="34"/></text:p>
          </table:table-cell>
          <table:table-cell office:value-type="string">
            <text:p>Períodico Trimestral do Banco do Nordeste d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393</text:p>
          </table:table-cell>
          <table:table-cell office:value-type="string">
            <text:p>ENGENHARIAS III <text:s text:c="34"/></text:p>
          </table:table-cell>
          <table:table-cell office:value-type="string">
            <text:p>Periodontia (Fortale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144</text:p>
          </table:table-cell>
          <table:table-cell office:value-type="string">
            <text:p>ENGENHARIAS III <text:s text:c="34"/></text:p>
          </table:table-cell>
          <table:table-cell office:value-type="string">
            <text:p>Perspectivas (Cachoeiro do Itapemiri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193</text:p>
          </table:table-cell>
          <table:table-cell office:value-type="string">
            <text:p>ENGENHARIAS III <text:s text:c="34"/></text:p>
          </table:table-cell>
          <table:table-cell office:value-type="string">
            <text:p>Perspectivas Contemporâne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36</text:p>
          </table:table-cell>
          <table:table-cell office:value-type="string">
            <text:p>ENGENHARIAS III <text:s text:c="34"/></text:p>
          </table:table-cell>
          <table:table-cell office:value-type="string">
            <text:p>Perspectivas em Ciência da Inform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501</text:p>
          </table:table-cell>
          <table:table-cell office:value-type="string">
            <text:p>ENGENHARIAS III <text:s text:c="34"/></text:p>
          </table:table-cell>
          <table:table-cell office:value-type="string">
            <text:p>Perspectivas Online (Campos dos Goitacaz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1-9384</text:p>
          </table:table-cell>
          <table:table-cell office:value-type="string">
            <text:p>ENGENHARIAS III <text:s text:c="34"/></text:p>
          </table:table-cell>
          <table:table-cell office:value-type="string">
            <text:p>Perspectives Interdisciplinaires sur le Travail et la Santé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830</text:p>
          </table:table-cell>
          <table:table-cell office:value-type="string">
            <text:p>ENGENHARIAS III <text:s text:c="34"/></text:p>
          </table:table-cell>
          <table:table-cell office:value-type="string">
            <text:p>Pesquisa &amp; Desenvolvimento Engenharia de Produ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ENGENHARIAS III <text:s text:c="34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551</text:p>
          </table:table-cell>
          <table:table-cell office:value-type="string">
            <text:p>ENGENHARIAS III <text:s text:c="34"/></text:p>
          </table:table-cell>
          <table:table-cell office:value-type="string">
            <text:p>Pesquisa e Planejamento Econômico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74</text:p>
          </table:table-cell>
          <table:table-cell office:value-type="string">
            <text:p>ENGENHARIAS III <text:s text:c="34"/></text:p>
          </table:table-cell>
          <table:table-cell office:value-type="string">
            <text:p>Pesquisa FAPESP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95</text:p>
          </table:table-cell>
          <table:table-cell office:value-type="string">
            <text:p>ENGENHARIAS III <text:s text:c="34"/></text:p>
          </table:table-cell>
          <table:table-cell office:value-type="string">
            <text:p>Pesquisa Naval (SD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ENGENHARIAS III <text:s text:c="34"/></text:p>
          </table:table-cell>
          <table:table-cell office:value-type="string">
            <text:p>Pesquisa Operacion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142</text:p>
          </table:table-cell>
          <table:table-cell office:value-type="string">
            <text:p>ENGENHARIAS III <text:s text:c="34"/></text:p>
          </table:table-cell>
          <table:table-cell office:value-type="string">
            <text:p>Pesquisa Operacional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ENGENHARIAS III <text:s text:c="34"/></text:p>
          </table:table-cell>
          <table:table-cell office:value-type="string">
            <text:p>Pesquisa Veterinária Brasileir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97</text:p>
          </table:table-cell>
          <table:table-cell office:value-type="string">
            <text:p>ENGENHARIAS III <text:s text:c="34"/></text:p>
          </table:table-cell>
          <table:table-cell office:value-type="string">
            <text:p>Petro &amp; Quí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0793</text:p>
          </table:table-cell>
          <table:table-cell office:value-type="string">
            <text:p>ENGENHARIAS III <text:s text:c="34"/></text:p>
          </table:table-cell>
          <table:table-cell office:value-type="string">
            <text:p>Petroleum Ge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6466</text:p>
          </table:table-cell>
          <table:table-cell office:value-type="string">
            <text:p>ENGENHARIAS III <text:s text:c="34"/></text:p>
          </table:table-cell>
          <table:table-cell office:value-type="string">
            <text:p>Petroleum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9074</text:p>
          </table:table-cell>
          <table:table-cell office:value-type="string">
            <text:p>ENGENHARIAS III <text:s text:c="34"/></text:p>
          </table:table-cell>
          <table:table-cell office:value-type="string">
            <text:p>Petrophysics (Houston, Tex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11X</text:p>
          </table:table-cell>
          <table:table-cell office:value-type="string">
            <text:p>ENGENHARIAS III <text:s text:c="34"/></text:p>
          </table:table-cell>
          <table:table-cell office:value-type="string">
            <text:p>Pharmazeutische Industr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35</text:p>
          </table:table-cell>
          <table:table-cell office:value-type="string">
            <text:p>ENGENHARIAS III <text:s text:c="34"/></text:p>
          </table:table-cell>
          <table:table-cell office:value-type="string">
            <text:p>Philosophical Magazine (2003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4614</text:p>
          </table:table-cell>
          <table:table-cell office:value-type="string">
            <text:p>ENGENHARIAS III <text:s text:c="34"/></text:p>
          </table:table-cell>
          <table:table-cell office:value-type="string">
            <text:p>Philosophical Transactions of the Royal Society of London, Series A: Mathematical and Physic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ENGENHARIAS III <text:s text:c="34"/></text:p>
          </table:table-cell>
          <table:table-cell office:value-type="string">
            <text:p>Photomedicine and Laser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1-1847</text:p>
          </table:table-cell>
          <table:table-cell office:value-type="string">
            <text:p>ENGENHARIAS III <text:s text:c="34"/></text:p>
          </table:table-cell>
          <table:table-cell office:value-type="string">
            <text:p>Physica Scripta. 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65</text:p>
          </table:table-cell>
          <table:table-cell office:value-type="string">
            <text:p>ENGENHARIAS III <text:s text:c="34"/></text:p>
          </table:table-cell>
          <table:table-cell office:value-type="string">
            <text:p>Physica Status Solidi. A, Applied Research (Cessou em 2004. Cont. ISSN 1862-6300 Physica Status Solidi. A, Applications and Materials Science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1972</text:p>
          </table:table-cell>
          <table:table-cell office:value-type="string">
            <text:p>ENGENHARIAS III <text:s text:c="34"/></text:p>
          </table:table-cell>
          <table:table-cell office:value-type="string">
            <text:p>Physica Status Solidi. B, Bas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1634</text:p>
          </table:table-cell>
          <table:table-cell office:value-type="string">
            <text:p>ENGENHARIAS III <text:s text:c="34"/></text:p>
          </table:table-cell>
          <table:table-cell office:value-type="string">
            <text:p>Physica Status Solidi. C, Conferences and Critical Reviews (Cessou em 2005. Cont. ISSN 1862-6351 Physica Status Solidi. C, Current Topics in Solid State Physics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ENGENHARIAS III <text:s text:c="34"/></text:p>
          </table:table-cell>
          <table:table-cell office:value-type="string">
            <text:p>Physica. 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ENGENHARIAS III <text:s text:c="34"/></text:p>
          </table:table-cell>
          <table:table-cell office:value-type="string">
            <text:p>Physica. B, Condensed Matte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34</text:p>
          </table:table-cell>
          <table:table-cell office:value-type="string">
            <text:p>ENGENHARIAS III <text:s text:c="34"/></text:p>
          </table:table-cell>
          <table:table-cell office:value-type="string">
            <text:p>Physica. C, Superconductiv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89</text:p>
          </table:table-cell>
          <table:table-cell office:value-type="string">
            <text:p>ENGENHARIAS III <text:s text:c="34"/></text:p>
          </table:table-cell>
          <table:table-cell office:value-type="string">
            <text:p>Physica. D, Nonlinear phenomena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9477</text:p>
          </table:table-cell>
          <table:table-cell office:value-type="string">
            <text:p>ENGENHARIAS III <text:s text:c="34"/></text:p>
          </table:table-cell>
          <table:table-cell office:value-type="string">
            <text:p>Physica. E, Low-Dimensional Systems and Nanostructur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ENGENHARIAS III <text:s text:c="34"/></text:p>
          </table:table-cell>
          <table:table-cell office:value-type="string">
            <text:p>Physical Review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4402</text:p>
          </table:table-cell>
          <table:table-cell office:value-type="string">
            <text:p>ENGENHARIAS III <text:s text:c="34"/></text:p>
          </table:table-cell>
          <table:table-cell office:value-type="string">
            <text:p>Physical Review Special Topics. Accelerators and Bea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ENGENHARIAS III <text:s text:c="34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21</text:p>
          </table:table-cell>
          <table:table-cell office:value-type="string">
            <text:p>ENGENHARIAS III <text:s text:c="34"/></text:p>
          </table:table-cell>
          <table:table-cell office:value-type="string">
            <text:p>Physical Review. D. Particles and fields (Cessou em 2003. Cont. 1550-7998 Physical review. D, Particles, Fields, Gravitation, and Cosmolog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3787</text:p>
          </table:table-cell>
          <table:table-cell office:value-type="string">
            <text:p>ENGENHARIAS III <text:s text:c="34"/></text:p>
          </table:table-cell>
          <table:table-cell office:value-type="string">
            <text:p>Physical Review. E, Statistical Physics, Plasmas, Fluids, and Related Interdisciplinary Topics (Online) (Cessou em 2000. Cont. ISSN 1550-2376 Physical Review. E, Statistical, Nonlinear and Soft Matter Physics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ENGENHARIAS III <text:s text:c="34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90</text:p>
          </table:table-cell>
          <table:table-cell office:value-type="string">
            <text:p>ENGENHARIAS III <text:s text:c="34"/></text:p>
          </table:table-cell>
          <table:table-cell office:value-type="string">
            <text:p>Physics and Chemistry of Glasses (Cessou em 2005. Fundiu-se com ISSN 0946-7475, 0017-1050, 1753-3546 e 1753-356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155</text:p>
          </table:table-cell>
          <table:table-cell office:value-type="string">
            <text:p>ENGENHARIAS III <text:s text:c="34"/></text:p>
          </table:table-cell>
          <table:table-cell office:value-type="string">
            <text:p>Physics in Medicine and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ENGENHARIAS III <text:s text:c="34"/></text:p>
          </table:table-cell>
          <table:table-cell office:value-type="string">
            <text:p>Physics Letters. A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2693</text:p>
          </table:table-cell>
          <table:table-cell office:value-type="string">
            <text:p>ENGENHARIAS III <text:s text:c="34"/></text:p>
          </table:table-cell>
          <table:table-cell office:value-type="string">
            <text:p>Physics Letters. B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7788</text:p>
          </table:table-cell>
          <table:table-cell office:value-type="string">
            <text:p>ENGENHARIAS III <text:s text:c="34"/></text:p>
          </table:table-cell>
          <table:table-cell office:value-type="string">
            <text:p>Physics of Atomic Nuclei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31</text:p>
          </table:table-cell>
          <table:table-cell office:value-type="string">
            <text:p>ENGENHARIAS III <text:s text:c="34"/></text:p>
          </table:table-cell>
          <table:table-cell office:value-type="string">
            <text:p>Physics of Fluids (199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334</text:p>
          </table:table-cell>
          <table:table-cell office:value-type="string">
            <text:p>ENGENHARIAS III <text:s text:c="34"/></text:p>
          </table:table-cell>
          <table:table-cell office:value-type="string">
            <text:p>Physiological Measur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300</text:p>
          </table:table-cell>
          <table:table-cell office:value-type="string">
            <text:p>ENGENHARIAS III <text:s text:c="34"/></text:p>
          </table:table-cell>
          <table:table-cell office:value-type="string">
            <text:p>PIB. Presença Internacional do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7360</text:p>
          </table:table-cell>
          <table:table-cell office:value-type="string">
            <text:p>ENGENHARIAS III <text:s text:c="34"/></text:p>
          </table:table-cell>
          <table:table-cell office:value-type="string">
            <text:p>PIERS On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3688</text:p>
          </table:table-cell>
          <table:table-cell office:value-type="string">
            <text:p>ENGENHARIAS III <text:s text:c="34"/></text:p>
          </table:table-cell>
          <table:table-cell office:value-type="string">
            <text:p>Pipeline and Gas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2917</text:p>
          </table:table-cell>
          <table:table-cell office:value-type="string">
            <text:p>ENGENHARIAS III <text:s text:c="34"/></text:p>
          </table:table-cell>
          <table:table-cell office:value-type="string">
            <text:p>Plant Disea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58</text:p>
          </table:table-cell>
          <table:table-cell office:value-type="string">
            <text:p>ENGENHARIAS III <text:s text:c="34"/></text:p>
          </table:table-cell>
          <table:table-cell office:value-type="string">
            <text:p>Planta Daninh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8850</text:p>
          </table:table-cell>
          <table:table-cell office:value-type="string">
            <text:p>ENGENHARIAS III <text:s text:c="34"/></text:p>
          </table:table-cell>
          <table:table-cell office:value-type="string">
            <text:p>Plasma Processes and Polym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0184</text:p>
          </table:table-cell>
          <table:table-cell office:value-type="string">
            <text:p>ENGENHARIAS III <text:s text:c="34"/></text:p>
          </table:table-cell>
          <table:table-cell office:value-type="string">
            <text:p>Plasmas and Polymers (Cessou em 200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28</text:p>
          </table:table-cell>
          <table:table-cell office:value-type="string">
            <text:p>ENGENHARIAS III <text:s text:c="34"/></text:p>
          </table:table-cell>
          <table:table-cell office:value-type="string">
            <text:p>Plástico Industr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164</text:p>
          </table:table-cell>
          <table:table-cell office:value-type="string">
            <text:p>ENGENHARIAS III <text:s text:c="34"/></text:p>
          </table:table-cell>
          <table:table-cell office:value-type="string">
            <text:p>Plating and Surface Finish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865</text:p>
          </table:table-cell>
          <table:table-cell office:value-type="string">
            <text:p>ENGENHARIAS III <text:s text:c="34"/></text:p>
          </table:table-cell>
          <table:table-cell office:value-type="string">
            <text:p>Plenarium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ENGENHARIAS III <text:s text:c="34"/></text:p>
          </table:table-cell>
          <table:table-cell office:value-type="string">
            <text:p>Polímeros (São Carlo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46</text:p>
          </table:table-cell>
          <table:table-cell office:value-type="string">
            <text:p>ENGENHARIAS III <text:s text:c="34"/></text:p>
          </table:table-cell>
          <table:table-cell office:value-type="string">
            <text:p>Política Democr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660</text:p>
          </table:table-cell>
          <table:table-cell office:value-type="string">
            <text:p>ENGENHARIAS III <text:s text:c="34"/></text:p>
          </table:table-cell>
          <table:table-cell office:value-type="string">
            <text:p>Política Externa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ENGENHARIAS III <text:s text:c="34"/></text:p>
          </table:table-cell>
          <table:table-cell office:value-type="string">
            <text:p>Polyhedr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61</text:p>
          </table:table-cell>
          <table:table-cell office:value-type="string">
            <text:p>ENGENHARIAS III <text:s text:c="34"/></text:p>
          </table:table-cell>
          <table:table-cell office:value-type="string">
            <text:p>Polymer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0839</text:p>
          </table:table-cell>
          <table:table-cell office:value-type="string">
            <text:p>ENGENHARIAS III <text:s text:c="34"/></text:p>
          </table:table-cell>
          <table:table-cell office:value-type="string">
            <text:p>Polymer Bulletin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8397</text:p>
          </table:table-cell>
          <table:table-cell office:value-type="string">
            <text:p>ENGENHARIAS III <text:s text:c="34"/></text:p>
          </table:table-cell>
          <table:table-cell office:value-type="string">
            <text:p>Polymer Composit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103</text:p>
          </table:table-cell>
          <table:table-cell office:value-type="string">
            <text:p>ENGENHARIAS III <text:s text:c="34"/></text:p>
          </table:table-cell>
          <table:table-cell office:value-type="string">
            <text:p>Polymer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418</text:p>
          </table:table-cell>
          <table:table-cell office:value-type="string">
            <text:p>ENGENHARIAS III <text:s text:c="34"/></text:p>
          </table:table-cell>
          <table:table-cell office:value-type="string">
            <text:p>Polymer Test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2559</text:p>
          </table:table-cell>
          <table:table-cell office:value-type="string">
            <text:p>ENGENHARIAS III <text:s text:c="34"/></text:p>
          </table:table-cell>
          <table:table-cell office:value-type="string">
            <text:p>Polymer-Plastics Technology and Engineering (Softcover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156</text:p>
          </table:table-cell>
          <table:table-cell office:value-type="string">
            <text:p>ENGENHARIAS III <text:s text:c="34"/></text:p>
          </table:table-cell>
          <table:table-cell office:value-type="string">
            <text:p>Powder Diffra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910</text:p>
          </table:table-cell>
          <table:table-cell office:value-type="string">
            <text:p>ENGENHARIAS III <text:s text:c="34"/></text:p>
          </table:table-cell>
          <table:table-cell office:value-type="string">
            <text:p>Powder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678X</text:p>
          </table:table-cell>
          <table:table-cell office:value-type="string">
            <text:p>ENGENHARIAS III <text:s text:c="34"/></text:p>
          </table:table-cell>
          <table:table-cell office:value-type="string">
            <text:p>Praktische Metallograph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306</text:p>
          </table:table-cell>
          <table:table-cell office:value-type="string">
            <text:p>ENGENHARIAS III <text:s text:c="34"/></text:p>
          </table:table-cell>
          <table:table-cell office:value-type="string">
            <text:p>Principia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87</text:p>
          </table:table-cell>
          <table:table-cell office:value-type="string">
            <text:p>ENGENHARIAS III <text:s text:c="34"/></text:p>
          </table:table-cell>
          <table:table-cell office:value-type="string">
            <text:p>Pró-Fon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920</text:p>
          </table:table-cell>
          <table:table-cell office:value-type="string">
            <text:p>ENGENHARIAS III <text:s text:c="34"/></text:p>
          </table:table-cell>
          <table:table-cell office:value-type="string">
            <text:p>Probabilistic Engineering 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ENGENHARIAS III <text:s text:c="34"/></text:p>
          </table:table-cell>
          <table:table-cell office:value-type="string">
            <text:p>Proceedings - SP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219</text:p>
          </table:table-cell>
          <table:table-cell office:value-type="string">
            <text:p>ENGENHARIAS III <text:s text:c="34"/></text:p>
          </table:table-cell>
          <table:table-cell office:value-type="string">
            <text:p>Proceedings of the IEE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4729</text:p>
          </table:table-cell>
          <table:table-cell office:value-type="string">
            <text:p>ENGENHARIAS III <text:s text:c="34"/></text:p>
          </table:table-cell>
          <table:table-cell office:value-type="string">
            <text:p>Proceedings of the IEEE International Conference on Robotics and Automation (Cessou em 2004. Cont. Proceedings (ICRA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6509</text:p>
          </table:table-cell>
          <table:table-cell office:value-type="string">
            <text:p>ENGENHARIAS III <text:s text:c="34"/></text:p>
          </table:table-cell>
          <table:table-cell office:value-type="string">
            <text:p>Proceedings of the Institution of Mechanical Engineers. Part A, Journal of Power and 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054</text:p>
          </table:table-cell>
          <table:table-cell office:value-type="string">
            <text:p>ENGENHARIAS III <text:s text:c="34"/></text:p>
          </table:table-cell>
          <table:table-cell office:value-type="string">
            <text:p>Proceedings of the Institution of Mechanical Engineers. Part B, Journal of Engineering Manufac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062</text:p>
          </table:table-cell>
          <table:table-cell office:value-type="string">
            <text:p>ENGENHARIAS III <text:s text:c="34"/></text:p>
          </table:table-cell>
          <table:table-cell office:value-type="string">
            <text:p>Proceedings of the Institution of Mechanical Engineers. Part C, Journal of Mechanical Engineering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070</text:p>
          </table:table-cell>
          <table:table-cell office:value-type="string">
            <text:p>ENGENHARIAS III <text:s text:c="34"/></text:p>
          </table:table-cell>
          <table:table-cell office:value-type="string">
            <text:p>Proceedings of the Institution of Mechanical Engineers. Part D, Journal of Automobil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089</text:p>
          </table:table-cell>
          <table:table-cell office:value-type="string">
            <text:p>ENGENHARIAS III <text:s text:c="34"/></text:p>
          </table:table-cell>
          <table:table-cell office:value-type="string">
            <text:p>Proceedings of the Institution of Mechanical Engineers. Part E, Journal of Process Mechanic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100</text:p>
          </table:table-cell>
          <table:table-cell office:value-type="string">
            <text:p>ENGENHARIAS III <text:s text:c="34"/></text:p>
          </table:table-cell>
          <table:table-cell office:value-type="string">
            <text:p>Proceedings of the Institution of Mechanical Engineers. Part G, Journal of Aerospac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193</text:p>
          </table:table-cell>
          <table:table-cell office:value-type="string">
            <text:p>ENGENHARIAS III <text:s text:c="34"/></text:p>
          </table:table-cell>
          <table:table-cell office:value-type="string">
            <text:p>Proceedings of the Institution of Mechanical Engineers. Proceedings Part K, Journal of Multi-Body 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ENGENHARIAS III <text:s text:c="34"/></text:p>
          </table:table-cell>
          <table:table-cell office:value-type="string">
            <text:p>Process Biochemistry (1991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13</text:p>
          </table:table-cell>
          <table:table-cell office:value-type="string">
            <text:p>ENGENHARIAS III <text:s text:c="34"/></text:p>
          </table:table-cell>
          <table:table-cell office:value-type="string">
            <text:p>Produção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056</text:p>
          </table:table-cell>
          <table:table-cell office:value-type="string">
            <text:p>ENGENHARIAS III <text:s text:c="34"/></text:p>
          </table:table-cell>
          <table:table-cell office:value-type="string">
            <text:p>Product (IGD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1478</text:p>
          </table:table-cell>
          <table:table-cell office:value-type="string">
            <text:p>ENGENHARIAS III <text:s text:c="34"/></text:p>
          </table:table-cell>
          <table:table-cell office:value-type="string">
            <text:p>Production and Operations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287</text:p>
          </table:table-cell>
          <table:table-cell office:value-type="string">
            <text:p>ENGENHARIAS III <text:s text:c="34"/></text:p>
          </table:table-cell>
          <table:table-cell office:value-type="string">
            <text:p>Production Planning &amp; Contro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0403</text:p>
          </table:table-cell>
          <table:table-cell office:value-type="string">
            <text:p>ENGENHARIAS III <text:s text:c="34"/></text:p>
          </table:table-cell>
          <table:table-cell office:value-type="string">
            <text:p>Produkdaten-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660</text:p>
          </table:table-cell>
          <table:table-cell office:value-type="string">
            <text:p>ENGENHARIAS III <text:s text:c="34"/></text:p>
          </table:table-cell>
          <table:table-cell office:value-type="string">
            <text:p>Produto &amp; Produ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026</text:p>
          </table:table-cell>
          <table:table-cell office:value-type="string">
            <text:p>ENGENHARIAS III <text:s text:c="34"/></text:p>
          </table:table-cell>
          <table:table-cell office:value-type="string">
            <text:p>Produto &amp; Produçã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85</text:p>
          </table:table-cell>
          <table:table-cell office:value-type="string">
            <text:p>ENGENHARIAS III <text:s text:c="34"/></text:p>
          </table:table-cell>
          <table:table-cell office:value-type="string">
            <text:p>Progress in Energy and Combustion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5-1176</text:p>
          </table:table-cell>
          <table:table-cell office:value-type="string">
            <text:p>ENGENHARIAS III <text:s text:c="34"/></text:p>
          </table:table-cell>
          <table:table-cell office:value-type="string">
            <text:p>Progress in Mining and Oilfield Chemistry (Cessou em 2003. Cont. ISSN 1789-5294 Progress in Oilfield Chemistry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1970</text:p>
          </table:table-cell>
          <table:table-cell office:value-type="string">
            <text:p>ENGENHARIAS III <text:s text:c="34"/></text:p>
          </table:table-cell>
          <table:table-cell office:value-type="string">
            <text:p>Progress in Nuclear Energy (New seri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57</text:p>
          </table:table-cell>
          <table:table-cell office:value-type="string">
            <text:p>ENGENHARIAS III <text:s text:c="34"/></text:p>
          </table:table-cell>
          <table:table-cell office:value-type="string">
            <text:p>Projecões (EDUS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3115</text:p>
          </table:table-cell>
          <table:table-cell office:value-type="string">
            <text:p>ENGENHARIAS III <text:s text:c="34"/></text:p>
          </table:table-cell>
          <table:table-cell office:value-type="string">
            <text:p>Propellants, Explosives, Pyrotech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923</text:p>
          </table:table-cell>
          <table:table-cell office:value-type="string">
            <text:p>ENGENHARIAS III <text:s text:c="34"/></text:p>
          </table:table-cell>
          <table:table-cell office:value-type="string">
            <text:p>Proteção (Novo Hambur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ENGENHARIAS III <text:s text:c="34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77</text:p>
          </table:table-cell>
          <table:table-cell office:value-type="string">
            <text:p>ENGENHARIAS III <text:s text:c="34"/></text:p>
          </table:table-cell>
          <table:table-cell office:value-type="string">
            <text:p>Publicatio UEPG. Ciências Exatas e da Terra, Ciências Agrárias e Engenhar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93</text:p>
          </table:table-cell>
          <table:table-cell office:value-type="string">
            <text:p>ENGENHARIAS III <text:s text:c="34"/></text:p>
          </table:table-cell>
          <table:table-cell office:value-type="string">
            <text:p>Publicatio UEPG. Ciências Humanas, Ciências Sociais Aplicadas, Lingüística, Letras e Art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15</text:p>
          </table:table-cell>
          <table:table-cell office:value-type="string">
            <text:p>ENGENHARIAS III <text:s text:c="34"/></text:p>
          </table:table-cell>
          <table:table-cell office:value-type="string">
            <text:p>Pulmão 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280</text:p>
          </table:table-cell>
          <table:table-cell office:value-type="string">
            <text:p>ENGENHARIAS III <text:s text:c="34"/></text:p>
          </table:table-cell>
          <table:table-cell office:value-type="string">
            <text:p>Qualit@s (UE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177</text:p>
          </table:table-cell>
          <table:table-cell office:value-type="string">
            <text:p>ENGENHARIAS III <text:s text:c="34"/></text:p>
          </table:table-cell>
          <table:table-cell office:value-type="string">
            <text:p>Quality and Quant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8017</text:p>
          </table:table-cell>
          <table:table-cell office:value-type="string">
            <text:p>ENGENHARIAS III <text:s text:c="34"/></text:p>
          </table:table-cell>
          <table:table-cell office:value-type="string">
            <text:p>Quality and Reliability Engineering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112</text:p>
          </table:table-cell>
          <table:table-cell office:value-type="string">
            <text:p>ENGENHARIAS III <text:s text:c="34"/></text:p>
          </table:table-cell>
          <table:table-cell office:value-type="string">
            <text:p>Quality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3703</text:p>
          </table:table-cell>
          <table:table-cell office:value-type="string">
            <text:p>ENGENHARIAS III <text:s text:c="34"/></text:p>
          </table:table-cell>
          <table:table-cell office:value-type="string">
            <text:p>Quality Technology &amp; Quantitative Management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ENGENHARIAS III <text:s text:c="34"/></text:p>
          </table:table-cell>
          <table:table-cell office:value-type="string">
            <text:p>Química No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ENGENHARIAS III <text:s text:c="34"/></text:p>
          </table:table-cell>
          <table:table-cell office:value-type="string">
            <text:p>Química Nov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700</text:p>
          </table:table-cell>
          <table:table-cell office:value-type="string">
            <text:p>ENGENHARIAS III <text:s text:c="34"/></text:p>
          </table:table-cell>
          <table:table-cell office:value-type="string">
            <text:p>RAC Eletrô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ENGENHARIAS III <text:s text:c="34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83</text:p>
          </table:table-cell>
          <table:table-cell office:value-type="string">
            <text:p>ENGENHARIAS III <text:s text:c="34"/></text:p>
          </table:table-cell>
          <table:table-cell office:value-type="string">
            <text:p>RACE : Revista de Administração, Contabilidade e Econom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150</text:p>
          </table:table-cell>
          <table:table-cell office:value-type="string">
            <text:p>ENGENHARIAS III <text:s text:c="34"/></text:p>
          </table:table-cell>
          <table:table-cell office:value-type="string">
            <text:p>Radiation Effects and Defects in Solid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ENGENHARIAS III <text:s text:c="34"/></text:p>
          </table:table-cell>
          <table:table-cell office:value-type="string">
            <text:p>Radiation Measuremen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20</text:p>
          </table:table-cell>
          <table:table-cell office:value-type="string">
            <text:p>ENGENHARIAS III <text:s text:c="34"/></text:p>
          </table:table-cell>
          <table:table-cell office:value-type="string">
            <text:p>Radiation Protection Dosi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ENGENHARIAS III <text:s text:c="34"/></text:p>
          </table:table-cell>
          <table:table-cell office:value-type="string">
            <text:p>RA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039</text:p>
          </table:table-cell>
          <table:table-cell office:value-type="string">
            <text:p>ENGENHARIAS III <text:s text:c="34"/></text:p>
          </table:table-cell>
          <table:table-cell office:value-type="string">
            <text:p>RAI : Revista de Administração e Inov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76</text:p>
          </table:table-cell>
          <table:table-cell office:value-type="string">
            <text:p>ENGENHARIAS III <text:s text:c="34"/></text:p>
          </table:table-cell>
          <table:table-cell office:value-type="string">
            <text:p>RAM. Revista de Administração Mackenzi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2546</text:p>
          </table:table-cell>
          <table:table-cell office:value-type="string">
            <text:p>ENGENHARIAS III <text:s text:c="34"/></text:p>
          </table:table-cell>
          <table:table-cell office:value-type="string">
            <text:p>Rapid Prototyping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488</text:p>
          </table:table-cell>
          <table:table-cell office:value-type="string">
            <text:p>ENGENHARIAS III <text:s text:c="34"/></text:p>
          </table:table-cell>
          <table:table-cell office:value-type="string">
            <text:p>RAUSP-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020</text:p>
          </table:table-cell>
          <table:table-cell office:value-type="string">
            <text:p>ENGENHARIAS III <text:s text:c="34"/></text:p>
          </table:table-cell>
          <table:table-cell office:value-type="string">
            <text:p>RBB. Revista Brasileira de Bioé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36</text:p>
          </table:table-cell>
          <table:table-cell office:value-type="string">
            <text:p>ENGENHARIAS III <text:s text:c="34"/></text:p>
          </table:table-cell>
          <table:table-cell office:value-type="string">
            <text:p>RBC. Revista Brasileira de Cartograf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41</text:p>
          </table:table-cell>
          <table:table-cell office:value-type="string">
            <text:p>ENGENHARIAS III <text:s text:c="34"/></text:p>
          </table:table-cell>
          <table:table-cell office:value-type="string">
            <text:p>RBC: Revista Brasileira de Contabil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ENGENHARIAS III <text:s text:c="34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562</text:p>
          </table:table-cell>
          <table:table-cell office:value-type="string">
            <text:p>ENGENHARIAS III <text:s text:c="34"/></text:p>
          </table:table-cell>
          <table:table-cell office:value-type="string">
            <text:p>RBCF. Revista Brasileira de Ciências Farmacêutic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000</text:p>
          </table:table-cell>
          <table:table-cell office:value-type="string">
            <text:p>ENGENHARIAS III <text:s text:c="34"/></text:p>
          </table:table-cell>
          <table:table-cell office:value-type="string">
            <text:p>RBEE. Revista Brasileira de Economia de Empres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02X</text:p>
          </table:table-cell>
          <table:table-cell office:value-type="string">
            <text:p>ENGENHARIAS III <text:s text:c="34"/></text:p>
          </table:table-cell>
          <table:table-cell office:value-type="string">
            <text:p>RBGP. Revista Brasileira de Gerenciamento de Proje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29</text:p>
          </table:table-cell>
          <table:table-cell office:value-type="string">
            <text:p>ENGENHARIAS III <text:s text:c="34"/></text:p>
          </table:table-cell>
          <table:table-cell office:value-type="string">
            <text:p>RBP. Revista Brasileira de Implantodontia &amp; Prótese sobre Implan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ENGENHARIAS III <text:s text:c="34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647</text:p>
          </table:table-cell>
          <table:table-cell office:value-type="string">
            <text:p>ENGENHARIAS III <text:s text:c="34"/></text:p>
          </table:table-cell>
          <table:table-cell office:value-type="string">
            <text:p>RCA. Revista de Controle e Administr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311</text:p>
          </table:table-cell>
          <table:table-cell office:value-type="string">
            <text:p>ENGENHARIAS III <text:s text:c="34"/></text:p>
          </table:table-cell>
          <table:table-cell office:value-type="string">
            <text:p>REAd. Revista Eletrônica de Administração (Porto Alegre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572</text:p>
          </table:table-cell>
          <table:table-cell office:value-type="string">
            <text:p>ENGENHARIAS III <text:s text:c="34"/></text:p>
          </table:table-cell>
          <table:table-cell office:value-type="string">
            <text:p>REAH. Revista Eletrônica de Administração Hospita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6443</text:p>
          </table:table-cell>
          <table:table-cell office:value-type="string">
            <text:p>ENGENHARIAS III <text:s text:c="34"/></text:p>
          </table:table-cell>
          <table:table-cell office:value-type="string">
            <text:p>Real-Time 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34</text:p>
          </table:table-cell>
          <table:table-cell office:value-type="string">
            <text:p>ENGENHARIAS III <text:s text:c="34"/></text:p>
          </table:table-cell>
          <table:table-cell office:value-type="string">
            <text:p>REB. Revista Eclesiastica Brasilei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484</text:p>
          </table:table-cell>
          <table:table-cell office:value-type="string">
            <text:p>ENGENHARIAS III <text:s text:c="34"/></text:p>
          </table:table-cell>
          <table:table-cell office:value-type="string">
            <text:p>REBRAE. Revista Brasileira de Estraté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387</text:p>
          </table:table-cell>
          <table:table-cell office:value-type="string">
            <text:p>ENGENHARIAS III <text:s text:c="34"/></text:p>
          </table:table-cell>
          <table:table-cell office:value-type="string">
            <text:p>RECADM : Revista Eletrônica de Ciência Administra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ENGENHARIAS III <text:s text:c="34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262</text:p>
          </table:table-cell>
          <table:table-cell office:value-type="string">
            <text:p>ENGENHARIAS III <text:s text:c="34"/></text:p>
          </table:table-cell>
          <table:table-cell office:value-type="string">
            <text:p>RECITEC. Revista de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051</text:p>
          </table:table-cell>
          <table:table-cell office:value-type="string">
            <text:p>ENGENHARIAS III <text:s text:c="34"/></text:p>
          </table:table-cell>
          <table:table-cell office:value-type="string">
            <text:p>REGA. Revista de Gestão de Águas da América Lat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276</text:p>
          </table:table-cell>
          <table:table-cell office:value-type="string">
            <text:p>ENGENHARIAS III <text:s text:c="34"/></text:p>
          </table:table-cell>
          <table:table-cell office:value-type="string">
            <text:p>REGE. Revista de Gestão U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35</text:p>
          </table:table-cell>
          <table:table-cell office:value-type="string">
            <text:p>ENGENHARIAS III <text:s text:c="34"/></text:p>
          </table:table-cell>
          <table:table-cell office:value-type="string">
            <text:p>Relaçõe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99</text:p>
          </table:table-cell>
          <table:table-cell office:value-type="string">
            <text:p>ENGENHARIAS III <text:s text:c="34"/></text:p>
          </table:table-cell>
          <table:table-cell office:value-type="string">
            <text:p>Relatórios de Pesquisa em Engenharia de Produção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8320</text:p>
          </table:table-cell>
          <table:table-cell office:value-type="string">
            <text:p>ENGENHARIAS III <text:s text:c="34"/></text:p>
          </table:table-cell>
          <table:table-cell office:value-type="string">
            <text:p>Reliability Engineering &amp; Systems Saf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3139</text:p>
          </table:table-cell>
          <table:table-cell office:value-type="string">
            <text:p>ENGENHARIAS III <text:s text:c="34"/></text:p>
          </table:table-cell>
          <table:table-cell office:value-type="string">
            <text:p>Reliable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4467</text:p>
          </table:table-cell>
          <table:table-cell office:value-type="string">
            <text:p>ENGENHARIAS III <text:s text:c="34"/></text:p>
          </table:table-cell>
          <table:table-cell office:value-type="string">
            <text:p>REM. Revista Escola de Min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0321</text:p>
          </table:table-cell>
          <table:table-cell office:value-type="string">
            <text:p>ENGENHARIAS III <text:s text:c="34"/></text:p>
          </table:table-cell>
          <table:table-cell office:value-type="string">
            <text:p>Renewable &amp; Sustainable Energy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1481</text:p>
          </table:table-cell>
          <table:table-cell office:value-type="string">
            <text:p>ENGENHARIAS III <text:s text:c="34"/></text:p>
          </table:table-cell>
          <table:table-cell office:value-type="string">
            <text:p>Renewable Ener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ENGENHARIAS III <text:s text:c="34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ENGENHARIAS III <text:s text:c="34"/></text:p>
          </table:table-cell>
          <table:table-cell office:value-type="string">
            <text:p>Reproductive Toxicology (Elmsford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8859</text:p>
          </table:table-cell>
          <table:table-cell office:value-type="string">
            <text:p>ENGENHARIAS III <text:s text:c="34"/></text:p>
          </table:table-cell>
          <table:table-cell office:value-type="string">
            <text:p>Research in Transportation Econo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7333</text:p>
          </table:table-cell>
          <table:table-cell office:value-type="string">
            <text:p>ENGENHARIAS III <text:s text:c="34"/></text:p>
          </table:table-cell>
          <table:table-cell office:value-type="string">
            <text:p>Research Polic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6308</text:p>
          </table:table-cell>
          <table:table-cell office:value-type="string">
            <text:p>ENGENHARIAS III <text:s text:c="34"/></text:p>
          </table:table-cell>
          <table:table-cell office:value-type="string">
            <text:p>Research Technology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71</text:p>
          </table:table-cell>
          <table:table-cell office:value-type="string">
            <text:p>ENGENHARIAS III <text:s text:c="34"/></text:p>
          </table:table-cell>
          <table:table-cell office:value-type="string">
            <text:p>RESI : Revista Eletrônica de Sistemas de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207</text:p>
          </table:table-cell>
          <table:table-cell office:value-type="string">
            <text:p>ENGENHARIAS III <text:s text:c="34"/></text:p>
          </table:table-cell>
          <table:table-cell office:value-type="string">
            <text:p>Resources Polic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3449</text:p>
          </table:table-cell>
          <table:table-cell office:value-type="string">
            <text:p>ENGENHARIAS III <text:s text:c="34"/></text:p>
          </table:table-cell>
          <table:table-cell office:value-type="string">
            <text:p>Resources, Conservation and Recyc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048</text:p>
          </table:table-cell>
          <table:table-cell office:value-type="string">
            <text:p>ENGENHARIAS III <text:s text:c="34"/></text:p>
          </table:table-cell>
          <table:table-cell office:value-type="string">
            <text:p>Respiratory Physiology &amp; Neu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323</text:p>
          </table:table-cell>
          <table:table-cell office:value-type="string">
            <text:p>ENGENHARIAS III <text:s text:c="34"/></text:p>
          </table:table-cell>
          <table:table-cell office:value-type="string">
            <text:p>RETEC. Revista de Tecnologias (Ourinh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2609</text:p>
          </table:table-cell>
          <table:table-cell office:value-type="string">
            <text:p>ENGENHARIAS III <text:s text:c="34"/></text:p>
          </table:table-cell>
          <table:table-cell office:value-type="string">
            <text:p>Review of Business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748</text:p>
          </table:table-cell>
          <table:table-cell office:value-type="string">
            <text:p>ENGENHARIAS III <text:s text:c="34"/></text:p>
          </table:table-cell>
          <table:table-cell office:value-type="string">
            <text:p>Review of Scientific Instrumen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599</text:p>
          </table:table-cell>
          <table:table-cell office:value-type="string">
            <text:p>ENGENHARIAS III <text:s text:c="34"/></text:p>
          </table:table-cell>
          <table:table-cell office:value-type="string">
            <text:p>Revista Aben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72</text:p>
          </table:table-cell>
          <table:table-cell office:value-type="string">
            <text:p>ENGENHARIAS III <text:s text:c="34"/></text:p>
          </table:table-cell>
          <table:table-cell office:value-type="string">
            <text:p>Revista ABO 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9087</text:p>
          </table:table-cell>
          <table:table-cell office:value-type="string">
            <text:p>ENGENHARIAS III <text:s text:c="34"/></text:p>
          </table:table-cell>
          <table:table-cell office:value-type="string">
            <text:p>Revista Abra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791</text:p>
          </table:table-cell>
          <table:table-cell office:value-type="string">
            <text:p>ENGENHARIAS III <text:s text:c="34"/></text:p>
          </table:table-cell>
          <table:table-cell office:value-type="string">
            <text:p>Revista ADMpg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089</text:p>
          </table:table-cell>
          <table:table-cell office:value-type="string">
            <text:p>ENGENHARIAS III <text:s text:c="34"/></text:p>
          </table:table-cell>
          <table:table-cell office:value-type="string">
            <text:p>Revista ADMpg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3X</text:p>
          </table:table-cell>
          <table:table-cell office:value-type="string">
            <text:p>ENGENHARIAS III <text:s text:c="34"/></text:p>
          </table:table-cell>
          <table:table-cell office:value-type="string">
            <text:p>Revista Ambiente &amp; Águ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32</text:p>
          </table:table-cell>
          <table:table-cell office:value-type="string">
            <text:p>ENGENHARIAS III <text:s text:c="34"/></text:p>
          </table:table-cell>
          <table:table-cell office:value-type="string">
            <text:p>Revista ANGR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964</text:p>
          </table:table-cell>
          <table:table-cell office:value-type="string">
            <text:p>ENGENHARIAS III <text:s text:c="34"/></text:p>
          </table:table-cell>
          <table:table-cell office:value-type="string">
            <text:p>Revista ANPEC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ENGENHARIAS III <text:s text:c="34"/></text:p>
          </table:table-cell>
          <table:table-cell office:value-type="string">
            <text:p>Revista Árvor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98X</text:p>
          </table:table-cell>
          <table:table-cell office:value-type="string">
            <text:p>ENGENHARIAS III <text:s text:c="34"/></text:p>
          </table:table-cell>
          <table:table-cell office:value-type="string">
            <text:p>Revista Augustus (Rio de Janeir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177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Ciências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429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Administração Pública e de Empres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Agrociencia (UF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47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Agrometeor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Analises Clin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59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Aplicações de Vácu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823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Biome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0-4613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Cartograf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5X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Ciência Avícola / Brazilian Journal of Poultry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Ciência e Mo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86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Ciências Mecânic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426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Cineantropometria &amp; Desempenho Human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40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Econom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3X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Ener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29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Engenharia Agrícola e Ambient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3X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Ensino de Ciência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26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Ensino de Físic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75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Estatís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731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Finanç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Geociênci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1X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Geofís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23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Geriatria e Gerontologia (UnATI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892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Gestão de Negócios (São Paul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504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Inov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435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Medicina do Trabalh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063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Medicina Eqü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Meteor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9X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Milho e Sorg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80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Oftal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054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Oncologia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Ortoped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698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Pesquisa e Desenvolvime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52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Probabilidade e Estatís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Recursos Hídric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Saúde Ocup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686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Tecnologia Agro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Terapia Intens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ENGENHARIAS III <text:s text:c="34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794</text:p>
          </table:table-cell>
          <table:table-cell office:value-type="string">
            <text:p>ENGENHARIAS III <text:s text:c="34"/></text:p>
          </table:table-cell>
          <table:table-cell office:value-type="string">
            <text:p>Revista C &amp; I. Controle &amp; Instrument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91</text:p>
          </table:table-cell>
          <table:table-cell office:value-type="string">
            <text:p>ENGENHARIAS III <text:s text:c="34"/></text:p>
          </table:table-cell>
          <table:table-cell office:value-type="string">
            <text:p>Revista Capital Científico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81</text:p>
          </table:table-cell>
          <table:table-cell office:value-type="string">
            <text:p>ENGENHARIAS III <text:s text:c="34"/></text:p>
          </table:table-cell>
          <table:table-cell office:value-type="string">
            <text:p>Revista Catarinense da Ciência Contáb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46</text:p>
          </table:table-cell>
          <table:table-cell office:value-type="string">
            <text:p>ENGENHARIAS III <text:s text:c="34"/></text:p>
          </table:table-cell>
          <table:table-cell office:value-type="string">
            <text:p>Revista CEFAC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ENGENHARIAS III <text:s text:c="34"/></text:p>
          </table:table-cell>
          <table:table-cell office:value-type="string">
            <text:p>Revista Ce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64</text:p>
          </table:table-cell>
          <table:table-cell office:value-type="string">
            <text:p>ENGENHARIAS III <text:s text:c="34"/></text:p>
          </table:table-cell>
          <table:table-cell office:value-type="string">
            <text:p>Revista CESU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ENGENHARIAS III <text:s text:c="34"/></text:p>
          </table:table-cell>
          <table:table-cell office:value-type="string">
            <text:p>Revista Ciência Agronômica (UF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ENGENHARIAS III <text:s text:c="34"/></text:p>
          </table:table-cell>
          <table:table-cell office:value-type="string">
            <text:p>Revista Ciência e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896</text:p>
          </table:table-cell>
          <table:table-cell office:value-type="string">
            <text:p>ENGENHARIAS III <text:s text:c="34"/></text:p>
          </table:table-cell>
          <table:table-cell office:value-type="string">
            <text:p>Revista Ciências Administrativas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46</text:p>
          </table:table-cell>
          <table:table-cell office:value-type="string">
            <text:p>ENGENHARIAS III <text:s text:c="34"/></text:p>
          </table:table-cell>
          <table:table-cell office:value-type="string">
            <text:p>Revista Ciências da Saúde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893</text:p>
          </table:table-cell>
          <table:table-cell office:value-type="string">
            <text:p>ENGENHARIAS III <text:s text:c="34"/></text:p>
          </table:table-cell>
          <table:table-cell office:value-type="string">
            <text:p>Revista Ciências Exat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52</text:p>
          </table:table-cell>
          <table:table-cell office:value-type="string">
            <text:p>ENGENHARIAS III <text:s text:c="34"/></text:p>
          </table:table-cell>
          <table:table-cell office:value-type="string">
            <text:p>Revista Ciências Exatas e Natura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90</text:p>
          </table:table-cell>
          <table:table-cell office:value-type="string">
            <text:p>ENGENHARIAS III <text:s text:c="34"/></text:p>
          </table:table-cell>
          <table:table-cell office:value-type="string">
            <text:p>Revista Ciências Médicas e Bioló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14</text:p>
          </table:table-cell>
          <table:table-cell office:value-type="string">
            <text:p>ENGENHARIAS III <text:s text:c="34"/></text:p>
          </table:table-cell>
          <table:table-cell office:value-type="string">
            <text:p>Revista Científica da UFP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71</text:p>
          </table:table-cell>
          <table:table-cell office:value-type="string">
            <text:p>ENGENHARIAS III <text:s text:c="34"/></text:p>
          </table:table-cell>
          <table:table-cell office:value-type="string">
            <text:p>Revista Científica do Centro Universitário de Barra Man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234</text:p>
          </table:table-cell>
          <table:table-cell office:value-type="string">
            <text:p>ENGENHARIAS III <text:s text:c="34"/></text:p>
          </table:table-cell>
          <table:table-cell office:value-type="string">
            <text:p>Revista Científica do IMAP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734</text:p>
          </table:table-cell>
          <table:table-cell office:value-type="string">
            <text:p>ENGENHARIAS III <text:s text:c="34"/></text:p>
          </table:table-cell>
          <table:table-cell office:value-type="string">
            <text:p>Revista Científica FACS (UNIVA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508</text:p>
          </table:table-cell>
          <table:table-cell office:value-type="string">
            <text:p>ENGENHARIAS III <text:s text:c="34"/></text:p>
          </table:table-cell>
          <table:table-cell office:value-type="string">
            <text:p>Revista Científica JOPEF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822</text:p>
          </table:table-cell>
          <table:table-cell office:value-type="string">
            <text:p>ENGENHARIAS III <text:s text:c="34"/></text:p>
          </table:table-cell>
          <table:table-cell office:value-type="string">
            <text:p>Revista Comunicação Midi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77</text:p>
          </table:table-cell>
          <table:table-cell office:value-type="string">
            <text:p>ENGENHARIAS III <text:s text:c="34"/></text:p>
          </table:table-cell>
          <table:table-cell office:value-type="string">
            <text:p>Revista Contabilidade &amp; Finanç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57X</text:p>
          </table:table-cell>
          <table:table-cell office:value-type="string">
            <text:p>ENGENHARIAS III <text:s text:c="34"/></text:p>
          </table:table-cell>
          <table:table-cell office:value-type="string">
            <text:p>Revista Contabilidade &amp; Finanç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8X</text:p>
          </table:table-cell>
          <table:table-cell office:value-type="string">
            <text:p>ENGENHARIAS III <text:s text:c="34"/></text:p>
          </table:table-cell>
          <table:table-cell office:value-type="string">
            <text:p>Revista Contemporânea de Ciências Sociais Aplicadas da FAPLA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821</text:p>
          </table:table-cell>
          <table:table-cell office:value-type="string">
            <text:p>ENGENHARIAS III <text:s text:c="34"/></text:p>
          </table:table-cell>
          <table:table-cell office:value-type="string">
            <text:p>Revista Contemporânea de Contabilidade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554</text:p>
          </table:table-cell>
          <table:table-cell office:value-type="string">
            <text:p>ENGENHARIAS III <text:s text:c="34"/></text:p>
          </table:table-cell>
          <table:table-cell office:value-type="string">
            <text:p>Revista D (Uniritt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NGENHARIAS III <text:s text:c="34"/></text:p>
          </table:table-cell>
          <table:table-cell office:value-type="string">
            <text:p>REVISTA D: design, educação, sociedade e sustentabil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483</text:p>
          </table:table-cell>
          <table:table-cell office:value-type="string">
            <text:p>ENGENHARIAS III <text:s text:c="34"/></text:p>
          </table:table-cell>
          <table:table-cell office:value-type="string">
            <text:p>Revista da ABET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687</text:p>
          </table:table-cell>
          <table:table-cell office:value-type="string">
            <text:p>ENGENHARIAS III <text:s text:c="34"/></text:p>
          </table:table-cell>
          <table:table-cell office:value-type="string">
            <text:p>Revista da DIRE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639</text:p>
          </table:table-cell>
          <table:table-cell office:value-type="string">
            <text:p>ENGENHARIAS III <text:s text:c="34"/></text:p>
          </table:table-cell>
          <table:table-cell office:value-type="string">
            <text:p>Revista da Engenharia de Instalações no 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72</text:p>
          </table:table-cell>
          <table:table-cell office:value-type="string">
            <text:p>ENGENHARIAS III <text:s text:c="34"/></text:p>
          </table:table-cell>
          <table:table-cell office:value-type="string">
            <text:p>Revista da FA7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164X</text:p>
          </table:table-cell>
          <table:table-cell office:value-type="string">
            <text:p>ENGENHARIAS III <text:s text:c="34"/></text:p>
          </table:table-cell>
          <table:table-cell office:value-type="string">
            <text:p>Revista da Faculdade de Letras. Série de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234</text:p>
          </table:table-cell>
          <table:table-cell office:value-type="string">
            <text:p>ENGENHARIAS III <text:s text:c="34"/></text:p>
          </table:table-cell>
          <table:table-cell office:value-type="string">
            <text:p>Revista da FA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261</text:p>
          </table:table-cell>
          <table:table-cell office:value-type="string">
            <text:p>ENGENHARIAS III <text:s text:c="34"/></text:p>
          </table:table-cell>
          <table:table-cell office:value-type="string">
            <text:p>Revista da FARN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537</text:p>
          </table:table-cell>
          <table:table-cell office:value-type="string">
            <text:p>ENGENHARIAS III <text:s text:c="34"/></text:p>
          </table:table-cell>
          <table:table-cell office:value-type="string">
            <text:p>Revista da Micro e Pequena Empresa (FA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46</text:p>
          </table:table-cell>
          <table:table-cell office:value-type="string">
            <text:p>ENGENHARIAS III <text:s text:c="34"/></text:p>
          </table:table-cell>
          <table:table-cell office:value-type="string">
            <text:p>Revista da Propriedade Indust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58</text:p>
          </table:table-cell>
          <table:table-cell office:value-type="string">
            <text:p>ENGENHARIAS III <text:s text:c="34"/></text:p>
          </table:table-cell>
          <table:table-cell office:value-type="string">
            <text:p>Revista da SOCE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ENGENHARIAS III <text:s text:c="34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ENGENHARIAS III <text:s text:c="34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3680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Acús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Administração (FEA-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350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administração da Unime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Biologia e Ciências da Ter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75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Ciência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865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Ciências da Administração (CAD/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71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Ciências Geren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89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Ciências Humana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274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Clínica e Pesquisa Odontológica (Impresso) / Journal of Dental Clinical an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827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Contabilidade e Finanç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486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Contabilidade e Organizaçõ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287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Direito da Concorr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12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Economet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5782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Economia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48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Economia Contemporâne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608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Economia e Administr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03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Economia e Sociologia Rur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57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Economia Polít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610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Educação e Pesquisa em Contabi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001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Ensino de Engenha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645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Estudos de Administração (UNIJUÍ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895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Física Aplicada e Instrument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410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Geologia (Fortale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75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Gestão da Tecnologia e Sistemas de Informaçã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Histó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967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Informação Contábil (UFP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585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Informática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0560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Ingenier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0257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la CEPAL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7322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la Escuela de Perfeccionamiento en Investigación Opera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1337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la Facultad de Ingeniería - Universidad de Tarapacá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1072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la Facultad de Ingeniería - Universidad de Tarapacá (Impresa) (Cessou em 2006. Cont. ISSN 0718-3291 Ingeniare. Revista Chilena de Ingenierí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570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Metalur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849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Negócios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010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Neurología (Ed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Nutri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63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Odontologia da Universidade de São Paulo (Impresso) (Cessou em 1999. Cont. ISSN 1517-7491 Pesquisa Odontológica Brasileira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969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Política Agrí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Saúde Públic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Saúde Públ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78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Sociologia e Política (UFP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104</text:p>
          </table:table-cell>
          <table:table-cell office:value-type="string">
            <text:p>ENGENHARIAS III <text:s text:c="34"/></text:p>
          </table:table-cell>
          <table:table-cell office:value-type="string">
            <text:p>Revista de Terapia Ocupacional da Universidade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488</text:p>
          </table:table-cell>
          <table:table-cell office:value-type="string">
            <text:p>ENGENHARIAS III <text:s text:c="34"/></text:p>
          </table:table-cell>
          <table:table-cell office:value-type="string">
            <text:p>Revista Dental Press de Estética (Maring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19</text:p>
          </table:table-cell>
          <table:table-cell office:value-type="string">
            <text:p>ENGENHARIAS III <text:s text:c="34"/></text:p>
          </table:table-cell>
          <table:table-cell office:value-type="string">
            <text:p>Revista Dental Press de Ortodontia e Ortopedia Faci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889</text:p>
          </table:table-cell>
          <table:table-cell office:value-type="string">
            <text:p>ENGENHARIAS III <text:s text:c="34"/></text:p>
          </table:table-cell>
          <table:table-cell office:value-type="string">
            <text:p>Revista Dentística On 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062</text:p>
          </table:table-cell>
          <table:table-cell office:value-type="string">
            <text:p>ENGENHARIAS III <text:s text:c="34"/></text:p>
          </table:table-cell>
          <table:table-cell office:value-type="string">
            <text:p>Revista Desen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78</text:p>
          </table:table-cell>
          <table:table-cell office:value-type="string">
            <text:p>ENGENHARIAS III <text:s text:c="34"/></text:p>
          </table:table-cell>
          <table:table-cell office:value-type="string">
            <text:p>Revista Design em Foco (Salvado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849</text:p>
          </table:table-cell>
          <table:table-cell office:value-type="string">
            <text:p>ENGENHARIAS III <text:s text:c="34"/></text:p>
          </table:table-cell>
          <table:table-cell office:value-type="string">
            <text:p>Revista do BND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061</text:p>
          </table:table-cell>
          <table:table-cell office:value-type="string">
            <text:p>ENGENHARIAS III <text:s text:c="34"/></text:p>
          </table:table-cell>
          <table:table-cell office:value-type="string">
            <text:p>Revista do CCE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27</text:p>
          </table:table-cell>
          <table:table-cell office:value-type="string">
            <text:p>ENGENHARIAS III <text:s text:c="34"/></text:p>
          </table:table-cell>
          <table:table-cell office:value-type="string">
            <text:p>Revista do Cou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23</text:p>
          </table:table-cell>
          <table:table-cell office:value-type="string">
            <text:p>ENGENHARIAS III <text:s text:c="34"/></text:p>
          </table:table-cell>
          <table:table-cell office:value-type="string">
            <text:p>Revista do Departamento de Psicologia da UFF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722</text:p>
          </table:table-cell>
          <table:table-cell office:value-type="string">
            <text:p>ENGENHARIAS III <text:s text:c="34"/></text:p>
          </table:table-cell>
          <table:table-cell office:value-type="string">
            <text:p>Revista do IE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674</text:p>
          </table:table-cell>
          <table:table-cell office:value-type="string">
            <text:p>ENGENHARIAS III <text:s text:c="34"/></text:p>
          </table:table-cell>
          <table:table-cell office:value-type="string">
            <text:p>Revista do Instituto de Latícinios Cândido Tos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ENGENHARIAS III <text:s text:c="34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32</text:p>
          </table:table-cell>
          <table:table-cell office:value-type="string">
            <text:p>ENGENHARIAS III <text:s text:c="34"/></text:p>
          </table:table-cell>
          <table:table-cell office:value-type="string">
            <text:p>Revista do IS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40</text:p>
          </table:table-cell>
          <table:table-cell office:value-type="string">
            <text:p>ENGENHARIAS III <text:s text:c="34"/></text:p>
          </table:table-cell>
          <table:table-cell office:value-type="string">
            <text:p>Revista do Serviço Públ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63</text:p>
          </table:table-cell>
          <table:table-cell office:value-type="string">
            <text:p>ENGENHARIAS III <text:s text:c="34"/></text:p>
          </table:table-cell>
          <table:table-cell office:value-type="string">
            <text:p>Revista Dominicana de Te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876</text:p>
          </table:table-cell>
          <table:table-cell office:value-type="string">
            <text:p>ENGENHARIAS III <text:s text:c="34"/></text:p>
          </table:table-cell>
          <table:table-cell office:value-type="string">
            <text:p>Revista e-Curriculum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956</text:p>
          </table:table-cell>
          <table:table-cell office:value-type="string">
            <text:p>ENGENHARIAS III <text:s text:c="34"/></text:p>
          </table:table-cell>
          <table:table-cell office:value-type="string">
            <text:p>Revista Econômica do Nordes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22</text:p>
          </table:table-cell>
          <table:table-cell office:value-type="string">
            <text:p>ENGENHARIAS III <text:s text:c="34"/></text:p>
          </table:table-cell>
          <table:table-cell office:value-type="string">
            <text:p>Revista Eletrônica de Administração (Garç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70</text:p>
          </table:table-cell>
          <table:table-cell office:value-type="string">
            <text:p>ENGENHARIAS III <text:s text:c="34"/></text:p>
          </table:table-cell>
          <table:table-cell office:value-type="string">
            <text:p>Revista Eletrônica de Educação e Tecnologia do Senai-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19</text:p>
          </table:table-cell>
          <table:table-cell office:value-type="string">
            <text:p>ENGENHARIAS III <text:s text:c="34"/></text:p>
          </table:table-cell>
          <table:table-cell office:value-type="string">
            <text:p>Revista Eletrônica de Iniciação 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952</text:p>
          </table:table-cell>
          <table:table-cell office:value-type="string">
            <text:p>ENGENHARIAS III <text:s text:c="34"/></text:p>
          </table:table-cell>
          <table:table-cell office:value-type="string">
            <text:p>Revista Eletrônica Produção &amp; Engenha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ENGENHARIAS III <text:s text:c="34"/></text:p>
          </table:table-cell>
          <table:table-cell office:value-type="string">
            <text:p>Revista Espaço Acadêmico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6230</text:p>
          </table:table-cell>
          <table:table-cell office:value-type="string">
            <text:p>ENGENHARIAS III <text:s text:c="34"/></text:p>
          </table:table-cell>
          <table:table-cell office:value-type="string">
            <text:p>Revista Facultad de Ingeniería Universidad de Antioqu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6578-2364</text:p>
          </table:table-cell>
          <table:table-cell office:value-type="string">
            <text:p>ENGENHARIAS III <text:s text:c="34"/></text:p>
          </table:table-cell>
          <table:table-cell office:value-type="string">
            <text:p>REVISTA GERENCIA TECNOLOGICA INFORMA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768</text:p>
          </table:table-cell>
          <table:table-cell office:value-type="string">
            <text:p>ENGENHARIAS III <text:s text:c="34"/></text:p>
          </table:table-cell>
          <table:table-cell office:value-type="string">
            <text:p>Revista Gerenciais (UNINOV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479</text:p>
          </table:table-cell>
          <table:table-cell office:value-type="string">
            <text:p>ENGENHARIAS III <text:s text:c="34"/></text:p>
          </table:table-cell>
          <table:table-cell office:value-type="string">
            <text:p>Revista Gestão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762</text:p>
          </table:table-cell>
          <table:table-cell office:value-type="string">
            <text:p>ENGENHARIAS III <text:s text:c="34"/></text:p>
          </table:table-cell>
          <table:table-cell office:value-type="string">
            <text:p>Revista Gestão do Conhecimento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31X</text:p>
          </table:table-cell>
          <table:table-cell office:value-type="string">
            <text:p>ENGENHARIAS III <text:s text:c="34"/></text:p>
          </table:table-cell>
          <table:table-cell office:value-type="string">
            <text:p>Revista Gestão e Negócios Online (FAC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48</text:p>
          </table:table-cell>
          <table:table-cell office:value-type="string">
            <text:p>ENGENHARIAS III <text:s text:c="34"/></text:p>
          </table:table-cell>
          <table:table-cell office:value-type="string">
            <text:p>Revista Gestão Indust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24</text:p>
          </table:table-cell>
          <table:table-cell office:value-type="string">
            <text:p>ENGENHARIAS III <text:s text:c="34"/></text:p>
          </table:table-cell>
          <table:table-cell office:value-type="string">
            <text:p>Revista Hispeci &amp; Lem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ENGENHARIAS III <text:s text:c="34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2729</text:p>
          </table:table-cell>
          <table:table-cell office:value-type="string">
            <text:p>ENGENHARIAS III <text:s text:c="34"/></text:p>
          </table:table-cell>
          <table:table-cell office:value-type="string">
            <text:p>Revista Iberoamericana de Ingeniería Mecá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24X</text:p>
          </table:table-cell>
          <table:table-cell office:value-type="string">
            <text:p>ENGENHARIAS III <text:s text:c="34"/></text:p>
          </table:table-cell>
          <table:table-cell office:value-type="string">
            <text:p>Revista IBRACON (Cessou em 2003. Cont. ISSN 1806-9673 Concre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121</text:p>
          </table:table-cell>
          <table:table-cell office:value-type="string">
            <text:p>ENGENHARIAS III <text:s text:c="34"/></text:p>
          </table:table-cell>
          <table:table-cell office:value-type="string">
            <text:p>Revista IBRACON de Estruturas (Cessou em 2007. Fundiu-se com ISSN 1809-5046 Revista IBRACON de Materiais e ISSN 1983-4195 Revista IBRACON de Estruturas e Materia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195</text:p>
          </table:table-cell>
          <table:table-cell office:value-type="string">
            <text:p>ENGENHARIAS III <text:s text:c="34"/></text:p>
          </table:table-cell>
          <table:table-cell office:value-type="string">
            <text:p>Revista IBRACON de Estruturas e Mater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046</text:p>
          </table:table-cell>
          <table:table-cell office:value-type="string">
            <text:p>ENGENHARIAS III <text:s text:c="34"/></text:p>
          </table:table-cell>
          <table:table-cell office:value-type="string">
            <text:p>Revista IBRACON de Materiais (Cessou em 2007. Fundiu-se com ISSN 1809-1121 Revista IBRACON de Estruturas e ISSN 1983-4195 Revista IBRACON de Estruturas e Materia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0992</text:p>
          </table:table-cell>
          <table:table-cell office:value-type="string">
            <text:p>ENGENHARIAS III <text:s text:c="34"/></text:p>
          </table:table-cell>
          <table:table-cell office:value-type="string">
            <text:p>Revista IEEE América Lati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1315</text:p>
          </table:table-cell>
          <table:table-cell office:value-type="string">
            <text:p>ENGENHARIAS III <text:s text:c="34"/></text:p>
          </table:table-cell>
          <table:table-cell office:value-type="string">
            <text:p>Revista Internacional de Métodos Numéricos para Cálculo y Diseño en Ingenier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56</text:p>
          </table:table-cell>
          <table:table-cell office:value-type="string">
            <text:p>ENGENHARIAS III <text:s text:c="34"/></text:p>
          </table:table-cell>
          <table:table-cell office:value-type="string">
            <text:p>Revista Janus (Lore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043</text:p>
          </table:table-cell>
          <table:table-cell office:value-type="string">
            <text:p>ENGENHARIAS III <text:s text:c="34"/></text:p>
          </table:table-cell>
          <table:table-cell office:value-type="string">
            <text:p>Revista Liberato (Novo Hambur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097</text:p>
          </table:table-cell>
          <table:table-cell office:value-type="string">
            <text:p>ENGENHARIAS III <text:s text:c="34"/></text:p>
          </table:table-cell>
          <table:table-cell office:value-type="string">
            <text:p>Revista Mad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745</text:p>
          </table:table-cell>
          <table:table-cell office:value-type="string">
            <text:p>ENGENHARIAS III <text:s text:c="34"/></text:p>
          </table:table-cell>
          <table:table-cell office:value-type="string">
            <text:p>Revista Metais &amp; Fundiçã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01X</text:p>
          </table:table-cell>
          <table:table-cell office:value-type="string">
            <text:p>ENGENHARIAS III <text:s text:c="34"/></text:p>
          </table:table-cell>
          <table:table-cell office:value-type="string">
            <text:p>Revista Mexicana de Fís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988</text:p>
          </table:table-cell>
          <table:table-cell office:value-type="string">
            <text:p>ENGENHARIAS III <text:s text:c="34"/></text:p>
          </table:table-cell>
          <table:table-cell office:value-type="string">
            <text:p>Revista Mineira de Contabi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92</text:p>
          </table:table-cell>
          <table:table-cell office:value-type="string">
            <text:p>ENGENHARIAS III <text:s text:c="34"/></text:p>
          </table:table-cell>
          <table:table-cell office:value-type="string">
            <text:p>Revista Miner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832</text:p>
          </table:table-cell>
          <table:table-cell office:value-type="string">
            <text:p>ENGENHARIAS III <text:s text:c="34"/></text:p>
          </table:table-cell>
          <table:table-cell office:value-type="string">
            <text:p>Revista Mundologís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ENGENHARIAS III <text:s text:c="34"/></text:p>
          </table:table-cell>
          <table:table-cell office:value-type="string">
            <text:p>Revista Paulista de Ped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75</text:p>
          </table:table-cell>
          <table:table-cell office:value-type="string">
            <text:p>ENGENHARIAS III <text:s text:c="34"/></text:p>
          </table:table-cell>
          <table:table-cell office:value-type="string">
            <text:p>Revista Pedagógica (Chapecó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596</text:p>
          </table:table-cell>
          <table:table-cell office:value-type="string">
            <text:p>ENGENHARIAS III <text:s text:c="34"/></text:p>
          </table:table-cell>
          <table:table-cell office:value-type="string">
            <text:p>Revista Pensamento Contemporâneo em Administração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76</text:p>
          </table:table-cell>
          <table:table-cell office:value-type="string">
            <text:p>ENGENHARIAS III <text:s text:c="34"/></text:p>
          </table:table-cell>
          <table:table-cell office:value-type="string">
            <text:p>Revista Pesquisa e Tecnologia FE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001</text:p>
          </table:table-cell>
          <table:table-cell office:value-type="string">
            <text:p>ENGENHARIAS III <text:s text:c="34"/></text:p>
          </table:table-cell>
          <table:table-cell office:value-type="string">
            <text:p>Revista Petroquímica, Petróleo, Gas &amp;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523</text:p>
          </table:table-cell>
          <table:table-cell office:value-type="string">
            <text:p>ENGENHARIAS III <text:s text:c="34"/></text:p>
          </table:table-cell>
          <table:table-cell office:value-type="string">
            <text:p>Revista Portuguesa de Ciências do Despor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4464</text:p>
          </table:table-cell>
          <table:table-cell office:value-type="string">
            <text:p>ENGENHARIAS III <text:s text:c="34"/></text:p>
          </table:table-cell>
          <table:table-cell office:value-type="string">
            <text:p>Revista Portuguesa e Brasileira de Gestão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067</text:p>
          </table:table-cell>
          <table:table-cell office:value-type="string">
            <text:p>ENGENHARIAS III <text:s text:c="34"/></text:p>
          </table:table-cell>
          <table:table-cell office:value-type="string">
            <text:p>Revista Portuguesa e Brasileira de Gestã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ENGENHARIAS III <text:s text:c="34"/></text:p>
          </table:table-cell>
          <table:table-cell office:value-type="string">
            <text:p>Revista Produção On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81X</text:p>
          </table:table-cell>
          <table:table-cell office:value-type="string">
            <text:p>ENGENHARIAS III <text:s text:c="34"/></text:p>
          </table:table-cell>
          <table:table-cell office:value-type="string">
            <text:p>Revista Raízes e Amidos Tropic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957</text:p>
          </table:table-cell>
          <table:table-cell office:value-type="string">
            <text:p>ENGENHARIAS III <text:s text:c="34"/></text:p>
          </table:table-cell>
          <table:table-cell office:value-type="string">
            <text:p>Revista SODEB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579</text:p>
          </table:table-cell>
          <table:table-cell office:value-type="string">
            <text:p>ENGENHARIAS III <text:s text:c="34"/></text:p>
          </table:table-cell>
          <table:table-cell office:value-type="string">
            <text:p>Revista Spei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252</text:p>
          </table:table-cell>
          <table:table-cell office:value-type="string">
            <text:p>ENGENHARIAS III <text:s text:c="34"/></text:p>
          </table:table-cell>
          <table:table-cell office:value-type="string">
            <text:p>Revista STR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985</text:p>
          </table:table-cell>
          <table:table-cell office:value-type="string">
            <text:p>ENGENHARIAS III <text:s text:c="34"/></text:p>
          </table:table-cell>
          <table:table-cell office:value-type="string">
            <text:p>Revista Sul-Americana de Engenharia Estrut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37</text:p>
          </table:table-cell>
          <table:table-cell office:value-type="string">
            <text:p>ENGENHARIAS III <text:s text:c="34"/></text:p>
          </table:table-cell>
          <table:table-cell office:value-type="string">
            <text:p>Revista Técnica de Energia Petróleo e Gá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ENGENHARIAS III <text:s text:c="34"/></text:p>
          </table:table-cell>
          <table:table-cell office:value-type="string">
            <text:p>Revista Tecnologia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048</text:p>
          </table:table-cell>
          <table:table-cell office:value-type="string">
            <text:p>ENGENHARIAS III <text:s text:c="34"/></text:p>
          </table:table-cell>
          <table:table-cell office:value-type="string">
            <text:p>Revista Tecnológica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94</text:p>
          </table:table-cell>
          <table:table-cell office:value-type="string">
            <text:p>ENGENHARIAS III <text:s text:c="34"/></text:p>
          </table:table-cell>
          <table:table-cell office:value-type="string">
            <text:p>Revista Uniandra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580</text:p>
          </table:table-cell>
          <table:table-cell office:value-type="string">
            <text:p>ENGENHARIAS III <text:s text:c="34"/></text:p>
          </table:table-cell>
          <table:table-cell office:value-type="string">
            <text:p>Revista UNIA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ENGENHARIAS III <text:s text:c="34"/></text:p>
          </table:table-cell>
          <table:table-cell office:value-type="string">
            <text:p>Revista UNIV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89</text:p>
          </table:table-cell>
          <table:table-cell office:value-type="string">
            <text:p>ENGENHARIAS III <text:s text:c="34"/></text:p>
          </table:table-cell>
          <table:table-cell office:value-type="string">
            <text:p>Revista UNIVIL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535</text:p>
          </table:table-cell>
          <table:table-cell office:value-type="string">
            <text:p>ENGENHARIAS III <text:s text:c="34"/></text:p>
          </table:table-cell>
          <table:table-cell office:value-type="string">
            <text:p>Revista Virtual de Gestão de Iniciativas 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0-6559</text:p>
          </table:table-cell>
          <table:table-cell office:value-type="string">
            <text:p>ENGENHARIAS III <text:s text:c="34"/></text:p>
          </table:table-cell>
          <table:table-cell office:value-type="string">
            <text:p>Revue Européenne des Éléments Finis (Cessou em 2005. Cont. ISSN 1779-7179 Revue Européenne de Mécanique Numériqu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20</text:p>
          </table:table-cell>
          <table:table-cell office:value-type="string">
            <text:p>ENGENHARIAS III <text:s text:c="34"/></text:p>
          </table:table-cell>
          <table:table-cell office:value-type="string">
            <text:p>RGO. Revista de Gestão Organizacional (UNOCHAPECÓ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635</text:p>
          </table:table-cell>
          <table:table-cell office:value-type="string">
            <text:p>ENGENHARIAS III <text:s text:c="34"/></text:p>
          </table:table-cell>
          <table:table-cell office:value-type="string">
            <text:p>RGO. Revista Gestão Organizacion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82X</text:p>
          </table:table-cell>
          <table:table-cell office:value-type="string">
            <text:p>ENGENHARIAS III <text:s text:c="34"/></text:p>
          </table:table-cell>
          <table:table-cell office:value-type="string">
            <text:p>RGSA: Revista de Gestão Social e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4511</text:p>
          </table:table-cell>
          <table:table-cell office:value-type="string">
            <text:p>ENGENHARIAS III <text:s text:c="34"/></text:p>
          </table:table-cell>
          <table:table-cell office:value-type="string">
            <text:p>Rheolog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582</text:p>
          </table:table-cell>
          <table:table-cell office:value-type="string">
            <text:p>ENGENHARIAS III <text:s text:c="34"/></text:p>
          </table:table-cell>
          <table:table-cell office:value-type="string">
            <text:p>Rio de Janeiro (IET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443</text:p>
          </table:table-cell>
          <table:table-cell office:value-type="string">
            <text:p>ENGENHARIAS III <text:s text:c="34"/></text:p>
          </table:table-cell>
          <table:table-cell office:value-type="string">
            <text:p>Rio's International Journal on Sciences of Industrial and Systems Engineering and Manag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32</text:p>
          </table:table-cell>
          <table:table-cell office:value-type="string">
            <text:p>ENGENHARIAS III <text:s text:c="34"/></text:p>
          </table:table-cell>
          <table:table-cell office:value-type="string">
            <text:p>Risk Analysi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1459</text:p>
          </table:table-cell>
          <table:table-cell office:value-type="string">
            <text:p>ENGENHARIAS III <text:s text:c="34"/></text:p>
          </table:table-cell>
          <table:table-cell office:value-type="string">
            <text:p>Rivers Research and Appl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948</text:p>
          </table:table-cell>
          <table:table-cell office:value-type="string">
            <text:p>ENGENHARIAS III <text:s text:c="34"/></text:p>
          </table:table-cell>
          <table:table-cell office:value-type="string">
            <text:p>RNTI. Revista Negócios e Tecnologia da Informaçã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5747</text:p>
          </table:table-cell>
          <table:table-cell office:value-type="string">
            <text:p>ENGENHARIAS III <text:s text:c="34"/></text:p>
          </table:table-cell>
          <table:table-cell office:value-type="string">
            <text:p>Robotica (Cambridge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890</text:p>
          </table:table-cell>
          <table:table-cell office:value-type="string">
            <text:p>ENGENHARIAS III <text:s text:c="34"/></text:p>
          </table:table-cell>
          <table:table-cell office:value-type="string">
            <text:p>Robotics and Autonomous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845</text:p>
          </table:table-cell>
          <table:table-cell office:value-type="string">
            <text:p>ENGENHARIAS III <text:s text:c="34"/></text:p>
          </table:table-cell>
          <table:table-cell office:value-type="string">
            <text:p>Robotics and Computer-Integrated Manufactu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14</text:p>
          </table:table-cell>
          <table:table-cell office:value-type="string">
            <text:p>ENGENHARIAS III <text:s text:c="34"/></text:p>
          </table:table-cell>
          <table:table-cell office:value-type="string">
            <text:p>ROBRAC (Goiân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531</text:p>
          </table:table-cell>
          <table:table-cell office:value-type="string">
            <text:p>ENGENHARIAS III <text:s text:c="34"/></text:p>
          </table:table-cell>
          <table:table-cell office:value-type="string">
            <text:p>Rochas de Qu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47</text:p>
          </table:table-cell>
          <table:table-cell office:value-type="string">
            <text:p>ENGENHARIAS III <text:s text:c="34"/></text:p>
          </table:table-cell>
          <table:table-cell office:value-type="string">
            <text:p>RPA Brasil (Maring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727</text:p>
          </table:table-cell>
          <table:table-cell office:value-type="string">
            <text:p>ENGENHARIAS III <text:s text:c="34"/></text:p>
          </table:table-cell>
          <table:table-cell office:value-type="string">
            <text:p>RSBO. Revista Sul-Brasileira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864</text:p>
          </table:table-cell>
          <table:table-cell office:value-type="string">
            <text:p>ENGENHARIAS III <text:s text:c="34"/></text:p>
          </table:table-cell>
          <table:table-cell office:value-type="string">
            <text:p>Rumos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60</text:p>
          </table:table-cell>
          <table:table-cell office:value-type="string">
            <text:p>ENGENHARIAS III <text:s text:c="34"/></text:p>
          </table:table-cell>
          <table:table-cell office:value-type="string">
            <text:p>S &amp; G. Sistemas &amp; Gest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191</text:p>
          </table:table-cell>
          <table:table-cell office:value-type="string">
            <text:p>ENGENHARIAS III <text:s text:c="34"/></text:p>
          </table:table-cell>
          <table:table-cell office:value-type="string">
            <text:p>SAE Technical Paper Ser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736X</text:p>
          </table:table-cell>
          <table:table-cell office:value-type="string">
            <text:p>ENGENHARIAS III <text:s text:c="34"/></text:p>
          </table:table-cell>
          <table:table-cell office:value-type="string">
            <text:p>SAE Transactions (Cessou em 200u. Desdobrou-se em sete: ISSN 1946-3855,1946-391X,1946-3936,1946-3952, 1946-3979,1946-4614 e 1946-399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7535</text:p>
          </table:table-cell>
          <table:table-cell office:value-type="string">
            <text:p>ENGENHARIAS III <text:s text:c="34"/></text:p>
          </table:table-cell>
          <table:table-cell office:value-type="string">
            <text:p>Safety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75</text:p>
          </table:table-cell>
          <table:table-cell office:value-type="string">
            <text:p>ENGENHARIAS III <text:s text:c="34"/></text:p>
          </table:table-cell>
          <table:table-cell office:value-type="string">
            <text:p>Sanare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ENGENHARIAS III <text:s text:c="34"/></text:p>
          </table:table-cell>
          <table:table-cell office:value-type="string">
            <text:p>São Paulo em Perspect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ENGENHARIAS III <text:s text:c="34"/></text:p>
          </table:table-cell>
          <table:table-cell office:value-type="string">
            <text:p>Saúde e Sociedade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56</text:p>
          </table:table-cell>
          <table:table-cell office:value-type="string">
            <text:p>ENGENHARIAS III <text:s text:c="34"/></text:p>
          </table:table-cell>
          <table:table-cell office:value-type="string">
            <text:p>Saúde em Revista (UNIME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ENGENHARIAS III <text:s text:c="34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5430</text:p>
          </table:table-cell>
          <table:table-cell office:value-type="string">
            <text:p>ENGENHARIAS III <text:s text:c="34"/></text:p>
          </table:table-cell>
          <table:table-cell office:value-type="string">
            <text:p>Science and Public Polic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1718</text:p>
          </table:table-cell>
          <table:table-cell office:value-type="string">
            <text:p>ENGENHARIAS III <text:s text:c="34"/></text:p>
          </table:table-cell>
          <table:table-cell office:value-type="string">
            <text:p>Science and Technology of Welding and Join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ENGENHARIAS III <text:s text:c="34"/></text:p>
          </table:table-cell>
          <table:table-cell office:value-type="string">
            <text:p>Science of the Total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770</text:p>
          </table:table-cell>
          <table:table-cell office:value-type="string">
            <text:p>ENGENHARIAS III <text:s text:c="34"/></text:p>
          </table:table-cell>
          <table:table-cell office:value-type="string">
            <text:p>Scientia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ENGENHARIAS III <text:s text:c="34"/></text:p>
          </table:table-cell>
          <table:table-cell office:value-type="string">
            <text:p>Scientia Agrícol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24</text:p>
          </table:table-cell>
          <table:table-cell office:value-type="string">
            <text:p>ENGENHARIAS III <text:s text:c="34"/></text:p>
          </table:table-cell>
          <table:table-cell office:value-type="string">
            <text:p>Scientia Forestalis (IPEF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8358</text:p>
          </table:table-cell>
          <table:table-cell office:value-type="string">
            <text:p>ENGENHARIAS III <text:s text:c="34"/></text:p>
          </table:table-cell>
          <table:table-cell office:value-type="string">
            <text:p>Scientia Mari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2-2248</text:p>
          </table:table-cell>
          <table:table-cell office:value-type="string">
            <text:p>ENGENHARIAS III <text:s text:c="34"/></text:p>
          </table:table-cell>
          <table:table-cell office:value-type="string">
            <text:p>Scientific Research and Essay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62</text:p>
          </table:table-cell>
          <table:table-cell office:value-type="string">
            <text:p>ENGENHARIAS III <text:s text:c="34"/></text:p>
          </table:table-cell>
          <table:table-cell office:value-type="string">
            <text:p>Scripta Materiali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NGENHARIAS III <text:s text:c="34"/></text:p>
          </table:table-cell>
          <table:table-cell office:value-type="string">
            <text:p>Secretaria de Saúde do Estado de São Pa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2535</text:p>
          </table:table-cell>
          <table:table-cell office:value-type="string">
            <text:p>ENGENHARIAS III <text:s text:c="34"/></text:p>
          </table:table-cell>
          <table:table-cell office:value-type="string">
            <text:p>Security and Defense Studies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0738</text:p>
          </table:table-cell>
          <table:table-cell office:value-type="string">
            <text:p>ENGENHARIAS III <text:s text:c="34"/></text:p>
          </table:table-cell>
          <table:table-cell office:value-type="string">
            <text:p>Sedimentary Ge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648</text:p>
          </table:table-cell>
          <table:table-cell office:value-type="string">
            <text:p>ENGENHARIAS III <text:s text:c="34"/></text:p>
          </table:table-cell>
          <table:table-cell office:value-type="string">
            <text:p>Seleção Docum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242</text:p>
          </table:table-cell>
          <table:table-cell office:value-type="string">
            <text:p>ENGENHARIAS III <text:s text:c="34"/></text:p>
          </table:table-cell>
          <table:table-cell office:value-type="string">
            <text:p>Semiconductor Science and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ENGENHARIAS III <text:s text:c="34"/></text:p>
          </table:table-cell>
          <table:table-cell office:value-type="string">
            <text:p>Sensors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4247</text:p>
          </table:table-cell>
          <table:table-cell office:value-type="string">
            <text:p>ENGENHARIAS III <text:s text:c="34"/></text:p>
          </table:table-cell>
          <table:table-cell office:value-type="string">
            <text:p>Sensors and Actuators. A, Physic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ENGENHARIAS III <text:s text:c="34"/></text:p>
          </table:table-cell>
          <table:table-cell office:value-type="string">
            <text:p>Sensors and Actuators. B, Chemic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866</text:p>
          </table:table-cell>
          <table:table-cell office:value-type="string">
            <text:p>ENGENHARIAS III <text:s text:c="34"/></text:p>
          </table:table-cell>
          <table:table-cell office:value-type="string">
            <text:p>Separation and Purification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622</text:p>
          </table:table-cell>
          <table:table-cell office:value-type="string">
            <text:p>ENGENHARIAS III <text:s text:c="34"/></text:p>
          </table:table-cell>
          <table:table-cell office:value-type="string">
            <text:p>Shock and Vibr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1399</text:p>
          </table:table-cell>
          <table:table-cell office:value-type="string">
            <text:p>ENGENHARIAS III <text:s text:c="34"/></text:p>
          </table:table-cell>
          <table:table-cell office:value-type="string">
            <text:p>SIAM Journal on Applied Mathema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6234</text:p>
          </table:table-cell>
          <table:table-cell office:value-type="string">
            <text:p>ENGENHARIAS III <text:s text:c="34"/></text:p>
          </table:table-cell>
          <table:table-cell office:value-type="string">
            <text:p>SIAM Journal on Optimiz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4466</text:p>
          </table:table-cell>
          <table:table-cell office:value-type="string">
            <text:p>ENGENHARIAS III <text:s text:c="34"/></text:p>
          </table:table-cell>
          <table:table-cell office:value-type="string">
            <text:p>Siberian Mathematical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7526</text:p>
          </table:table-cell>
          <table:table-cell office:value-type="string">
            <text:p>ENGENHARIAS III <text:s text:c="34"/></text:p>
          </table:table-cell>
          <table:table-cell office:value-type="string">
            <text:p>Sibirkij Zurnal Vycislitelnoj Matematiki / Siberian Journal of Numerical Mathema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684</text:p>
          </table:table-cell>
          <table:table-cell office:value-type="string">
            <text:p>ENGENHARIAS III <text:s text:c="34"/></text:p>
          </table:table-cell>
          <table:table-cell office:value-type="string">
            <text:p>Signal Proces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5497</text:p>
          </table:table-cell>
          <table:table-cell office:value-type="string">
            <text:p>ENGENHARIAS III <text:s text:c="34"/></text:p>
          </table:table-cell>
          <table:table-cell office:value-type="string">
            <text:p>Simulation (San Diego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190X</text:p>
          </table:table-cell>
          <table:table-cell office:value-type="string">
            <text:p>ENGENHARIAS III <text:s text:c="34"/></text:p>
          </table:table-cell>
          <table:table-cell office:value-type="string">
            <text:p>Simulation Modelling Practice and Theo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1726</text:p>
          </table:table-cell>
          <table:table-cell office:value-type="string">
            <text:p>ENGENHARIAS III <text:s text:c="34"/></text:p>
          </table:table-cell>
          <table:table-cell office:value-type="string">
            <text:p>Smart Materials and Structur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ENGENHARIAS III <text:s text:c="34"/></text:p>
          </table:table-cell>
          <table:table-cell office:value-type="string">
            <text:p>Sociedade &amp; Naturez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92</text:p>
          </table:table-cell>
          <table:table-cell office:value-type="string">
            <text:p>ENGENHARIAS III <text:s text:c="34"/></text:p>
          </table:table-cell>
          <table:table-cell office:value-type="string">
            <text:p>Sociedade e Estado (UnB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121</text:p>
          </table:table-cell>
          <table:table-cell office:value-type="string">
            <text:p>ENGENHARIAS III <text:s text:c="34"/></text:p>
          </table:table-cell>
          <table:table-cell office:value-type="string">
            <text:p>Socio-Economic Planning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5-9278</text:p>
          </table:table-cell>
          <table:table-cell office:value-type="string">
            <text:p>ENGENHARIAS III <text:s text:c="34"/></text:p>
          </table:table-cell>
          <table:table-cell office:value-type="string">
            <text:p>Sociologies Pratiqu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4866</text:p>
          </table:table-cell>
          <table:table-cell office:value-type="string">
            <text:p>ENGENHARIAS III <text:s text:c="34"/></text:p>
          </table:table-cell>
          <table:table-cell office:value-type="string">
            <text:p>Software Process Improvement and Practi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5X</text:p>
          </table:table-cell>
          <table:table-cell office:value-type="string">
            <text:p>ENGENHARIAS III <text:s text:c="34"/></text:p>
          </table:table-cell>
          <table:table-cell office:value-type="string">
            <text:p>Soi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5995</text:p>
          </table:table-cell>
          <table:table-cell office:value-type="string">
            <text:p>ENGENHARIAS III <text:s text:c="34"/></text:p>
          </table:table-cell>
          <table:table-cell office:value-type="string">
            <text:p>Soil Science Society of America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43</text:p>
          </table:table-cell>
          <table:table-cell office:value-type="string">
            <text:p>ENGENHARIAS III <text:s text:c="34"/></text:p>
          </table:table-cell>
          <table:table-cell office:value-type="string">
            <text:p>Soils &amp; Rock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2X</text:p>
          </table:table-cell>
          <table:table-cell office:value-type="string">
            <text:p>ENGENHARIAS III <text:s text:c="34"/></text:p>
          </table:table-cell>
          <table:table-cell office:value-type="string">
            <text:p>Solar 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0248</text:p>
          </table:table-cell>
          <table:table-cell office:value-type="string">
            <text:p>ENGENHARIAS III <text:s text:c="34"/></text:p>
          </table:table-cell>
          <table:table-cell office:value-type="string">
            <text:p>Solar Energy Materials and Solar Cel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24</text:p>
          </table:table-cell>
          <table:table-cell office:value-type="string">
            <text:p>ENGENHARIAS III <text:s text:c="34"/></text:p>
          </table:table-cell>
          <table:table-cell office:value-type="string">
            <text:p>Soldagem e Inspe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765</text:p>
          </table:table-cell>
          <table:table-cell office:value-type="string">
            <text:p>ENGENHARIAS III <text:s text:c="34"/></text:p>
          </table:table-cell>
          <table:table-cell office:value-type="string">
            <text:p>Somanlu (UFA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4038</text:p>
          </table:table-cell>
          <table:table-cell office:value-type="string">
            <text:p>ENGENHARIAS III <text:s text:c="34"/></text:p>
          </table:table-cell>
          <table:table-cell office:value-type="string">
            <text:p>Southern Economic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055X</text:p>
          </table:table-cell>
          <table:table-cell office:value-type="string">
            <text:p>ENGENHARIAS III <text:s text:c="34"/></text:p>
          </table:table-cell>
          <table:table-cell office:value-type="string">
            <text:p>SPE Journal (Society of Petroleum Engineers (U.S.). 1996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668X</text:p>
          </table:table-cell>
          <table:table-cell office:value-type="string">
            <text:p>ENGENHARIAS III <text:s text:c="34"/></text:p>
          </table:table-cell>
          <table:table-cell office:value-type="string">
            <text:p>SPE Production &amp; Facilities (Cessou em 2005. Cont. ISSN 1930-1855 SPE Production &amp; Operation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1855</text:p>
          </table:table-cell>
          <table:table-cell office:value-type="string">
            <text:p>ENGENHARIAS III <text:s text:c="34"/></text:p>
          </table:table-cell>
          <table:table-cell office:value-type="string">
            <text:p>SPE Production &amp; Oper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470</text:p>
          </table:table-cell>
          <table:table-cell office:value-type="string">
            <text:p>ENGENHARIAS III <text:s text:c="34"/></text:p>
          </table:table-cell>
          <table:table-cell office:value-type="string">
            <text:p>SPE Reservoir Evaluation &amp;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ENGENHARIAS III <text:s text:c="34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7438</text:p>
          </table:table-cell>
          <table:table-cell office:value-type="string">
            <text:p>ENGENHARIAS III <text:s text:c="34"/></text:p>
          </table:table-cell>
          <table:table-cell office:value-type="string">
            <text:p>Springer Tracts in Advanced Robot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214</text:p>
          </table:table-cell>
          <table:table-cell office:value-type="string">
            <text:p>ENGENHARIAS III <text:s text:c="34"/></text:p>
          </table:table-cell>
          <table:table-cell office:value-type="string">
            <text:p>STAB (Piraci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82X</text:p>
          </table:table-cell>
          <table:table-cell office:value-type="string">
            <text:p>ENGENHARIAS III <text:s text:c="34"/></text:p>
          </table:table-cell>
          <table:table-cell office:value-type="string">
            <text:p>Statistical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147X</text:p>
          </table:table-cell>
          <table:table-cell office:value-type="string">
            <text:p>ENGENHARIAS III <text:s text:c="34"/></text:p>
          </table:table-cell>
          <table:table-cell office:value-type="string">
            <text:p>Structural and Multidisciplinary Optimiz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2983</text:p>
          </table:table-cell>
          <table:table-cell office:value-type="string">
            <text:p>ENGENHARIAS III <text:s text:c="34"/></text:p>
          </table:table-cell>
          <table:table-cell office:value-type="string">
            <text:p>Structural Durability &amp; Health Monito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4568</text:p>
          </table:table-cell>
          <table:table-cell office:value-type="string">
            <text:p>ENGENHARIAS III <text:s text:c="34"/></text:p>
          </table:table-cell>
          <table:table-cell office:value-type="string">
            <text:p>Structural Engineering and Mechan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9217</text:p>
          </table:table-cell>
          <table:table-cell office:value-type="string">
            <text:p>ENGENHARIAS III <text:s text:c="34"/></text:p>
          </table:table-cell>
          <table:table-cell office:value-type="string">
            <text:p>Structural Health Monito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730</text:p>
          </table:table-cell>
          <table:table-cell office:value-type="string">
            <text:p>ENGENHARIAS III <text:s text:c="34"/></text:p>
          </table:table-cell>
          <table:table-cell office:value-type="string">
            <text:p>Structural Saf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1011</text:p>
          </table:table-cell>
          <table:table-cell office:value-type="string">
            <text:p>ENGENHARIAS III <text:s text:c="34"/></text:p>
          </table:table-cell>
          <table:table-cell office:value-type="string">
            <text:p>Student (Neuchât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169</text:p>
          </table:table-cell>
          <table:table-cell office:value-type="string">
            <text:p>ENGENHARIAS III <text:s text:c="34"/></text:p>
          </table:table-cell>
          <table:table-cell office:value-type="string">
            <text:p>Studia Geophysica et Geodaetica (Prah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491X</text:p>
          </table:table-cell>
          <table:table-cell office:value-type="string">
            <text:p>ENGENHARIAS III <text:s text:c="34"/></text:p>
          </table:table-cell>
          <table:table-cell office:value-type="string">
            <text:p>Studies in Educational Evalu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8546</text:p>
          </table:table-cell>
          <table:table-cell office:value-type="string">
            <text:p>ENGENHARIAS III <text:s text:c="34"/></text:p>
          </table:table-cell>
          <table:table-cell office:value-type="string">
            <text:p>Supply Chain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8972</text:p>
          </table:table-cell>
          <table:table-cell office:value-type="string">
            <text:p>ENGENHARIAS III <text:s text:c="34"/></text:p>
          </table:table-cell>
          <table:table-cell office:value-type="string">
            <text:p>Surface &amp; Coatings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0844</text:p>
          </table:table-cell>
          <table:table-cell office:value-type="string">
            <text:p>ENGENHARIAS III <text:s text:c="34"/></text:p>
          </table:table-cell>
          <table:table-cell office:value-type="string">
            <text:p>Surface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08</text:p>
          </table:table-cell>
          <table:table-cell office:value-type="string">
            <text:p>ENGENHARIAS III <text:s text:c="34"/></text:p>
          </table:table-cell>
          <table:table-cell office:value-type="string">
            <text:p>Sustainable Business International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857</text:p>
          </table:table-cell>
          <table:table-cell office:value-type="string">
            <text:p>ENGENHARIAS III <text:s text:c="34"/></text:p>
          </table:table-cell>
          <table:table-cell office:value-type="string">
            <text:p>Synthese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6779</text:p>
          </table:table-cell>
          <table:table-cell office:value-type="string">
            <text:p>ENGENHARIAS III <text:s text:c="34"/></text:p>
          </table:table-cell>
          <table:table-cell office:value-type="string">
            <text:p>Synthetic Met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92</text:p>
          </table:table-cell>
          <table:table-cell office:value-type="string">
            <text:p>ENGENHARIAS III <text:s text:c="34"/></text:p>
          </table:table-cell>
          <table:table-cell office:value-type="string">
            <text:p>T &amp; N Petróle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24</text:p>
          </table:table-cell>
          <table:table-cell office:value-type="string">
            <text:p>ENGENHARIAS III <text:s text:c="34"/></text:p>
          </table:table-cell>
          <table:table-cell office:value-type="string">
            <text:p>T&amp;C Amazô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ENGENHARIAS III <text:s text:c="34"/></text:p>
          </table:table-cell>
          <table:table-cell office:value-type="string">
            <text:p>Talanta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1415</text:p>
          </table:table-cell>
          <table:table-cell office:value-type="string">
            <text:p>ENGENHARIAS III <text:s text:c="34"/></text:p>
          </table:table-cell>
          <table:table-cell office:value-type="string">
            <text:p>Tappi Journal (Cessou em 2001. Fundiu-se com ISSN 1093-670X PIMA's ... Papermaker e ISSN 1537-0275 Solutions! (Norcross, Ga.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85</text:p>
          </table:table-cell>
          <table:table-cell office:value-type="string">
            <text:p>ENGENHARIAS III <text:s text:c="34"/></text:p>
          </table:table-cell>
          <table:table-cell office:value-type="string">
            <text:p>TECBAH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972</text:p>
          </table:table-cell>
          <table:table-cell office:value-type="string">
            <text:p>ENGENHARIAS III <text:s text:c="34"/></text:p>
          </table:table-cell>
          <table:table-cell office:value-type="string">
            <text:p>Technov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1680</text:p>
          </table:table-cell>
          <table:table-cell office:value-type="string">
            <text:p>ENGENHARIAS III <text:s text:c="34"/></text:p>
          </table:table-cell>
          <table:table-cell office:value-type="string">
            <text:p>Técnica Administra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138</text:p>
          </table:table-cell>
          <table:table-cell office:value-type="string">
            <text:p>ENGENHARIAS III <text:s text:c="34"/></text:p>
          </table:table-cell>
          <table:table-cell office:value-type="string">
            <text:p>Técnicouro (Novo Hambur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753</text:p>
          </table:table-cell>
          <table:table-cell office:value-type="string">
            <text:p>ENGENHARIAS III <text:s text:c="34"/></text:p>
          </table:table-cell>
          <table:table-cell office:value-type="string">
            <text:p>Tecno-lógica (Santa Cruz do Sul 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29</text:p>
          </table:table-cell>
          <table:table-cell office:value-type="string">
            <text:p>ENGENHARIAS III <text:s text:c="34"/></text:p>
          </table:table-cell>
          <table:table-cell office:value-type="string">
            <text:p>Tecno-Lógic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9-8102</text:p>
          </table:table-cell>
          <table:table-cell office:value-type="string">
            <text:p>ENGENHARIAS III <text:s text:c="34"/></text:p>
          </table:table-cell>
          <table:table-cell office:value-type="string">
            <text:p>Tecnociencia (Panam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498</text:p>
          </table:table-cell>
          <table:table-cell office:value-type="string">
            <text:p>ENGENHARIAS III <text:s text:c="34"/></text:p>
          </table:table-cell>
          <table:table-cell office:value-type="string">
            <text:p>Tecnologia &amp; Cultura (CEFET/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388</text:p>
          </table:table-cell>
          <table:table-cell office:value-type="string">
            <text:p>ENGENHARIAS III <text:s text:c="34"/></text:p>
          </table:table-cell>
          <table:table-cell office:value-type="string">
            <text:p>Tecnologia &amp; Desenvolvimento Sustentáve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64</text:p>
          </table:table-cell>
          <table:table-cell office:value-type="string">
            <text:p>ENGENHARIAS III <text:s text:c="34"/></text:p>
          </table:table-cell>
          <table:table-cell office:value-type="string">
            <text:p>Tecnologia &amp; Human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00X</text:p>
          </table:table-cell>
          <table:table-cell office:value-type="string">
            <text:p>ENGENHARIAS III <text:s text:c="34"/></text:p>
          </table:table-cell>
          <table:table-cell office:value-type="string">
            <text:p>Tecnologia em Metalurgia e Materiais (São Paul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9-2408</text:p>
          </table:table-cell>
          <table:table-cell office:value-type="string">
            <text:p>ENGENHARIAS III <text:s text:c="34"/></text:p>
          </table:table-cell>
          <table:table-cell office:value-type="string">
            <text:p>Tehniceskaâ akustika (Online) / Technical acous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66</text:p>
          </table:table-cell>
          <table:table-cell office:value-type="string">
            <text:p>ENGENHARIAS III <text:s text:c="34"/></text:p>
          </table:table-cell>
          <table:table-cell office:value-type="string">
            <text:p>TEMA. Tendências em Matemática Aplicada e Comput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70</text:p>
          </table:table-cell>
          <table:table-cell office:value-type="string">
            <text:p>ENGENHARIAS III <text:s text:c="34"/></text:p>
          </table:table-cell>
          <table:table-cell office:value-type="string">
            <text:p>Tempo Social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669</text:p>
          </table:table-cell>
          <table:table-cell office:value-type="string">
            <text:p>ENGENHARIAS III <text:s text:c="34"/></text:p>
          </table:table-cell>
          <table:table-cell office:value-type="string">
            <text:p>Tendencias do Trabalh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960</text:p>
          </table:table-cell>
          <table:table-cell office:value-type="string">
            <text:p>ENGENHARIAS III <text:s text:c="34"/></text:p>
          </table:table-cell>
          <table:table-cell office:value-type="string">
            <text:p>Teoria e Evidencia Economica (UP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393</text:p>
          </table:table-cell>
          <table:table-cell office:value-type="string">
            <text:p>ENGENHARIAS III <text:s text:c="34"/></text:p>
          </table:table-cell>
          <table:table-cell office:value-type="string">
            <text:p>Teoria e Prática na Engenharia Civi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47</text:p>
          </table:table-cell>
          <table:table-cell office:value-type="string">
            <text:p>ENGENHARIAS III <text:s text:c="34"/></text:p>
          </table:table-cell>
          <table:table-cell office:value-type="string">
            <text:p>Teoria e Prática na Engenharia Civi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ENGENHARIAS III <text:s text:c="34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760</text:p>
          </table:table-cell>
          <table:table-cell office:value-type="string">
            <text:p>ENGENHARIAS III <text:s text:c="34"/></text:p>
          </table:table-cell>
          <table:table-cell office:value-type="string">
            <text:p>Textos de la Cibersocied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661</text:p>
          </table:table-cell>
          <table:table-cell office:value-type="string">
            <text:p>ENGENHARIAS III <text:s text:c="34"/></text:p>
          </table:table-cell>
          <table:table-cell office:value-type="string">
            <text:p>Textos para Discussa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4X</text:p>
          </table:table-cell>
          <table:table-cell office:value-type="string">
            <text:p>ENGENHARIAS III <text:s text:c="34"/></text:p>
          </table:table-cell>
          <table:table-cell office:value-type="string">
            <text:p>The American Mineralogis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219</text:p>
          </table:table-cell>
          <table:table-cell office:value-type="string">
            <text:p>ENGENHARIAS III <text:s text:c="34"/></text:p>
          </table:table-cell>
          <table:table-cell office:value-type="string">
            <text:p>The Angle Orthodont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70-1864</text:p>
          </table:table-cell>
          <table:table-cell office:value-type="string">
            <text:p>ENGENHARIAS III <text:s text:c="34"/></text:p>
          </table:table-cell>
          <table:table-cell office:value-type="string">
            <text:p>The Annals of Region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5-9343</text:p>
          </table:table-cell>
          <table:table-cell office:value-type="string">
            <text:p>ENGENHARIAS III <text:s text:c="34"/></text:p>
          </table:table-cell>
          <table:table-cell office:value-type="string">
            <text:p>The Ergonomics Open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0050</text:p>
          </table:table-cell>
          <table:table-cell office:value-type="string">
            <text:p>ENGENHARIAS III <text:s text:c="34"/></text:p>
          </table:table-cell>
          <table:table-cell office:value-type="string">
            <text:p>The European physical journal. Applied physic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ENGENHARIAS III <text:s text:c="34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60</text:p>
          </table:table-cell>
          <table:table-cell office:value-type="string">
            <text:p>ENGENHARIAS III <text:s text:c="34"/></text:p>
          </table:table-cell>
          <table:table-cell office:value-type="string">
            <text:p>The European Physical Journal. D, Atomic, Molecular and Optical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ENGENHARIAS III <text:s text:c="34"/></text:p>
          </table:table-cell>
          <table:table-cell office:value-type="string">
            <text:p>The FIEP Bullet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4068</text:p>
          </table:table-cell>
          <table:table-cell office:value-type="string">
            <text:p>ENGENHARIAS III <text:s text:c="34"/></text:p>
          </table:table-cell>
          <table:table-cell office:value-type="string">
            <text:p>The International Journal of Conflict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07</text:p>
          </table:table-cell>
          <table:table-cell office:value-type="string">
            <text:p>ENGENHARIAS III <text:s text:c="34"/></text:p>
          </table:table-cell>
          <table:table-cell office:value-type="string">
            <text:p>The International Journal of Forensic Computer Scienc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3349</text:p>
          </table:table-cell>
          <table:table-cell office:value-type="string">
            <text:p>ENGENHARIAS III <text:s text:c="34"/></text:p>
          </table:table-cell>
          <table:table-cell office:value-type="string">
            <text:p>The International Journal of Life Cycle Assess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0401</text:p>
          </table:table-cell>
          <table:table-cell office:value-type="string">
            <text:p>ENGENHARIAS III <text:s text:c="34"/></text:p>
          </table:table-cell>
          <table:table-cell office:value-type="string">
            <text:p>The International Journal of Productivity and Performance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5448</text:p>
          </table:table-cell>
          <table:table-cell office:value-type="string">
            <text:p>ENGENHARIAS III <text:s text:c="34"/></text:p>
          </table:table-cell>
          <table:table-cell office:value-type="string">
            <text:p>The International Tinnitus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0713</text:p>
          </table:table-cell>
          <table:table-cell office:value-type="string">
            <text:p>ENGENHARIAS III <text:s text:c="34"/></text:p>
          </table:table-cell>
          <table:table-cell office:value-type="string">
            <text:p>The Journal of Cetacean Research and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9-7707</text:p>
          </table:table-cell>
          <table:table-cell office:value-type="string">
            <text:p>ENGENHARIAS III <text:s text:c="34"/></text:p>
          </table:table-cell>
          <table:table-cell office:value-type="string">
            <text:p>The Journal of Nutrition, Health &amp; 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6740</text:p>
          </table:table-cell>
          <table:table-cell office:value-type="string">
            <text:p>ENGENHARIAS III <text:s text:c="34"/></text:p>
          </table:table-cell>
          <table:table-cell office:value-type="string">
            <text:p>The Journal of Operational Risk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6972</text:p>
          </table:table-cell>
          <table:table-cell office:value-type="string">
            <text:p>ENGENHARIAS III <text:s text:c="34"/></text:p>
          </table:table-cell>
          <table:table-cell office:value-type="string">
            <text:p>The Journal of Oral Implan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2116</text:p>
          </table:table-cell>
          <table:table-cell office:value-type="string">
            <text:p>ENGENHARIAS III <text:s text:c="34"/></text:p>
          </table:table-cell>
          <table:table-cell office:value-type="string">
            <text:p>The Journal of Pipeline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13</text:p>
          </table:table-cell>
          <table:table-cell office:value-type="string">
            <text:p>ENGENHARIAS III <text:s text:c="34"/></text:p>
          </table:table-cell>
          <table:table-cell office:value-type="string">
            <text:p>The Journal of Prosthetic Dent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5803</text:p>
          </table:table-cell>
          <table:table-cell office:value-type="string">
            <text:p>ENGENHARIAS III <text:s text:c="34"/></text:p>
          </table:table-cell>
          <table:table-cell office:value-type="string">
            <text:p>The Journal of Real Estat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46</text:p>
          </table:table-cell>
          <table:table-cell office:value-type="string">
            <text:p>ENGENHARIAS III <text:s text:c="34"/></text:p>
          </table:table-cell>
          <table:table-cell office:value-type="string">
            <text:p>The Journal of Supercritical Flui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804</text:p>
          </table:table-cell>
          <table:table-cell office:value-type="string">
            <text:p>ENGENHARIAS III <text:s text:c="34"/></text:p>
          </table:table-cell>
          <table:table-cell office:value-type="string">
            <text:p>The Journal of Surgical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1212</text:p>
          </table:table-cell>
          <table:table-cell office:value-type="string">
            <text:p>ENGENHARIAS III <text:s text:c="34"/></text:p>
          </table:table-cell>
          <table:table-cell office:value-type="string">
            <text:p>The Journal of Systems and Softw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966</text:p>
          </table:table-cell>
          <table:table-cell office:value-type="string">
            <text:p>ENGENHARIAS III <text:s text:c="34"/></text:p>
          </table:table-cell>
          <table:table-cell office:value-type="string">
            <text:p>The Journal of the Acoustical Society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42</text:p>
          </table:table-cell>
          <table:table-cell office:value-type="string">
            <text:p>ENGENHARIAS III <text:s text:c="34"/></text:p>
          </table:table-cell>
          <table:table-cell office:value-type="string">
            <text:p>The Journal of the Astronaut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497</text:p>
          </table:table-cell>
          <table:table-cell office:value-type="string">
            <text:p>ENGENHARIAS III <text:s text:c="34"/></text:p>
          </table:table-cell>
          <table:table-cell office:value-type="string">
            <text:p>The Latin American Journal of Aquatic Mamm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1231</text:p>
          </table:table-cell>
          <table:table-cell office:value-type="string">
            <text:p>ENGENHARIAS III <text:s text:c="34"/></text:p>
          </table:table-cell>
          <table:table-cell office:value-type="string">
            <text:p>The Open Chemical Engineering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3-1024</text:p>
          </table:table-cell>
          <table:table-cell office:value-type="string">
            <text:p>ENGENHARIAS III <text:s text:c="34"/></text:p>
          </table:table-cell>
          <table:table-cell office:value-type="string">
            <text:p>The Shock and Vibration Diges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795</text:p>
          </table:table-cell>
          <table:table-cell office:value-type="string">
            <text:p>ENGENHARIAS III <text:s text:c="34"/></text:p>
          </table:table-cell>
          <table:table-cell office:value-type="string">
            <text:p>Theoretical Foundations of Chemic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ENGENHARIAS III <text:s text:c="34"/></text:p>
          </table:table-cell>
          <table:table-cell office:value-type="string">
            <text:p>Thermo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ENGENHARIAS III <text:s text:c="34"/></text:p>
          </table:table-cell>
          <table:table-cell office:value-type="string">
            <text:p>Thin Solid Fil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8231</text:p>
          </table:table-cell>
          <table:table-cell office:value-type="string">
            <text:p>ENGENHARIAS III <text:s text:c="34"/></text:p>
          </table:table-cell>
          <table:table-cell office:value-type="string">
            <text:p>Thin-Walled Structur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747X</text:p>
          </table:table-cell>
          <table:table-cell office:value-type="string">
            <text:p>ENGENHARIAS III <text:s text:c="34"/></text:p>
          </table:table-cell>
          <table:table-cell office:value-type="string">
            <text:p>Tijdschrift voor Economische en Sociale Geografie / Dutch Journal of Economic and Social Ge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5764</text:p>
          </table:table-cell>
          <table:table-cell office:value-type="string">
            <text:p>ENGENHARIAS III <text:s text:c="34"/></text:p>
          </table:table-cell>
          <table:table-cell office:value-type="string">
            <text:p>Top (Madri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5528</text:p>
          </table:table-cell>
          <table:table-cell office:value-type="string">
            <text:p>ENGENHARIAS III <text:s text:c="34"/></text:p>
          </table:table-cell>
          <table:table-cell office:value-type="string">
            <text:p>Topics in Catalysi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478X</text:p>
          </table:table-cell>
          <table:table-cell office:value-type="string">
            <text:p>ENGENHARIAS III <text:s text:c="34"/></text:p>
          </table:table-cell>
          <table:table-cell office:value-type="string">
            <text:p>TQM Magazine (Cessou em 2007. Cont. ISSN 1754-2731 The TQM Journal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028</text:p>
          </table:table-cell>
          <table:table-cell office:value-type="string">
            <text:p>ENGENHARIAS III <text:s text:c="34"/></text:p>
          </table:table-cell>
          <table:table-cell office:value-type="string">
            <text:p>Trabalhos para Discussão - Banco Central do Brasi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9-6264</text:p>
          </table:table-cell>
          <table:table-cell office:value-type="string">
            <text:p>ENGENHARIAS III <text:s text:c="34"/></text:p>
          </table:table-cell>
          <table:table-cell office:value-type="string">
            <text:p>Transactions of Materials and Heat Treat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351</text:p>
          </table:table-cell>
          <table:table-cell office:value-type="string">
            <text:p>ENGENHARIAS III <text:s text:c="34"/></text:p>
          </table:table-cell>
          <table:table-cell office:value-type="string">
            <text:p>Transactions of the ASAE (Cessou em 2005. Cont. Transactions of the ASAB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493X</text:p>
          </table:table-cell>
          <table:table-cell office:value-type="string">
            <text:p>ENGENHARIAS III <text:s text:c="34"/></text:p>
          </table:table-cell>
          <table:table-cell office:value-type="string">
            <text:p>Transactions of the Indian Institute of Met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41-4242</text:p>
          </table:table-cell>
          <table:table-cell office:value-type="string">
            <text:p>ENGENHARIAS III <text:s text:c="34"/></text:p>
          </table:table-cell>
          <table:table-cell office:value-type="string">
            <text:p>Transactions of the International Wire &amp; Cable Symposi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786</text:p>
          </table:table-cell>
          <table:table-cell office:value-type="string">
            <text:p>ENGENHARIAS III <text:s text:c="34"/></text:p>
          </table:table-cell>
          <table:table-cell office:value-type="string">
            <text:p>Trans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3913</text:p>
          </table:table-cell>
          <table:table-cell office:value-type="string">
            <text:p>ENGENHARIAS III <text:s text:c="34"/></text:p>
          </table:table-cell>
          <table:table-cell office:value-type="string">
            <text:p>Transport in Porous Med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1647</text:p>
          </table:table-cell>
          <table:table-cell office:value-type="string">
            <text:p>ENGENHARIAS III <text:s text:c="34"/></text:p>
          </table:table-cell>
          <table:table-cell office:value-type="string">
            <text:p>Transport Review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450</text:p>
          </table:table-cell>
          <table:table-cell office:value-type="string">
            <text:p>ENGENHARIAS III <text:s text:c="34"/></text:p>
          </table:table-cell>
          <table:table-cell office:value-type="string">
            <text:p>Transport Theory and Statist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435</text:p>
          </table:table-cell>
          <table:table-cell office:value-type="string">
            <text:p>ENGENHARIAS III <text:s text:c="34"/></text:p>
          </table:table-cell>
          <table:table-cell office:value-type="string">
            <text:p>Transportation (Dordrecht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1981</text:p>
          </table:table-cell>
          <table:table-cell office:value-type="string">
            <text:p>ENGENHARIAS III <text:s text:c="34"/></text:p>
          </table:table-cell>
          <table:table-cell office:value-type="string">
            <text:p>Transportation Research Recor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8564</text:p>
          </table:table-cell>
          <table:table-cell office:value-type="string">
            <text:p>ENGENHARIAS III <text:s text:c="34"/></text:p>
          </table:table-cell>
          <table:table-cell office:value-type="string">
            <text:p>Transportation Research. Part A, Policy and Practi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9209</text:p>
          </table:table-cell>
          <table:table-cell office:value-type="string">
            <text:p>ENGENHARIAS III <text:s text:c="34"/></text:p>
          </table:table-cell>
          <table:table-cell office:value-type="string">
            <text:p>Transportation Research. Part D, Transport and Environ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5545</text:p>
          </table:table-cell>
          <table:table-cell office:value-type="string">
            <text:p>ENGENHARIAS III <text:s text:c="34"/></text:p>
          </table:table-cell>
          <table:table-cell office:value-type="string">
            <text:p>Transportation Research. Part E, Logistics and Transportation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332</text:p>
          </table:table-cell>
          <table:table-cell office:value-type="string">
            <text:p>ENGENHARIAS III <text:s text:c="34"/></text:p>
          </table:table-cell>
          <table:table-cell office:value-type="string">
            <text:p>Transportes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713</text:p>
          </table:table-cell>
          <table:table-cell office:value-type="string">
            <text:p>ENGENHARIAS III <text:s text:c="34"/></text:p>
          </table:table-cell>
          <table:table-cell office:value-type="string">
            <text:p>Transportes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76</text:p>
          </table:table-cell>
          <table:table-cell office:value-type="string">
            <text:p>ENGENHARIAS III <text:s text:c="34"/></text:p>
          </table:table-cell>
          <table:table-cell office:value-type="string">
            <text:p>Travessia (Sa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7-2531</text:p>
          </table:table-cell>
          <table:table-cell office:value-type="string">
            <text:p>ENGENHARIAS III <text:s text:c="34"/></text:p>
          </table:table-cell>
          <table:table-cell office:value-type="string">
            <text:p>Tribologia (Verkkoleht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5831</text:p>
          </table:table-cell>
          <table:table-cell office:value-type="string">
            <text:p>ENGENHARIAS III <text:s text:c="34"/></text:p>
          </table:table-cell>
          <table:table-cell office:value-type="string">
            <text:p>Tribology (Leeds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79X</text:p>
          </table:table-cell>
          <table:table-cell office:value-type="string">
            <text:p>ENGENHARIAS III <text:s text:c="34"/></text:p>
          </table:table-cell>
          <table:table-cell office:value-type="string">
            <text:p>Tribology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8883</text:p>
          </table:table-cell>
          <table:table-cell office:value-type="string">
            <text:p>ENGENHARIAS III <text:s text:c="34"/></text:p>
          </table:table-cell>
          <table:table-cell office:value-type="string">
            <text:p>Tribology Lett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2004</text:p>
          </table:table-cell>
          <table:table-cell office:value-type="string">
            <text:p>ENGENHARIAS III <text:s text:c="34"/></text:p>
          </table:table-cell>
          <table:table-cell office:value-type="string">
            <text:p>Tribology Transac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670X</text:p>
          </table:table-cell>
          <table:table-cell office:value-type="string">
            <text:p>ENGENHARIAS III <text:s text:c="34"/></text:p>
          </table:table-cell>
          <table:table-cell office:value-type="string">
            <text:p>TripleC (Vie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0214</text:p>
          </table:table-cell>
          <table:table-cell office:value-type="string">
            <text:p>ENGENHARIAS III <text:s text:c="34"/></text:p>
          </table:table-cell>
          <table:table-cell office:value-type="string">
            <text:p>Tsinghua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93</text:p>
          </table:table-cell>
          <table:table-cell office:value-type="string">
            <text:p>ENGENHARIAS III <text:s text:c="34"/></text:p>
          </table:table-cell>
          <table:table-cell office:value-type="string">
            <text:p>Turismo. Visão e Ação (Itajaí)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5261</text:p>
          </table:table-cell>
          <table:table-cell office:value-type="string">
            <text:p>ENGENHARIAS III <text:s text:c="34"/></text:p>
          </table:table-cell>
          <table:table-cell office:value-type="string">
            <text:p>TURyDES (Málag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776</text:p>
          </table:table-cell>
          <table:table-cell office:value-type="string">
            <text:p>ENGENHARIAS III <text:s text:c="34"/></text:p>
          </table:table-cell>
          <table:table-cell office:value-type="string">
            <text:p>Udesc em 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624X</text:p>
          </table:table-cell>
          <table:table-cell office:value-type="string">
            <text:p>ENGENHARIAS III <text:s text:c="34"/></text:p>
          </table:table-cell>
          <table:table-cell office:value-type="string">
            <text:p>Ultrasonics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011</text:p>
          </table:table-cell>
          <table:table-cell office:value-type="string">
            <text:p>ENGENHARIAS III <text:s text:c="34"/></text:p>
          </table:table-cell>
          <table:table-cell office:value-type="string">
            <text:p>UnB Contábil (Cessou em 2007. Cont. ISSN 1984-3925 Contabilidade, Gestão e Governanç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136</text:p>
          </table:table-cell>
          <table:table-cell office:value-type="string">
            <text:p>ENGENHARIAS III <text:s text:c="34"/></text:p>
          </table:table-cell>
          <table:table-cell office:value-type="string">
            <text:p>Unesciências (Campina Gran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398</text:p>
          </table:table-cell>
          <table:table-cell office:value-type="string">
            <text:p>ENGENHARIAS III <text:s text:c="34"/></text:p>
          </table:table-cell>
          <table:table-cell office:value-type="string">
            <text:p>Universo Administr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88X</text:p>
          </table:table-cell>
          <table:table-cell office:value-type="string">
            <text:p>ENGENHARIAS III <text:s text:c="34"/></text:p>
          </table:table-cell>
          <table:table-cell office:value-type="string">
            <text:p>UNOPAR Científica. Ciências Exatas e Tecn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1787</text:p>
          </table:table-cell>
          <table:table-cell office:value-type="string">
            <text:p>ENGENHARIAS III <text:s text:c="34"/></text:p>
          </table:table-cell>
          <table:table-cell office:value-type="string">
            <text:p>Utilities Polic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207X</text:p>
          </table:table-cell>
          <table:table-cell office:value-type="string">
            <text:p>ENGENHARIAS III <text:s text:c="34"/></text:p>
          </table:table-cell>
          <table:table-cell office:value-type="string">
            <text:p>Vacuum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1663</text:p>
          </table:table-cell>
          <table:table-cell office:value-type="string">
            <text:p>ENGENHARIAS III <text:s text:c="34"/></text:p>
          </table:table-cell>
          <table:table-cell office:value-type="string">
            <text:p>Vadose Zone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886</text:p>
          </table:table-cell>
          <table:table-cell office:value-type="string">
            <text:p>ENGENHARIAS III <text:s text:c="34"/></text:p>
          </table:table-cell>
          <table:table-cell office:value-type="string">
            <text:p>Varia Scient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843</text:p>
          </table:table-cell>
          <table:table-cell office:value-type="string">
            <text:p>ENGENHARIAS III <text:s text:c="34"/></text:p>
          </table:table-cell>
          <table:table-cell office:value-type="string">
            <text:p>Vértices (Campos dos Goitacaz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1696</text:p>
          </table:table-cell>
          <table:table-cell office:value-type="string">
            <text:p>ENGENHARIAS III <text:s text:c="34"/></text:p>
          </table:table-cell>
          <table:table-cell office:value-type="string">
            <text:p>Vestnik Rossijskoj Akademii Estestvennyh Nauk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352</text:p>
          </table:table-cell>
          <table:table-cell office:value-type="string">
            <text:p>ENGENHARIAS III <text:s text:c="34"/></text:p>
          </table:table-cell>
          <table:table-cell office:value-type="string">
            <text:p>Vetor (FUR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8268</text:p>
          </table:table-cell>
          <table:table-cell office:value-type="string">
            <text:p>ENGENHARIAS III <text:s text:c="34"/></text:p>
          </table:table-cell>
          <table:table-cell office:value-type="string">
            <text:p>Vibrations (Clarendon Hills, Ill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2759</text:p>
          </table:table-cell>
          <table:table-cell office:value-type="string">
            <text:p>ENGENHARIAS III <text:s text:c="34"/></text:p>
          </table:table-cell>
          <table:table-cell office:value-type="string">
            <text:p>Virtual and Physical Prototyp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02</text:p>
          </table:table-cell>
          <table:table-cell office:value-type="string">
            <text:p>ENGENHARIAS III <text:s text:c="34"/></text:p>
          </table:table-cell>
          <table:table-cell office:value-type="string">
            <text:p>Visão Agrícola (USP / ESALQ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6016</text:p>
          </table:table-cell>
          <table:table-cell office:value-type="string">
            <text:p>ENGENHARIAS III <text:s text:c="34"/></text:p>
          </table:table-cell>
          <table:table-cell office:value-type="string">
            <text:p>Voprosy atomnoj nauki i tehniki. Seriâ âderno-fiziceskie issledovaniâ / Problems of atomic science and technology. Seriâ âderno-fiziceskie issledovaniâ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053X</text:p>
          </table:table-cell>
          <table:table-cell office:value-type="string">
            <text:p>ENGENHARIAS III <text:s text:c="34"/></text:p>
          </table:table-cell>
          <table:table-cell office:value-type="string">
            <text:p>Waste Management (Elms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ENGENHARIAS III <text:s text:c="34"/></text:p>
          </table:table-cell>
          <table:table-cell office:value-type="string">
            <text:p>Water Research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741</text:p>
          </table:table-cell>
          <table:table-cell office:value-type="string">
            <text:p>ENGENHARIAS III <text:s text:c="34"/></text:p>
          </table:table-cell>
          <table:table-cell office:value-type="string">
            <text:p>Water Resources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97</text:p>
          </table:table-cell>
          <table:table-cell office:value-type="string">
            <text:p>ENGENHARIAS III <text:s text:c="34"/></text:p>
          </table:table-cell>
          <table:table-cell office:value-type="string">
            <text:p>Water Resource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38</text:p>
          </table:table-cell>
          <table:table-cell office:value-type="string">
            <text:p>ENGENHARIAS III <text:s text:c="34"/></text:p>
          </table:table-cell>
          <table:table-cell office:value-type="string">
            <text:p>Water S.A. (Cessou em 2005. Cont. ISSN 1816-7950 Water SA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223</text:p>
          </table:table-cell>
          <table:table-cell office:value-type="string">
            <text:p>ENGENHARIAS III <text:s text:c="34"/></text:p>
          </table:table-cell>
          <table:table-cell office:value-type="string">
            <text:p>Water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ENGENHARIAS III <text:s text:c="34"/></text:p>
          </table:table-cell>
          <table:table-cell office:value-type="string">
            <text:p>Water, Air and Soil Pollu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125</text:p>
          </table:table-cell>
          <table:table-cell office:value-type="string">
            <text:p>ENGENHARIAS III <text:s text:c="34"/></text:p>
          </table:table-cell>
          <table:table-cell office:value-type="string">
            <text:p>Wave Mo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648</text:p>
          </table:table-cell>
          <table:table-cell office:value-type="string">
            <text:p>ENGENHARIAS III <text:s text:c="34"/></text:p>
          </table:table-cell>
          <table:table-cell office:value-type="string">
            <text:p>Wear (Lausan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3433</text:p>
          </table:table-cell>
          <table:table-cell office:value-type="string">
            <text:p>ENGENHARIAS III <text:s text:c="34"/></text:p>
          </table:table-cell>
          <table:table-cell office:value-type="string">
            <text:p>Welding and Cutt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7116</text:p>
          </table:table-cell>
          <table:table-cell office:value-type="string">
            <text:p>ENGENHARIAS III <text:s text:c="34"/></text:p>
          </table:table-cell>
          <table:table-cell office:value-type="string">
            <text:p>Welding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2296</text:p>
          </table:table-cell>
          <table:table-cell office:value-type="string">
            <text:p>ENGENHARIAS III <text:s text:c="34"/></text:p>
          </table:table-cell>
          <table:table-cell office:value-type="string">
            <text:p>Welding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524X</text:p>
          </table:table-cell>
          <table:table-cell office:value-type="string">
            <text:p>ENGENHARIAS III <text:s text:c="34"/></text:p>
          </table:table-cell>
          <table:table-cell office:value-type="string">
            <text:p>Wind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3541</text:p>
          </table:table-cell>
          <table:table-cell office:value-type="string">
            <text:p>ENGENHARIAS III <text:s text:c="34"/></text:p>
          </table:table-cell>
          <table:table-cell office:value-type="string">
            <text:p>WIT Transactions on Ecology and the Environment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7390</text:p>
          </table:table-cell>
          <table:table-cell office:value-type="string">
            <text:p>ENGENHARIAS III <text:s text:c="34"/></text:p>
          </table:table-cell>
          <table:table-cell office:value-type="string">
            <text:p>World Pipelin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9577</text:p>
          </table:table-cell>
          <table:table-cell office:value-type="string">
            <text:p>ENGENHARIAS III <text:s text:c="34"/></text:p>
          </table:table-cell>
          <table:table-cell office:value-type="string">
            <text:p>WSEAS Transactions on Acoustics and Music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750</text:p>
          </table:table-cell>
          <table:table-cell office:value-type="string">
            <text:p>ENGENHARIAS III <text:s text:c="34"/></text:p>
          </table:table-cell>
          <table:table-cell office:value-type="string">
            <text:p>WSEAS Transactions on Compu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769</text:p>
          </table:table-cell>
          <table:table-cell office:value-type="string">
            <text:p>ENGENHARIAS III <text:s text:c="34"/></text:p>
          </table:table-cell>
          <table:table-cell office:value-type="string">
            <text:p>WSEAS Transactions on Mathema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2777</text:p>
          </table:table-cell>
          <table:table-cell office:value-type="string">
            <text:p>ENGENHARIAS III <text:s text:c="34"/></text:p>
          </table:table-cell>
          <table:table-cell office:value-type="string">
            <text:p>WSEAS Transactions on System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1-8763</text:p>
          </table:table-cell>
          <table:table-cell office:value-type="string">
            <text:p>ENGENHARIAS III <text:s text:c="34"/></text:p>
          </table:table-cell>
          <table:table-cell office:value-type="string">
            <text:p>WSEAS Transactions on Systems and Contro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ENGENHARIAS III <text:s text:c="34"/></text:p>
          </table:table-cell>
          <table:table-cell office:value-type="string">
            <text:p>X-Ray Spectr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267</text:p>
          </table:table-cell>
          <table:table-cell office:value-type="string">
            <text:p>ENGENHARIAS III <text:s text:c="34"/></text:p>
          </table:table-cell>
          <table:table-cell office:value-type="string">
            <text:p>Zeitschrift für Angewandte Mathematik und Mechanik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275</text:p>
          </table:table-cell>
          <table:table-cell office:value-type="string">
            <text:p>ENGENHARIAS III <text:s text:c="34"/></text:p>
          </table:table-cell>
          <table:table-cell office:value-type="string">
            <text:p>Zeitschrift fur Angewandte Mathematik und Physik (Printed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3093</text:p>
          </table:table-cell>
          <table:table-cell office:value-type="string">
            <text:p>ENGENHARIAS III <text:s text:c="34"/></text:p>
          </table:table-cell>
          <table:table-cell office:value-type="string">
            <text:p>Zeitschrift für Metallkunde (Cessou em 2006. Cont. ISSN 1862-5282 International Journal of Materials Research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77</text:p>
          </table:table-cell>
          <table:table-cell office:value-type="string">
            <text:p>ENGENHARIAS III <text:s text:c="34"/></text:p>
          </table:table-cell>
          <table:table-cell office:value-type="string">
            <text:p>Zetetike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7269</text:p>
          </table:table-cell>
          <table:table-cell office:value-type="string">
            <text:p>ENGENHARIAS III <text:s text:c="34"/></text:p>
          </table:table-cell>
          <table:table-cell office:value-type="string">
            <text:p>Zootecnia Tropical - FONAIAP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8657</text:p>
          </table:table-cell>
          <table:table-cell office:value-type="string">
            <text:p>ENGENHARIAS III <text:s text:c="34"/></text:p>
          </table:table-cell>
          <table:table-cell office:value-type="string">
            <text:p>Zuckerindustrie (Berlin) / Sugar Industry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7:58</dc:date>
    <dc:creator>Marco Silva</dc:creator>
    <meta:document-statistic meta:table-count="1" meta:cell-count="8360" meta:object-count="0"/>
    <meta:generator>OpenOffice.org/3.2$Unix OpenOffice.org_project/320m12$Build-9483</meta:generator>
  </office:meta>
</office:document-meta>
</file>